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ofdifferentbetweenGDBdebugnormalprogramandKGTP" style:family="table">
      <style:table-properties style:width="17.013cm" fo:margin-left="0cm" table:align="left"/>
    </style:style>
    <style:style style:name="TableofdifferentbetweenGDBdebugnormalprogramandKGTP.A" style:family="table-column">
      <style:table-column-properties style:column-width="4.048cm"/>
    </style:style>
    <style:style style:name="TableofdifferentbetweenGDBdebugnormalprogramandKGTP.B" style:family="table-column">
      <style:table-column-properties style:column-width="7.285cm"/>
    </style:style>
    <style:style style:name="TableofdifferentbetweenGDBdebugnormalprogramandKGTP.C" style:family="table-column">
      <style:table-column-properties style:column-width="5.68cm"/>
    </style:style>
    <style:style style:name="TableofdifferentbetweenGDBdebugnormalprogramandKGTP.A1" style:family="table-cell">
      <style:table-cell-properties fo:padding="0.097cm" fo:border-left="0.05pt solid #000000" fo:border-right="none" fo:border-top="0.05pt solid #000000" fo:border-bottom="0.05pt solid #000000"/>
    </style:style>
    <style:style style:name="TableofdifferentbetweenGDBdebugnormalprogramandKGTP.C1" style:family="table-cell">
      <style:table-cell-properties fo:padding="0.097cm" fo:border="0.05pt solid #000000"/>
    </style:style>
    <style:style style:name="TableofdifferentbetweenGDBdebugnormalprogramandKGTP.A2" style:family="table-cell">
      <style:table-cell-properties fo:padding="0.097cm" fo:border-left="0.05pt solid #000000" fo:border-right="none" fo:border-top="none" fo:border-bottom="0.05pt solid #000000"/>
    </style:style>
    <style:style style:name="TableofdifferentbetweenGDBdebugnormalprogramandKGTP.C2" style:family="table-cell">
      <style:table-cell-properties fo:padding="0.097cm" fo:border-left="0.05pt solid #000000" fo:border-right="0.05pt solid #000000" fo:border-top="none" fo:border-bottom="0.05pt solid #000000"/>
    </style:style>
    <style:style style:name="Tracestatevariablesofwatchtracepoint" style:family="table">
      <style:table-properties style:width="20.997cm" fo:margin-left="-2cm" fo:break-before="page" table:align="left"/>
    </style:style>
    <style:style style:name="Tracestatevariablesofwatchtracepoint.A" style:family="table-column">
      <style:table-column-properties style:column-width="3.334cm"/>
    </style:style>
    <style:style style:name="Tracestatevariablesofwatchtracepoint.B" style:family="table-column">
      <style:table-column-properties style:column-width="3.757cm"/>
    </style:style>
    <style:style style:name="Tracestatevariablesofwatchtracepoint.C" style:family="table-column">
      <style:table-column-properties style:column-width="2.752cm"/>
    </style:style>
    <style:style style:name="Tracestatevariablesofwatchtracepoint.D" style:family="table-column">
      <style:table-column-properties style:column-width="2.17cm"/>
    </style:style>
    <style:style style:name="Tracestatevariablesofwatchtracepoint.E" style:family="table-column">
      <style:table-column-properties style:column-width="3.096cm"/>
    </style:style>
    <style:style style:name="Tracestatevariablesofwatchtracepoint.G" style:family="table-column">
      <style:table-column-properties style:column-width="2.794cm"/>
    </style:style>
    <style:style style:name="Tracestatevariablesofwatchtracepoint.A1" style:family="table-cell">
      <style:table-cell-properties fo:padding="0.097cm" fo:border-left="0.05pt solid #000000" fo:border-right="none" fo:border-top="0.05pt solid #000000" fo:border-bottom="0.05pt solid #000000"/>
    </style:style>
    <style:style style:name="Tracestatevariablesofwatchtracepoint.G1" style:family="table-cell">
      <style:table-cell-properties fo:padding="0.097cm" fo:border="0.05pt solid #000000"/>
    </style:style>
    <style:style style:name="Tracestatevariablesofwatchtracepoint.A2" style:family="table-cell">
      <style:table-cell-properties fo:padding="0.097cm" fo:border-left="0.05pt solid #000000" fo:border-right="none" fo:border-top="none" fo:border-bottom="0.05pt solid #000000"/>
    </style:style>
    <style:style style:name="Tracestatevariablesofwatchtracepoint.G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42pt" fo:font-weight="bold" style:font-size-asian="42pt" style:font-weight-asian="bold" style:font-size-complex="42pt"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size="12pt" style:font-size-asian="12pt" style:font-size-complex="12pt"/>
    </style:style>
    <style:style style:name="P7" style:family="paragraph" style:parent-style-name="Text_20_body">
      <style:text-properties fo:font-weight="bold" style:font-weight-asian="bold" style:font-weight-complex="bold"/>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start" style:justify-single-word="false"/>
      <style:text-properties fo:font-weight="bold" style:font-weight-asian="bold" style:font-weight-complex="bold"/>
    </style:style>
    <style:style style:name="P10" style:family="paragraph" style:parent-style-name="Table_20_Contents">
      <style:text-properties fo:color="#000080" fo:background-color="transparent"/>
    </style:style>
    <style:style style:name="P11" style:family="paragraph" style:parent-style-name="Table_20_Contents">
      <style:text-properties fo:color="#0000ff"/>
    </style:style>
    <style:style style:name="P12" style:family="paragraph" style:parent-style-name="Table_20_Contents">
      <style:text-properties fo:background-color="#0000ff"/>
    </style:style>
    <style:style style:name="P13" style:family="paragraph" style:parent-style-name="Heading_20_3">
      <style:paragraph-properties fo:break-before="page"/>
    </style:style>
    <style:style style:name="P14" style:family="paragraph" style:parent-style-name="Heading_20_2">
      <style:paragraph-properties fo:break-before="page"/>
    </style:style>
    <style:style style:name="P15" style:family="paragraph" style:parent-style-name="Heading_20_3">
      <style:text-properties fo:font-variant="normal" fo:text-transform="none" fo:color="#000000" style:font-name="DejaVu Serif" fo:letter-spacing="normal" fo:font-style="normal"/>
    </style:style>
    <style:style style:name="P16" style:family="paragraph" style:parent-style-name="Quotations">
      <style:text-properties fo:color="#0000ff"/>
    </style:style>
    <style:style style:name="P17" style:family="paragraph" style:parent-style-name="Quotations">
      <style:paragraph-properties fo:margin-left="0cm" fo:margin-right="1cm" fo:text-indent="0cm" style:auto-text-indent="false"/>
    </style:style>
    <style:style style:name="P18" style:family="paragraph" style:parent-style-name="Text_20_body" style:list-style-name="L1"/>
    <style:style style:name="P19" style:family="paragraph" style:parent-style-name="Text_20_body">
      <style:text-properties style:text-line-through-style="solid" fo:font-size="12pt" style:text-underline-style="none" style:font-size-asian="12pt" style:font-size-complex="12pt"/>
    </style:style>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Heading_20_1">
      <style:paragraph-properties fo:text-align="center" style:justify-single-word="false"/>
    </style:style>
    <style:style style:name="P26" style:family="paragraph" style:parent-style-name="Heading_20_1">
      <style:paragraph-properties fo:break-before="page"/>
    </style:style>
    <style:style style:name="P27" style:family="paragraph" style:parent-style-name="Heading_20_1">
      <style:paragraph-properties fo:text-align="start" style:justify-single-word="false" fo:break-before="page"/>
      <style:text-properties fo:font-variant="normal" fo:text-transform="none" fo:color="#000000" style:font-name="arial" fo:font-size="36pt" fo:letter-spacing="normal" fo:font-style="normal" style:font-size-asian="36pt" style:font-size-complex="36pt"/>
    </style:style>
    <style:style style:name="P28" style:family="paragraph" style:parent-style-name="Heading_20_1">
      <style:paragraph-properties fo:margin-top="0.423cm" fo:margin-bottom="0.212cm" fo:text-align="start" style:justify-single-word="false" fo:break-before="page" fo:keep-with-next="always"/>
      <style:text-properties fo:font-variant="normal" fo:text-transform="none" fo:color="#000000" style:font-name="arial" fo:letter-spacing="normal" fo:font-style="normal" style:font-name-asian="DejaVu Sans1" style:font-name-complex="Lohit Hindi" style:font-size-complex="36pt"/>
    </style:style>
    <style:style style:name="P29" style:family="paragraph" style:parent-style-name="Contents_20_Heading">
      <style:paragraph-properties fo:break-before="page"/>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Table_20_Contents">
      <style:text-properties fo:font-size="9pt" style:font-size-asian="9pt" style:font-size-complex="9pt"/>
    </style:style>
    <style:style style:name="P32" style:family="paragraph" style:parent-style-name="Table_20_Contents">
      <style:text-properties fo:font-size="9pt" fo:font-weight="bold" style:font-size-asian="9pt" style:font-weight-asian="bold" style:font-size-complex="9pt" style:font-weight-complex="bold"/>
    </style:style>
    <style:style style:name="P33" style:family="paragraph" style:parent-style-name="Heading_20_3">
      <style:paragraph-properties fo:break-before="page"/>
    </style:style>
    <style:style style:name="P34" style:family="paragraph" style:parent-style-name="Heading_20_2">
      <style:paragraph-properties fo:break-before="page"/>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Heading_20_4">
      <style:paragraph-properties fo:break-before="page"/>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Contents_20_5">
      <style:paragraph-properties>
        <style:tab-stops>
          <style:tab-stop style:position="15.004cm" style:type="right" style:leader-style="dotted" style:leader-text="."/>
        </style:tab-stops>
      </style:paragraph-properties>
    </style:style>
    <style:style style:name="P39" style:family="paragraph" style:parent-style-name="Contents_20_4">
      <style:paragraph-properties>
        <style:tab-stops>
          <style:tab-stop style:position="15.503cm" style:type="right" style:leader-style="dotted" style:leader-text="."/>
        </style:tab-stops>
      </style:paragraph-properties>
    </style:style>
    <style:style style:name="P40" style:family="paragraph" style:parent-style-name="Quotations">
      <style:paragraph-properties fo:margin-left="0cm" fo:margin-right="1cm" fo:text-indent="0cm" style:auto-text-indent="false"/>
    </style:style>
    <style:style style:name="T1" style:family="text">
      <style:text-properties fo:font-variant="normal" fo:text-transform="none" fo:color="#000000" style:font-name="arial" fo:letter-spacing="normal" fo:font-style="normal" fo:font-weight="normal"/>
    </style:style>
    <style:style style:name="T2"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
      <text:p text:style-name="P4"/>
      <text:p text:style-name="P4"/>
      <text:p text:style-name="P4"/>
      <text:p text:style-name="P4"/>
      <text:p text:style-name="P4"/>
      <text:p text:style-name="P4"/>
      <text:p text:style-name="P3">Linux Kernel GDB tracepoint module</text:p>
      <text:p text:style-name="P3">(KGTP)</text:p>
      <text:p text:style-name="P2"/>
      <text:p text:style-name="P4"><text:a xlink:type="simple" xlink:href="https://code.google.com/p/kgtp/wiki/HOWTO">https://code.google.com/p/kgtp/wiki/HOWTO</text:a></text:p>
      <text:p text:style-name="P4">Update in 2013-06-26</text:p>
      <text:p text:style-name="P4"/>
      <text:table-of-content text:style-name="Sect1" text:protected="true" text:name="内容目录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29">Table of contents</text:p>
          </text:index-title>
          <text:p text:style-name="P30"><text:a xlink:type="simple" xlink:href="#__RefHeading__238_1462447338" text:style-name="Index_20_Link" text:visited-style-name="Index_20_Link">What is KGTP<text:tab/>5</text:a></text:p>
          <text:p text:style-name="P30"><text:a xlink:type="simple" xlink:href="#__RefHeading__240_1462447338" text:style-name="Index_20_Link" text:visited-style-name="Index_20_Link">Get help or report issues about KGTP<text:tab/>6</text:a></text:p>
          <text:p text:style-name="P30"><text:a xlink:type="simple" xlink:href="#__RefHeading__621_1585187435" text:style-name="Index_20_Link" text:visited-style-name="Index_20_Link">Table of different between GDB debug normal program and KGTP<text:tab/>7</text:a></text:p>
          <text:p text:style-name="P30"><text:a xlink:type="simple" xlink:href="#__RefHeading__623_1585187435" text:style-name="Index_20_Link" text:visited-style-name="Index_20_Link">Preparatory work before use KGTP<text:tab/>10</text:a></text:p>
          <text:p text:style-name="P35"><text:a xlink:type="simple" xlink:href="#__RefHeading__625_1585187435" text:style-name="Index_20_Link" text:visited-style-name="Index_20_Link">Linux kernel<text:tab/>10</text:a></text:p>
          <text:p text:style-name="P37"><text:a xlink:type="simple" xlink:href="#__RefHeading__627_1585187435" text:style-name="Index_20_Link" text:visited-style-name="Index_20_Link">If your system use the Linux kernel that is built by yourself<text:tab/>10</text:a></text:p>
          <text:p text:style-name="P37"><text:a xlink:type="simple" xlink:href="#__RefHeading__629_1585187435" text:style-name="Index_20_Link" text:visited-style-name="Index_20_Link">If use with Linux kernel of Android<text:tab/>11</text:a></text:p>
          <text:p text:style-name="P37"><text:a xlink:type="simple" xlink:href="#__RefHeading__631_1585187435" text:style-name="Index_20_Link" text:visited-style-name="Index_20_Link">If your system use the Linux kernel from distribution<text:tab/>12</text:a></text:p>
          <text:p text:style-name="P39"><text:a xlink:type="simple" xlink:href="#__RefHeading__882_1585187435" text:style-name="Index_20_Link" text:visited-style-name="Index_20_Link">Ubuntu<text:tab/>12</text:a></text:p>
          <text:p text:style-name="P38"><text:a xlink:type="simple" xlink:href="#__RefHeading__884_1585187435" text:style-name="Index_20_Link" text:visited-style-name="Index_20_Link">The standard method of install the Linux kernel debug image<text:tab/>12</text:a></text:p>
          <text:p text:style-name="P38"><text:a xlink:type="simple" xlink:href="#__RefHeading__886_1585187435" text:style-name="Index_20_Link" text:visited-style-name="Index_20_Link">The second method of install the Linux kernel debug image<text:tab/>13</text:a></text:p>
          <text:p text:style-name="P38"><text:a xlink:type="simple" xlink:href="#__RefHeading__888_1585187435" text:style-name="Index_20_Link" text:visited-style-name="Index_20_Link">Install the Linux kernel headers<text:tab/>13</text:a></text:p>
          <text:p text:style-name="P38"><text:a xlink:type="simple" xlink:href="#__RefHeading__890_1585187435" text:style-name="Index_20_Link" text:visited-style-name="Index_20_Link">Install the Linux kernel source<text:tab/>13</text:a></text:p>
          <text:p text:style-name="P39"><text:a xlink:type="simple" xlink:href="#__RefHeading__4078_695897485" text:style-name="Index_20_Link" text:visited-style-name="Index_20_Link">Fedora<text:tab/>14</text:a></text:p>
          <text:p text:style-name="P38"><text:a xlink:type="simple" xlink:href="#__RefHeading__4080_695897485" text:style-name="Index_20_Link" text:visited-style-name="Index_20_Link">Install the Linux kernel debug image<text:tab/>14</text:a></text:p>
          <text:p text:style-name="P38"><text:a xlink:type="simple" xlink:href="#__RefHeading__4082_695897485" text:style-name="Index_20_Link" text:visited-style-name="Index_20_Link">Install the Linux kernel devel package <text:tab/>14</text:a></text:p>
          <text:p text:style-name="P37"><text:a xlink:type="simple" xlink:href="#__RefHeading__4084_695897485" text:style-name="Index_20_Link" text:visited-style-name="Index_20_Link">Make sure current Linux kernel debug image is right <text:tab/>15</text:a></text:p>
          <text:p text:style-name="P39"><text:a xlink:type="simple" xlink:href="#__RefHeading__4086_695897485" text:style-name="Index_20_Link" text:visited-style-name="Index_20_Link">Where is the current Linux kernel debug image <text:tab/>15</text:a></text:p>
          <text:p text:style-name="P39"><text:a xlink:type="simple" xlink:href="#__RefHeading__4088_695897485" text:style-name="Index_20_Link" text:visited-style-name="Index_20_Link">Use /proc/kallsyms <text:tab/>16</text:a></text:p>
          <text:p text:style-name="P39"><text:a xlink:type="simple" xlink:href="#__RefHeading__4090_695897485" text:style-name="Index_20_Link" text:visited-style-name="Index_20_Link">Use linux_banner <text:tab/>17</text:a></text:p>
          <text:p text:style-name="P37"><text:a xlink:type="simple" xlink:href="#__RefHeading__4092_695897485" text:style-name="Index_20_Link" text:visited-style-name="Index_20_Link">Handle the issue that Linux kernel debug image's address info is not same with Linux kernel when it running <text:tab/>18</text:a></text:p>
          <text:p text:style-name="P35"><text:a xlink:type="simple" xlink:href="#__RefHeading__4094_695897485" text:style-name="Index_20_Link" text:visited-style-name="Index_20_Link">Get KGTP<text:tab/>19</text:a></text:p>
          <text:p text:style-name="P37"><text:a xlink:type="simple" xlink:href="#__RefHeading__4096_695897485" text:style-name="Index_20_Link" text:visited-style-name="Index_20_Link">Get KGTP through http <text:tab/>19</text:a></text:p>
          <text:p text:style-name="P39"><text:a xlink:type="simple" xlink:href="#__RefHeading__4098_695897485" text:style-name="Index_20_Link" text:visited-style-name="Index_20_Link">Get KGTP through svn <text:tab/>20</text:a></text:p>
          <text:p text:style-name="P35"><text:a xlink:type="simple" xlink:href="#__RefHeading__4748_695897485" text:style-name="Index_20_Link" text:visited-style-name="Index_20_Link">Config KGTP <text:tab/>21</text:a></text:p>
          <text:p text:style-name="P35"><text:a xlink:type="simple" xlink:href="#__RefHeading__4750_695897485" text:style-name="Index_20_Link" text:visited-style-name="Index_20_Link">Compile KGTP <text:tab/>22</text:a></text:p>
          <text:p text:style-name="P37"><text:a xlink:type="simple" xlink:href="#__RefHeading__4752_695897485" text:style-name="Index_20_Link" text:visited-style-name="Index_20_Link">Normal compile <text:tab/>22</text:a></text:p>
          <text:p text:style-name="P37"><text:a xlink:type="simple" xlink:href="#__RefHeading__4754_695897485" text:style-name="Index_20_Link" text:visited-style-name="Index_20_Link">Compile KGTP with some special config <text:tab/>23</text:a></text:p>
          <text:p text:style-name="P35"><text:a xlink:type="simple" xlink:href="#__RefHeading__4756_695897485" text:style-name="Index_20_Link" text:visited-style-name="Index_20_Link">Install and uninstall KGTP <text:tab/>24</text:a></text:p>
          <text:p text:style-name="P35"><text:a xlink:type="simple" xlink:href="#__RefHeading__4427_1176671169" text:style-name="Index_20_Link" text:visited-style-name="Index_20_Link">Use KGTP with DKMS<text:tab/>25</text:a></text:p>
          <text:p text:style-name="P35"><text:a xlink:type="simple" xlink:href="#__RefHeading__4429_1176671169" text:style-name="Index_20_Link" text:visited-style-name="Index_20_Link">Use KGTP patch for Linux kernel <text:tab/>26</text:a></text:p>
          <text:p text:style-name="P35"><text:a xlink:type="simple" xlink:href="#__RefHeading__4431_1176671169" text:style-name="Index_20_Link" text:visited-style-name="Index_20_Link">Install GDB for KGTP <text:tab/>27</text:a></text:p>
          <text:p text:style-name="P30"><text:a xlink:type="simple" xlink:href="#__RefHeading__4433_1176671169" text:style-name="Index_20_Link" text:visited-style-name="Index_20_Link">How to let GDB connect to KGTP<text:tab/>28</text:a></text:p>
          <text:p text:style-name="P35"><text:a xlink:type="simple" xlink:href="#__RefHeading__4435_1176671169" text:style-name="Index_20_Link" text:visited-style-name="Index_20_Link">Normal Linux <text:tab/>28</text:a></text:p>
          <text:p text:style-name="P37"><text:a xlink:type="simple" xlink:href="#__RefHeading__4437_1176671169" text:style-name="Index_20_Link" text:visited-style-name="Index_20_Link">Insmod the KGTP module <text:tab/>28</text:a></text:p>
          <text:p text:style-name="P37"><text:a xlink:type="simple" xlink:href="#__RefHeading__4439_1176671169" text:style-name="Index_20_Link" text:visited-style-name="Index_20_Link">Handle the issue that cannot find "/sys/kernel/debug/gtp" <text:tab/>29</text:a></text:p>
          <text:p text:style-name="P37"><text:a xlink:type="simple" xlink:href="#__RefHeading__4283_1369842245" text:style-name="Index_20_Link" text:visited-style-name="Index_20_Link">Make GDB connect to gtp<text:tab/>30</text:a></text:p>
          <text:p text:style-name="P39"><text:a xlink:type="simple" xlink:href="#__RefHeading__4816_1369842245" text:style-name="Index_20_Link" text:visited-style-name="Index_20_Link">GDB on the current machine<text:tab/>30</text:a></text:p>
          <text:p text:style-name="P39"><text:a xlink:type="simple" xlink:href="#__RefHeading__4818_1369842245" text:style-name="Index_20_Link" text:visited-style-name="Index_20_Link">GDB on remote machine <text:tab/>31</text:a></text:p>
          <text:p text:style-name="P35"><text:a xlink:type="simple" xlink:href="#__RefHeading__4820_1369842245" text:style-name="Index_20_Link" text:visited-style-name="Index_20_Link">Android <text:tab/>32</text:a></text:p>
          <text:p text:style-name="P37"><text:a xlink:type="simple" xlink:href="#__RefHeading__4822_1369842245" text:style-name="Index_20_Link" text:visited-style-name="Index_20_Link">Insmod the KGTP module <text:tab/>32</text:a></text:p>
          <text:p text:style-name="P37"><text:a xlink:type="simple" xlink:href="#__RefHeading__4824_1369842245" text:style-name="Index_20_Link" text:visited-style-name="Index_20_Link">Handle the issue that cannot find "/sys/kernel/debug/gtp" <text:tab/>33</text:a></text:p>
          <text:p text:style-name="P37"><text:a xlink:type="simple" xlink:href="#__RefHeading__4826_1369842245" text:style-name="Index_20_Link" text:visited-style-name="Index_20_Link">GDB connect to the KGTP <text:tab/>34</text:a></text:p>
          <text:p text:style-name="P30"><text:a xlink:type="simple" xlink:href="#__RefHeading__4828_1369842245" text:style-name="Index_20_Link" text:visited-style-name="Index_20_Link">Add module symbols to GDB<text:tab/>35</text:a></text:p>
          <text:p text:style-name="P35"><text:a xlink:type="simple" xlink:href="#__RefHeading__4830_1369842245" text:style-name="Index_20_Link" text:visited-style-name="Index_20_Link">How to use getmod <text:tab/>35</text:a></text:p>
          <text:p text:style-name="P35"><text:soft-page-break/><text:a xlink:type="simple" xlink:href="#__RefHeading__4832_1369842245" text:style-name="Index_20_Link" text:visited-style-name="Index_20_Link">How to use getmod.py <text:tab/>36</text:a></text:p>
          <text:p text:style-name="P30"><text:a xlink:type="simple" xlink:href="#__RefHeading__4834_1369842245" text:style-name="Index_20_Link" text:visited-style-name="Index_20_Link">Howto use GDB control KGTP trace and debug Linux kernel <text:tab/>37</text:a></text:p>
          <text:p text:style-name="P35"><text:a xlink:type="simple" xlink:href="#__RefHeading__4836_1369842245" text:style-name="Index_20_Link" text:visited-style-name="Index_20_Link">Direct access the current value in normal mode <text:tab/>37</text:a></text:p>
          <text:p text:style-name="P37"><text:a xlink:type="simple" xlink:href="#__RefHeading__4457_907387813" text:style-name="Index_20_Link" text:visited-style-name="Index_20_Link">The memory of Linux kernel <text:tab/>37</text:a></text:p>
          <text:p text:style-name="P37"><text:a xlink:type="simple" xlink:href="#__RefHeading__4459_907387813" text:style-name="Index_20_Link" text:visited-style-name="Index_20_Link">the memory of the user space program <text:tab/>39</text:a></text:p>
          <text:p text:style-name="P37"><text:a xlink:type="simple" xlink:href="#__RefHeading__4461_907387813" text:style-name="Index_20_Link" text:visited-style-name="Index_20_Link">the trace state variables <text:tab/>40</text:a></text:p>
          <text:p text:style-name="P35"><text:a xlink:type="simple" xlink:href="#__RefHeading__4463_907387813" text:style-name="Index_20_Link" text:visited-style-name="Index_20_Link">GDB tracepoint <text:tab/>41</text:a></text:p>
          <text:p text:style-name="P37"><text:a xlink:type="simple" xlink:href="#__RefHeading__4723_907387813" text:style-name="Index_20_Link" text:visited-style-name="Index_20_Link">set tracepoint <text:tab/>42</text:a></text:p>
          <text:p text:style-name="P39"><text:a xlink:type="simple" xlink:href="#__RefHeading__4725_907387813" text:style-name="Index_20_Link" text:visited-style-name="Index_20_Link">Howto handle the function is there but set tracepoint on it got fail <text:tab/>43</text:a></text:p>
          <text:p text:style-name="P37"><text:a xlink:type="simple" xlink:href="#__RefHeading__4727_907387813" text:style-name="Index_20_Link" text:visited-style-name="Index_20_Link">How to set tracepoint condition <text:tab/>44</text:a></text:p>
          <text:p text:style-name="P39"><text:a xlink:type="simple" xlink:href="#__RefHeading__4729_907387813" text:style-name="Index_20_Link" text:visited-style-name="Index_20_Link">How to handle error "Unsupported operator (null) (52) in expression." <text:tab/>45</text:a></text:p>
          <text:p text:style-name="P37"><text:a xlink:type="simple" xlink:href="#__RefHeading__4731_907387813" text:style-name="Index_20_Link" text:visited-style-name="Index_20_Link">actions [num] <text:tab/>46</text:a></text:p>
          <text:p text:style-name="P39"><text:a xlink:type="simple" xlink:href="#__RefHeading__4733_907387813" text:style-name="Index_20_Link" text:visited-style-name="Index_20_Link">collect expr1, expr2, ... <text:tab/>47</text:a></text:p>
          <text:p text:style-name="P39"><text:a xlink:type="simple" xlink:href="#__RefHeading__5112_907387813" text:style-name="Index_20_Link" text:visited-style-name="Index_20_Link">teval expr1, expr2, ... <text:tab/>48</text:a></text:p>
          <text:p text:style-name="P39"><text:a xlink:type="simple" xlink:href="#__RefHeading__5114_907387813" text:style-name="Index_20_Link" text:visited-style-name="Index_20_Link">while-stepping n <text:tab/>49</text:a></text:p>
          <text:p text:style-name="P37"><text:a xlink:type="simple" xlink:href="#__RefHeading__5116_907387813" text:style-name="Index_20_Link" text:visited-style-name="Index_20_Link">Start and stop the tracepoint <text:tab/>50</text:a></text:p>
          <text:p text:style-name="P37"><text:a xlink:type="simple" xlink:href="#__RefHeading__5118_907387813" text:style-name="Index_20_Link" text:visited-style-name="Index_20_Link">Enable and disable the tracepoint <text:tab/>51</text:a></text:p>
          <text:p text:style-name="P37"><text:a xlink:type="simple" xlink:href="#__RefHeading__5120_907387813" text:style-name="Index_20_Link" text:visited-style-name="Index_20_Link">Use tfind select the entry inside the trace frame info <text:tab/>52</text:a></text:p>
          <text:p text:style-name="P39"><text:a xlink:type="simple" xlink:href="#__RefHeading__5122_907387813" text:style-name="Index_20_Link" text:visited-style-name="Index_20_Link">How to handle error "No such file or directory." <text:tab/>53</text:a></text:p>
          <text:p text:style-name="P37"><text:a xlink:type="simple" xlink:href="#__RefHeading__5124_907387813" text:style-name="Index_20_Link" text:visited-style-name="Index_20_Link">Save the trace frame info to a file <text:tab/>54</text:a></text:p>
          <text:p text:style-name="P37"><text:a xlink:type="simple" xlink:href="#__RefHeading__5126_907387813" text:style-name="Index_20_Link" text:visited-style-name="Index_20_Link">Show and save the tracepoint <text:tab/>55</text:a></text:p>
          <text:p text:style-name="P37"><text:a xlink:type="simple" xlink:href="#__RefHeading__5128_907387813" text:style-name="Index_20_Link" text:visited-style-name="Index_20_Link">Delete tracepoint <text:tab/>56</text:a></text:p>
          <text:p text:style-name="P37"><text:a xlink:type="simple" xlink:href="#__RefHeading__5130_907387813" text:style-name="Index_20_Link" text:visited-style-name="Index_20_Link">Use tracepoint get register info from a point of kernel <text:tab/>57</text:a></text:p>
          <text:p text:style-name="P37"><text:a xlink:type="simple" xlink:href="#__RefHeading__5919_907387813" text:style-name="Index_20_Link" text:visited-style-name="Index_20_Link">Use tracepoint get the value of variable from a point of kernel <text:tab/>59</text:a></text:p>
          <text:p text:style-name="P37"><text:a xlink:type="simple" xlink:href="#__RefHeading__5921_907387813" text:style-name="Index_20_Link" text:visited-style-name="Index_20_Link">Show all the traced data of current frame <text:tab/>60</text:a></text:p>
          <text:p text:style-name="P37"><text:a xlink:type="simple" xlink:href="#__RefHeading__5923_907387813" text:style-name="Index_20_Link" text:visited-style-name="Index_20_Link">Get status of tracepoint <text:tab/>61</text:a></text:p>
          <text:p text:style-name="P37"><text:a xlink:type="simple" xlink:href="#__RefHeading__5925_907387813" text:style-name="Index_20_Link" text:visited-style-name="Index_20_Link">Set the trace buffer into a circular buffer <text:tab/>62</text:a></text:p>
          <text:p text:style-name="P37"><text:a xlink:type="simple" xlink:href="#__RefHeading__5927_907387813" text:style-name="Index_20_Link" text:visited-style-name="Index_20_Link">Do not stop tracepoint when the GDB disconnects <text:tab/>63</text:a></text:p>
          <text:p text:style-name="P37"><text:a xlink:type="simple" xlink:href="#__RefHeading__5929_907387813" text:style-name="Index_20_Link" text:visited-style-name="Index_20_Link">kprobes-optimization and the execution speed of tracepoint <text:tab/>63</text:a></text:p>
          <text:p text:style-name="P35"><text:a xlink:type="simple" xlink:href="#__RefHeading__5931_907387813" text:style-name="Index_20_Link" text:visited-style-name="Index_20_Link">How to use trace state variables <text:tab/>64</text:a></text:p>
          <text:p text:style-name="P37"><text:a xlink:type="simple" xlink:href="#__RefHeading__5933_907387813" text:style-name="Index_20_Link" text:visited-style-name="Index_20_Link">Simple trace state variables <text:tab/>65</text:a></text:p>
          <text:p text:style-name="P37"><text:a xlink:type="simple" xlink:href="#__RefHeading__5935_907387813" text:style-name="Index_20_Link" text:visited-style-name="Index_20_Link">Per_cpu trace state variables <text:tab/>67</text:a></text:p>
          <text:p text:style-name="P39"><text:a xlink:type="simple" xlink:href="#__RefHeading__5937_907387813" text:style-name="Index_20_Link" text:visited-style-name="Index_20_Link">How to define <text:tab/>68</text:a></text:p>
          <text:p text:style-name="P38"><text:a xlink:type="simple" xlink:href="#__RefHeading__5939_907387813" text:style-name="Index_20_Link" text:visited-style-name="Index_20_Link">Local CPU variables <text:tab/>68</text:a></text:p>
          <text:p text:style-name="P38"><text:a xlink:type="simple" xlink:href="#__RefHeading__5941_907387813" text:style-name="Index_20_Link" text:visited-style-name="Index_20_Link">CPU id variables<text:tab/>68</text:a></text:p>
          <text:p text:style-name="P39"><text:a xlink:type="simple" xlink:href="#__RefHeading__5943_907387813" text:style-name="Index_20_Link" text:visited-style-name="Index_20_Link">Example 1<text:tab/>69</text:a></text:p>
          <text:p text:style-name="P39"><text:a xlink:type="simple" xlink:href="#__RefHeading__5945_907387813" text:style-name="Index_20_Link" text:visited-style-name="Index_20_Link">Example 2 <text:tab/>70</text:a></text:p>
          <text:p text:style-name="P37"><text:a xlink:type="simple" xlink:href="#__RefHeading__5947_907387813" text:style-name="Index_20_Link" text:visited-style-name="Index_20_Link">Special trace state variables $current_task, $current_task_pid, $current_thread_info, $cpu_id, $dump_stack, $printk_level, $printk_format, $printk_tmp ,$clock, $hardirq_count, $softirq_count and $irq_count <text:tab/>71</text:a></text:p>
          <text:p text:style-name="P37"><text:a xlink:type="simple" xlink:href="#__RefHeading__7575_907387813" text:style-name="Index_20_Link" text:visited-style-name="Index_20_Link">Special trace state variable $self_trace <text:tab/>74</text:a></text:p>
          <text:p text:style-name="P37"><text:a xlink:type="simple" xlink:href="#__RefHeading__7577_907387813" text:style-name="Index_20_Link" text:visited-style-name="Index_20_Link">Trace the function return with $kret <text:tab/>75</text:a></text:p>
          <text:p text:style-name="P37"><text:a xlink:type="simple" xlink:href="#__RefHeading__7579_907387813" text:style-name="Index_20_Link" text:visited-style-name="Index_20_Link">Use $ignore_error and $last_errno to ignore the error of tstart <text:tab/>76</text:a></text:p>
          <text:p text:style-name="P37"><text:a xlink:type="simple" xlink:href="#__RefHeading__7581_907387813" text:style-name="Index_20_Link" text:visited-style-name="Index_20_Link">Use $cooked_clock and $cooked_rdtsc the time without KGTP used <text:tab/>77</text:a></text:p>
          <text:p text:style-name="P37"><text:a xlink:type="simple" xlink:href="#__RefHeading__7583_907387813" text:style-name="Index_20_Link" text:visited-style-name="Index_20_Link">Use $xtime_sec and $xtime_nsec get the timespec <text:tab/>78</text:a></text:p>
          <text:p text:style-name="P35"><text:a xlink:type="simple" xlink:href="#__RefHeading__7585_907387813" text:style-name="Index_20_Link" text:visited-style-name="Index_20_Link">Howto backtrace (stack dump) <text:tab/>79</text:a></text:p>
          <text:p text:style-name="P37"><text:soft-page-break/><text:a xlink:type="simple" xlink:href="#__RefHeading__7587_907387813" text:style-name="Index_20_Link" text:visited-style-name="Index_20_Link">Collect stack with $bt and use GDB command "backtrace" <text:tab/>80</text:a></text:p>
          <text:p text:style-name="P37"><text:a xlink:type="simple" xlink:href="#__RefHeading__7589_907387813" text:style-name="Index_20_Link" text:visited-style-name="Index_20_Link">Collect stack of current function's caller with $_ret <text:tab/>83</text:a></text:p>
          <text:p text:style-name="P37"><text:a xlink:type="simple" xlink:href="#__RefHeading__7591_907387813" text:style-name="Index_20_Link" text:visited-style-name="Index_20_Link">Use $dump_stack to output stack dump through printk <text:tab/>85</text:a></text:p>
          <text:p text:style-name="P35"><text:a xlink:type="simple" xlink:href="#__RefHeading__7593_907387813" text:style-name="Index_20_Link" text:visited-style-name="Index_20_Link">Howto let tracepoint output value directly <text:tab/>87</text:a></text:p>
          <text:p text:style-name="P37"><text:a xlink:type="simple" xlink:href="#__RefHeading__7595_907387813" text:style-name="Index_20_Link" text:visited-style-name="Index_20_Link">Switch collect to output the value directly <text:tab/>87</text:a></text:p>
          <text:p text:style-name="P35"><text:a xlink:type="simple" xlink:href="#__RefHeading__7597_907387813" text:style-name="Index_20_Link" text:visited-style-name="Index_20_Link">Howto use watch tracepoint control hardware breakpoints to record memory access <text:tab/>89</text:a></text:p>
          <text:p text:style-name="P37"><text:a xlink:type="simple" xlink:href="#__RefHeading__7599_907387813" text:style-name="Index_20_Link" text:visited-style-name="Index_20_Link">Trace state variables of watch tracepoint<text:tab/>89</text:a></text:p>
          <text:p text:style-name="P37"><text:a xlink:type="simple" xlink:href="#__RefHeading__7601_907387813" text:style-name="Index_20_Link" text:visited-style-name="Index_20_Link">Static watch tracepoint<text:tab/>92</text:a></text:p>
          <text:p text:style-name="P37"><text:a xlink:type="simple" xlink:href="#__RefHeading__7603_907387813" text:style-name="Index_20_Link" text:visited-style-name="Index_20_Link">Dynamic watch tracepoint <text:tab/>93</text:a></text:p>
          <text:p text:style-name="P35"><text:a xlink:type="simple" xlink:href="#__RefHeading__7605_907387813" text:style-name="Index_20_Link" text:visited-style-name="Index_20_Link">Use while-stepping let Linux kernel do single step<text:tab/>94</text:a></text:p>
          <text:p text:style-name="P37"><text:a xlink:type="simple" xlink:href="#__RefHeading__9329_907387813" text:style-name="Index_20_Link" text:visited-style-name="Index_20_Link">Howto use while-stepping <text:tab/>94</text:a></text:p>
          <text:p text:style-name="P37"><text:a xlink:type="simple" xlink:href="#__RefHeading__9331_907387813" text:style-name="Index_20_Link" text:visited-style-name="Index_20_Link">Read the traceframe of while-stepping <text:tab/>95</text:a></text:p>
          <text:p text:style-name="P35"><text:a xlink:type="simple" xlink:href="#__RefHeading__9333_907387813" text:style-name="Index_20_Link" text:visited-style-name="Index_20_Link">Howto show a variable whose value has been optimized away <text:tab/>97</text:a></text:p>
          <text:p text:style-name="P37"><text:a xlink:type="simple" xlink:href="#__RefHeading__9335_907387813" text:style-name="Index_20_Link" text:visited-style-name="Index_20_Link">Update your GCC <text:tab/>97</text:a></text:p>
          <text:p text:style-name="P37"><text:a xlink:type="simple" xlink:href="#__RefHeading__9337_907387813" text:style-name="Index_20_Link" text:visited-style-name="Index_20_Link">Get the way that access the variable that has been out through parse ASM code <text:tab/>98</text:a></text:p>
          <text:p text:style-name="P35"><text:a xlink:type="simple" xlink:href="#__RefHeading__9339_907387813" text:style-name="Index_20_Link" text:visited-style-name="Index_20_Link">How to get the function pointer point to<text:tab/>101</text:a></text:p>
          <text:p text:style-name="P37"><text:a xlink:type="simple" xlink:href="#__RefHeading__9341_907387813" text:style-name="Index_20_Link" text:visited-style-name="Index_20_Link">If the debug info of the function pointer is not optimized out <text:tab/>101</text:a></text:p>
          <text:p text:style-name="P37"><text:a xlink:type="simple" xlink:href="#__RefHeading__9343_907387813" text:style-name="Index_20_Link" text:visited-style-name="Index_20_Link">If the debug info of the function pointer is optimized out <text:tab/>102</text:a></text:p>
          <text:p text:style-name="P35"><text:a xlink:type="simple" xlink:href="#__RefHeading__9345_907387813" text:style-name="Index_20_Link" text:visited-style-name="Index_20_Link">/sys/kernel/debug/gtpframe and offline debug<text:tab/>103</text:a></text:p>
          <text:p text:style-name="P35"><text:a xlink:type="simple" xlink:href="#__RefHeading__9347_907387813" text:style-name="Index_20_Link" text:visited-style-name="Index_20_Link">How to use /sys/kernel/debug/gtpframe_pipe <text:tab/>105</text:a></text:p>
          <text:p text:style-name="P37"><text:a xlink:type="simple" xlink:href="#__RefHeading__9349_907387813" text:style-name="Index_20_Link" text:visited-style-name="Index_20_Link">Get the frame info with GDB <text:tab/>106</text:a></text:p>
          <text:p text:style-name="P37"><text:a xlink:type="simple" xlink:href="#__RefHeading__9351_907387813" text:style-name="Index_20_Link" text:visited-style-name="Index_20_Link">Get the frame info with cat <text:tab/>107</text:a></text:p>
          <text:p text:style-name="P37"><text:a xlink:type="simple" xlink:href="#__RefHeading__9353_907387813" text:style-name="Index_20_Link" text:visited-style-name="Index_20_Link">Get the frame info with getframe <text:tab/>108</text:a></text:p>
          <text:p text:style-name="P37"><text:a xlink:type="simple" xlink:href="#__RefHeading__9355_907387813" text:style-name="Index_20_Link" text:visited-style-name="Index_20_Link">Use $pipe_trace<text:tab/>109</text:a></text:p>
          <text:p text:style-name="P35"><text:a xlink:type="simple" xlink:href="#__RefHeading__9357_907387813" text:style-name="Index_20_Link" text:visited-style-name="Index_20_Link">Use KGTP with user space program <text:tab/>110</text:a></text:p>
          <text:p text:style-name="P37"><text:a xlink:type="simple" xlink:href="#__RefHeading__9359_907387813" text:style-name="Index_20_Link" text:visited-style-name="Index_20_Link">Read memory of user space program directly <text:tab/>110</text:a></text:p>
          <text:p text:style-name="P37"><text:a xlink:type="simple" xlink:href="#__RefHeading__9361_907387813" text:style-name="Index_20_Link" text:visited-style-name="Index_20_Link">collect stack (for backtrace) of user space program in tracepoint <text:tab/>111</text:a></text:p>
          <text:p text:style-name="P37"><text:a xlink:type="simple" xlink:href="#__RefHeading__9363_907387813" text:style-name="Index_20_Link" text:visited-style-name="Index_20_Link">How to use add-ons/hotcode.py <text:tab/>114</text:a></text:p>
          <text:p text:style-name="P35"><text:a xlink:type="simple" xlink:href="#__RefHeading__9365_907387813" text:style-name="Index_20_Link" text:visited-style-name="Index_20_Link">How to add plugin in C <text:tab/>115</text:a></text:p>
          <text:p text:style-name="P37"><text:a xlink:type="simple" xlink:href="#__RefHeading__9367_907387813" text:style-name="Index_20_Link" text:visited-style-name="Index_20_Link">API <text:tab/>115</text:a></text:p>
          <text:p text:style-name="P37"><text:a xlink:type="simple" xlink:href="#__RefHeading__9369_907387813" text:style-name="Index_20_Link" text:visited-style-name="Index_20_Link">Example <text:tab/>117</text:a></text:p>
          <text:p text:style-name="P37"><text:a xlink:type="simple" xlink:href="#__RefHeading__9371_907387813" text:style-name="Index_20_Link" text:visited-style-name="Index_20_Link">How to use<text:tab/>118</text:a></text:p>
          <text:p text:style-name="P35"><text:a xlink:type="simple" xlink:href="#__RefHeading__9373_907387813" text:style-name="Index_20_Link" text:visited-style-name="Index_20_Link">How to use performance counters <text:tab/>119</text:a></text:p>
          <text:p text:style-name="P37"><text:a xlink:type="simple" xlink:href="#__RefHeading__9375_907387813" text:style-name="Index_20_Link" text:visited-style-name="Index_20_Link">Define a perf event trace state variable <text:tab/>120</text:a></text:p>
          <text:p text:style-name="P37"><text:a xlink:type="simple" xlink:href="#__RefHeading__9377_907387813" text:style-name="Index_20_Link" text:visited-style-name="Index_20_Link">Define a per_cpu perf event trace state variable <text:tab/>121</text:a></text:p>
          <text:p text:style-name="P37"><text:a xlink:type="simple" xlink:href="#__RefHeading__9379_907387813" text:style-name="Index_20_Link" text:visited-style-name="Index_20_Link">The perf event type and config <text:tab/>122</text:a></text:p>
          <text:p text:style-name="P37"><text:a xlink:type="simple" xlink:href="#__RefHeading__9381_907387813" text:style-name="Index_20_Link" text:visited-style-name="Index_20_Link">Enable and disable all the perf event in a CPU with $p_pe_en<text:tab/>124</text:a></text:p>
          <text:p text:style-name="P37"><text:a xlink:type="simple" xlink:href="#__RefHeading__9383_907387813" text:style-name="Index_20_Link" text:visited-style-name="Index_20_Link">GDB scripts to help with set and get the perf event trace state variables <text:tab/>125</text:a></text:p>
        </text:index-body>
      </text:table-of-content>
      <text:p text:style-name="P4"/>
      <text:h text:style-name="P27" text:outline-level="1"><text:bookmark-start text:name="__RefHeading__238_1462447338"/>What is KGTP<text:bookmark-end text:name="__RefHeading__238_1462447338"/></text:h>
      <text:p text:style-name="P5"><text:span text:style-name="T4">KGTP</text:span> is a <text:span text:style-name="T3">flexible</text:span>, <text:span text:style-name="T3">lightweight</text:span> and <text:span text:style-name="T3">realtime</text:span> <text:span text:style-name="T4">Linux</text:span> (include <text:span text:style-name="T4">Android</text:span>) <text:span text:style-name="T4">debugger</text:span> and <text:span text:style-name="T4">tracer</text:span>.</text:p>
      <text:p text:style-name="P5">To use it, you don't need patch or rebuild the Linux kernel. Just build KGTP module and insmod it is OK.</text:p>
      <text:p text:style-name="P5"/>
      <text:p text:style-name="Text_20_body">It makes Linux Kernel supply a GDB remote debug interface. Then GDB in current machine or remote machine can debug and trace Linux kernel and user space program through GDB tracepoint and some other functions without stopping the Linux Kernel.</text:p>
      <text:p text:style-name="P5">And even if the board doesn't have GDB on it and doesn't have interface for remote debug. It can debug the Linux Kernel using offline debug (See HOWTO#/sys/kernel/debug/gtpframe_and_offline_debug).</text:p>
      <text:p text:style-name="P5"/>
      <text:p text:style-name="P5">KGTP supports <text:span text:style-name="T4">X86-32</text:span>, <text:span text:style-name="T4">X86-64</text:span>, <text:span text:style-name="T4">MIPS</text:span> and <text:span text:style-name="T4">ARM</text:span>.</text:p>
      <text:p text:style-name="P5">KGTP is tested on Linux kernel <text:span text:style-name="T4">2.6.18</text:span> to <text:span text:style-name="T4">upstream</text:span>.</text:p>
      <text:p text:style-name="P5"/>
      <text:p text:style-name="P5">For new user of KGTP, please go to see <text:a xlink:type="simple" xlink:href="https://code.google.com/p/kgtp/wiki/Quickstart">Quickstart</text:a>.</text:p>
      <text:p text:style-name="P5"/>
      <text:p text:style-name="P5">Please go to <text:a xlink:type="simple" xlink:href="https://code.google.com/p/kgtp/wiki/UPDATE">UPDATE</text:a> to get more info about KGTP update.</text:p>
      <text:h text:style-name="P28" text:outline-level="1"><text:bookmark-start text:name="__RefHeading__240_1462447338"/>Get help or report issues about KGTP<text:bookmark-end text:name="__RefHeading__240_1462447338"/></text:h>
      <text:p text:style-name="P5">You can post it to <text:a xlink:type="simple" xlink:href="http://code.google.com/p/kgtp/issues/list">http://code.google.com/p/kgtp/issues/list</text:a>, write Email to kgtp@freelists.org or write Email to teawater@gmail.com .</text:p>
      <text:p text:style-name="P5">The KGTP team will try our best to help you.</text:p>
      <text:h text:style-name="P27" text:outline-level="1"><text:bookmark-start text:name="__RefHeading__621_1585187435"/>Table of different between GDB debug normal program and KGTP<text:bookmark-end text:name="__RefHeading__621_1585187435"/></text:h>
      <text:p text:style-name="P5">This table is for the people that have experience using GDB debug normal program. It will help you understand and remember the function of KGTP.</text:p>
      <table:table table:name="TableofdifferentbetweenGDBdebugnormalprogramandKGTP" table:style-name="TableofdifferentbetweenGDBdebugnormalprogramandKGTP">
        <table:table-column table:style-name="TableofdifferentbetweenGDBdebugnormalprogramandKGTP.A"/>
        <table:table-column table:style-name="TableofdifferentbetweenGDBdebugnormalprogramandKGTP.B"/>
        <table:table-column table:style-name="TableofdifferentbetweenGDBdebugnormalprogramandKGTP.C"/>
        <table:table-row>
          <table:table-cell table:style-name="TableofdifferentbetweenGDBdebugnormalprogramandKGTP.A1" office:value-type="string">
            <text:p text:style-name="Text_20_body"><text:span text:style-name="Strong_20_Emphasis"><text:span text:style-name="T2">Function</text:span></text:span></text:p>
          </table:table-cell>
          <table:table-cell table:style-name="TableofdifferentbetweenGDBdebugnormalprogramandKGTP.A1" office:value-type="string">
            <text:p text:style-name="P9">GDB debug normal program</text:p>
          </table:table-cell>
          <table:table-cell table:style-name="TableofdifferentbetweenGDBdebugnormalprogramandKGTP.C1" office:value-type="string">
            <text:p text:style-name="P9">GDB control KGTP debug Linux kernel</text:p>
          </table:table-cell>
        </table:table-row>
        <table:table-row>
          <table:table-cell table:style-name="TableofdifferentbetweenGDBdebugnormalprogramandKGTP.A2" office:value-type="string">
            <text:p text:style-name="Text_20_body">Preparatory work</text:p>
          </table:table-cell>
          <table:table-cell table:style-name="TableofdifferentbetweenGDBdebugnormalprogramandKGTP.A2" office:value-type="string">
            <text:p text:style-name="P8">Have a GDB installed in your system. <text:s/>Program built with "-g".</text:p>
          </table:table-cell>
          <table:table-cell table:style-name="TableofdifferentbetweenGDBdebugnormalprogramandKGTP.C2" office:value-type="string">
            <text:p text:style-name="P8">KGTP need GDB 7.6 or newer version because it use some new functions of GDB. If your system doesn't supply it，you can get new version GDB in <text:a xlink:type="simple" xlink:href="http://code.google.com/p/gdbt/">http://code.google.com/p/gdbt/</text:a> and you can get an introduce about howto built new GDB step by step in there.</text:p>
            <text:p text:style-name="P8">You alse need do some preparatory work with Linux kernel and KGTP. Please goto <text:a xlink:type="simple" xlink:href="https://code.google.com/p/kgtp/wiki/HOWTO#Preparatory_work_before_use_KGTP">HOWTO#Preparatory_work_before_use_KGTP</text:a> get howto do it.</text:p>
          </table:table-cell>
        </table:table-row>
        <table:table-row>
          <table:table-cell table:style-name="TableofdifferentbetweenGDBdebugnormalprogramandKGTP.A2" office:value-type="string">
            <text:p text:style-name="Text_20_body">Attach</text:p>
          </table:table-cell>
          <table:table-cell table:style-name="TableofdifferentbetweenGDBdebugnormalprogramandKGTP.A2" office:value-type="string">
            <text:p text:style-name="P8">Use command "gdb -p pid" or GDB command "attach pid" can attach a program that running in the system.</text:p>
          </table:table-cell>
          <table:table-cell table:style-name="TableofdifferentbetweenGDBdebugnormalprogramandKGTP.C2" office:value-type="string">
            <text:p text:style-name="P8">Need insmod gtp.ko first, see #Exec_it.</text:p>
            <text:p text:style-name="P8">Then let GDB connect to KGTP, see #Make_GDB_connect_to_gtp.</text:p>
            <text:p text:style-name="P8">Please note that after GDB connect to KGTP, Linux kernel will not stop.</text:p>
          </table:table-cell>
        </table:table-row>
        <table:table-row>
          <table:table-cell table:style-name="TableofdifferentbetweenGDBdebugnormalprogramandKGTP.A2" office:value-type="string">
            <text:p text:style-name="Text_20_body">Breakpoints</text:p>
          </table:table-cell>
          <table:table-cell table:style-name="TableofdifferentbetweenGDBdebugnormalprogramandKGTP.A2" office:value-type="string">
            <text:p text:style-name="P8">GDB command "b place_will_stop", let program <text:soft-page-break/>execute after this command. Then programe will stop in the place that setup a breakpoint.</text:p>
          </table:table-cell>
          <table:table-cell table:style-name="TableofdifferentbetweenGDBdebugnormalprogramandKGTP.C2" office:value-type="string">
            <text:p text:style-name="P8">KGTP doesn't support breakpoints but it <text:soft-page-break/>support tracepoints. Tracepoints can be considered as a special kind of breakpoints. It can be setup in some place of Linux kernel and define some commands that you want to do in its actions. When tracepoints start, they will execute these commands when Linux kernel execute to these place. When tracepoint stop, you can use some GDB commands parse the data that get by tracepoints like what you do when program stop by breakpoints. Difference is breakpoints will stop the program But the tracepoints of KGTP not. Please goto #GDB_tracepoint get howto use it.</text:p>
          </table:table-cell>
        </table:table-row>
        <table:table-row>
          <table:table-cell table:style-name="TableofdifferentbetweenGDBdebugnormalprogramandKGTP.A2" office:value-type="string">
            <text:p text:style-name="Text_20_body">Memory read</text:p>
          </table:table-cell>
          <table:table-cell table:style-name="TableofdifferentbetweenGDBdebugnormalprogramandKGTP.A2" office:value-type="string">
            <text:p text:style-name="P8">After GDB stop the program(maybe doesn't need), it can read memory of program with GDB command "print", "x" and so on.</text:p>
          </table:table-cell>
          <table:table-cell table:style-name="TableofdifferentbetweenGDBdebugnormalprogramandKGTP.C2" office:value-type="string">
            <text:p text:style-name="P8">You can set special actions to collect memory to traceframe in tracepoints, and get the its value when tracepoint stop.#collect_expr1,_expr2,_... #Use_tfind_select_the_entry_inside_the_trace_frame_info </text:p>
            <text:p text:style-name="P8">Or you can read memory directly when Linux kernel or program is running.#Direct_access_the_current_value_in_normal_mode</text:p>
          </table:table-cell>
        </table:table-row>
        <table:table-row>
          <table:table-cell table:style-name="TableofdifferentbetweenGDBdebugnormalprogramandKGTP.A2" office:value-type="string">
            <text:p text:style-name="Text_20_body">Step and continue</text:p>
          </table:table-cell>
          <table:table-cell table:style-name="TableofdifferentbetweenGDBdebugnormalprogramandKGTP.A2" office:value-type="string">
            <text:p text:style-name="P8">GDB can continue program execution with command "continue" and stop it with CTRL-C.</text:p>
          </table:table-cell>
          <table:table-cell table:style-name="TableofdifferentbetweenGDBdebugnormalprogramandKGTP.C2" office:value-type="string">
            <text:p text:style-name="P8">KGTP never stop the Linux kernel. But tracepoint can be start and <text:soft-page-break/>stop.#Start_and_stop_the_tracepoint </text:p>
            <text:p text:style-name="P8">Or use while-stepping tracepoint record Linux kernel with some times single step and Let KGTP switch to replay mode. Then it support execution commands (continue, step) and reverse-execute commands (reverse-continue, reverse-step). #Use_while-stepping_let_Linux_kernel_do_single_step</text:p>
          </table:table-cell>
        </table:table-row>
        <table:table-row>
          <table:table-cell table:style-name="TableofdifferentbetweenGDBdebugnormalprogramandKGTP.A2" office:value-type="string">
            <text:p text:style-name="Text_20_body">Backtrace</text:p>
          </table:table-cell>
          <table:table-cell table:style-name="TableofdifferentbetweenGDBdebugnormalprogramandKGTP.A2" office:value-type="string">
            <text:p text:style-name="P8">GDB can print backtrace of all stack frames with command "backtrace".</text:p>
          </table:table-cell>
          <table:table-cell table:style-name="TableofdifferentbetweenGDBdebugnormalprogramandKGTP.C2" office:value-type="string">
            <text:p text:style-name="P8">KGTP can do it too.#Howto_backtrace_(stack_dump)</text:p>
          </table:table-cell>
        </table:table-row>
        <table:table-row>
          <table:table-cell table:style-name="TableofdifferentbetweenGDBdebugnormalprogramandKGTP.A2" office:value-type="string">
            <text:p text:style-name="Text_20_body">Watchpoint</text:p>
          </table:table-cell>
          <table:table-cell table:style-name="TableofdifferentbetweenGDBdebugnormalprogramandKGTP.A2" office:value-type="string">
            <text:p text:style-name="P8">GDB can let programe stop when some memory access happen with watchpoint.</text:p>
          </table:table-cell>
          <table:table-cell table:style-name="TableofdifferentbetweenGDBdebugnormalprogramandKGTP.C2" office:value-type="string">
            <text:p text:style-name="P8">KGTP can record the memory access with watch tracepoint. #Howto_use_watch_tracepoint_control_hardware_breakpoints_to_recor</text:p>
          </table:table-cell>
        </table:table-row>
        <table:table-row>
          <table:table-cell table:style-name="TableofdifferentbetweenGDBdebugnormalprogramandKGTP.A2" office:value-type="string">
            <text:p text:style-name="Text_20_body">Call function</text:p>
          </table:table-cell>
          <table:table-cell table:style-name="TableofdifferentbetweenGDBdebugnormalprogramandKGTP.A2" office:value-type="string">
            <text:p text:style-name="P8">GDB can call function of program with command "call function(xx,xx)".</text:p>
          </table:table-cell>
          <table:table-cell table:style-name="TableofdifferentbetweenGDBdebugnormalprogramandKGTP.C2" office:value-type="string">
            <text:p text:style-name="P8">KGTP can call function of Linux kernel with plugin.#How_to_add_plugin_in_C</text:p>
          </table:table-cell>
        </table:table-row>
      </table:table>
      <text:p text:style-name="P5"/>
      <text:h text:style-name="P27" text:outline-level="1"><text:bookmark-start text:name="__RefHeading__623_1585187435"/>Preparatory work before use KGTP<text:bookmark-end text:name="__RefHeading__623_1585187435"/></text:h>
      <text:h text:style-name="Heading_20_2" text:outline-level="2"><text:bookmark-start text:name="__RefHeading__625_1585187435"/>Linux kernel<text:bookmark-end text:name="__RefHeading__625_1585187435"/></text:h>
      <text:h text:style-name="P15" text:outline-level="3"><text:bookmark-start text:name="__RefHeading__627_1585187435"/>If your system use the Linux kernel that is built by yourself<text:bookmark-end text:name="__RefHeading__627_1585187435"/></text:h>
      <text:p text:style-name="P6">To use KGTP, <text:span text:style-name="T1">your</text:span> Linux kernel need open following options:</text:p>
      <text:p text:style-name="Quotations">General setup <text:s/>---&gt;</text:p>
      <text:p text:style-name="Quotations"><text:s text:c="8"/>[*] Kprobes</text:p>
      <text:p text:style-name="Quotations"/>
      <text:p text:style-name="Quotations">[*] Enable loadable module support <text:s/>---&gt;</text:p>
      <text:p text:style-name="Quotations"/>
      <text:p text:style-name="Quotations">Kernel hacking <text:s/>---&gt;</text:p>
      <text:p text:style-name="Quotations"><text:s text:c="8"/>[*] Debug Filesystem</text:p>
      <text:p text:style-name="Quotations"><text:s text:c="8"/>[*] Compile the kernel with debug info</text:p>
      <text:p text:style-name="P17"/>
      <text:p text:style-name="Text_20_body">Please rebuild your Linux kernel if you change any options of the config.</text:p>
      <text:p text:style-name="P10"/>
      <text:h text:style-name="P13" text:outline-level="3"><text:bookmark-start text:name="__RefHeading__629_1585187435"/>If use with Linux kernel of Android<text:bookmark-end text:name="__RefHeading__629_1585187435"/></text:h>
      <text:p text:style-name="Text_20_body">The default Linux kernel config of Android should not support KGTP. To use KGTP, Linux kernel of Android need open following options:</text:p>
      <text:p text:style-name="Quotations">[*] Enable loadable module support <text:s/>---&gt;</text:p>
      <text:p text:style-name="Quotations">General setup <text:s/>---&gt; </text:p>
      <text:p text:style-name="Quotations"><text:s text:c="8"/>[*] Prompt for development and/or incomplete code/drivers</text:p>
      <text:p text:style-name="Quotations"><text:s text:c="8"/>[*] Kprobes</text:p>
      <text:p text:style-name="Quotations">Kernel hacking <text:s/>---&gt;</text:p>
      <text:p text:style-name="Quotations"><text:s text:c="8"/>[*] Debug Filesystem</text:p>
      <text:p text:style-name="Quotations"><text:s text:c="8"/>[*] Compile the kernel with debug info</text:p>
      <text:p text:style-name="P17"/>
      <text:p text:style-name="Text_20_body">Please rebuild your Linux kernel if you change any options of the Linux kernel config.</text:p>
      <text:h text:style-name="P13" text:outline-level="3"><text:bookmark-start text:name="__RefHeading__631_1585187435"/>If your system use the Linux kernel from distribution<text:bookmark-end text:name="__RefHeading__631_1585187435"/></text:h>
      <text:p text:style-name="Text_20_body">You need install some Linux kernel package.</text:p>
      <text:h text:style-name="Heading_20_4" text:outline-level="4"><text:bookmark-start text:name="__RefHeading__882_1585187435"/>Ubuntu<text:bookmark-end text:name="__RefHeading__882_1585187435"/></text:h>
      <text:h text:style-name="Heading_20_5" text:outline-level="5"><text:bookmark-start text:name="__RefHeading__884_1585187435"/>The standard method of install the Linux kernel debug image<text:bookmark-end text:name="__RefHeading__884_1585187435"/></text:h>
      <text:p text:style-name="P7">1) Add debug source to the sources list of Ubuntu.</text:p>
      <text:p text:style-name="Text_20_body">Create an /etc/apt/sources.list.d/ddebs.list by running the following line at a terminal:</text:p>
      <text:p text:style-name="Quotations">echo "deb http://ddebs.ubuntu.com $(lsb_release -cs) main restricted universe multiverse" | \</text:p>
      <text:p text:style-name="Quotations">sudo tee -a /etc/apt/sources.list.d/ddebs.list</text:p>
      <text:p text:style-name="P17"/>
      <text:p text:style-name="Text_20_body">Stable releases (not alphas and betas) require three more lines adding to the same file, which is done by the following terminal command:</text:p>
      <text:p text:style-name="Quotations">echo "deb http://ddebs.ubuntu.com $(lsb_release -cs)-updates main restricted universe multiverse</text:p>
      <text:p text:style-name="Quotations">deb http://ddebs.ubuntu.com $(lsb_release -cs)-security main restricted universe multiverse</text:p>
      <text:p text:style-name="Quotations">deb http://ddebs.ubuntu.com $(lsb_release -cs)-proposed main restricted universe multiverse" | \</text:p>
      <text:p text:style-name="Quotations">sudo tee -a /etc/apt/sources.list.d/ddebs.list</text:p>
      <text:p text:style-name="Text_20_body"/>
      <text:p text:style-name="Text_20_body">Import the debug symbol archive signing key:</text:p>
      <text:p text:style-name="Quotations">sudo apt-key adv --keyserver keyserver.ubuntu.com --recv-keys 428D7C01</text:p>
      <text:p text:style-name="P11"/>
      <text:p text:style-name="Text_20_body">Then run:</text:p>
      <text:p text:style-name="Quotations">sudo apt-get update</text:p>
      <text:p text:style-name="P11"/>
      <text:p text:style-name="P7">2) Get Linux kernel debug image</text:p>
      <text:p text:style-name="Quotations">sudo apt-get install linux-image-$(uname -r)-dbgsym</text:p>
      <text:p text:style-name="P11"/>
      <text:p text:style-name="Text_20_body">Then you can find Linux kernel debug image in "/usr/lib/debug/boot/vmlinux-$(uname -r)".</text:p>
      <text:p text:style-name="Text_20_body">Please <text:span text:style-name="T4">note</text:span> that this step <text:span text:style-name="T4">Get Linux kernel debug image</text:span> need do again when Linux kernel update.</text:p>
      <text:p text:style-name="Text_20_body"/>
      <text:h text:style-name="Heading_20_5" text:outline-level="5"><text:bookmark-start text:name="__RefHeading__886_1585187435"/><text:soft-page-break/>The second method of install the Linux kernel debug image<text:bookmark-end text:name="__RefHeading__886_1585187435"/></text:h>
      <text:p text:style-name="Text_20_body">If you got some trouble with the standard method, please use following commands to install the Linux kernel debug image.</text:p>
      <text:p text:style-name="Quotations">wget http://ddebs.ubuntu.com/pool/main/l/linux/linux-image-$(uname -r)-dbgsym_$(dpkg -s linux-image-$(uname -r) | grep ^Version: | sed 's/Version: //')_$(uname -i | sed 's/x86_64/amd64/').ddeb</text:p>
      <text:p text:style-name="Quotations">sudo dpkg -i linux-image-$(uname -r)-dbgsym_$(dpkg -s linux-image-$(uname -r) | grep ^Version: | sed 's/Version: //')_$(uname -i | sed 's/x86_64/amd64/').ddeb</text:p>
      <text:p text:style-name="Text_20_body"/>
      <text:p text:style-name="Text_20_body">Please <text:span text:style-name="T4">note</text:span> that this method need do again when Linux kernel update.</text:p>
      <text:h text:style-name="Heading_20_5" text:outline-level="5"><text:bookmark-start text:name="__RefHeading__888_1585187435"/>Install the Linux kernel headers<text:bookmark-end text:name="__RefHeading__888_1585187435"/></text:h>
      <text:p text:style-name="Quotations">sudo apt-get install linux-headers-generic</text:p>
      <text:p text:style-name="P11"/>
      <text:h text:style-name="Heading_20_5" text:outline-level="5"><text:bookmark-start text:name="__RefHeading__890_1585187435"/>Install the Linux kernel source<text:bookmark-end text:name="__RefHeading__890_1585187435"/></text:h>
      <text:p text:style-name="Text_20_body">Install the source package:</text:p>
      <text:p text:style-name="Quotations">sudo apt-get install linux-source</text:p>
      <text:p text:style-name="P11"/>
      <text:p text:style-name="Text_20_body">Uncompress the source package:</text:p>
      <text:p text:style-name="Quotations">sudo mkdir -p /build/buildd/</text:p>
      <text:p text:style-name="Quotations">sudo tar vxjf /usr/src/linux-source-$(uname -r | sed 's/-.*//').tar.bz2 -C /build/buildd/</text:p>
      <text:p text:style-name="Quotations">sudo rm -rf /build/buildd/linux-$(uname -r | sed 's/-.*//')</text:p>
      <text:p text:style-name="Quotations">sudo mv /build/buildd/linux-source-$(uname -r | sed 's/-.*//') /build/buildd/linux-$(uname -r | sed 's/-.*//')</text:p>
      <text:p text:style-name="P11"/>
      <text:p text:style-name="Text_20_body">Please <text:span text:style-name="T4">note</text:span> that this step <text:a xlink:type="simple" xlink:href="#5.0.0.1.4.Install the Linux kernel source|outline"><text:span text:style-name="T4">Install the Linux kernel source</text:span></text:a> need do again when Linux kernel update.</text:p>
      <text:h text:style-name="P36" text:outline-level="4"><text:bookmark-start text:name="__RefHeading__4078_695897485"/>Fedora<text:bookmark-end text:name="__RefHeading__4078_695897485"/></text:h>
      <text:h text:style-name="Heading_20_5" text:outline-level="5"><text:bookmark-start text:name="__RefHeading__4080_695897485"/>Install the Linux kernel debug image<text:bookmark-end text:name="__RefHeading__4080_695897485"/></text:h>
      <text:p text:style-name="Text_20_body">Use following command: </text:p>
      <text:p text:style-name="Quotations">sudo debuginfo-install kernel </text:p>
      <text:p text:style-name="P12"/>
      <text:p text:style-name="Text_20_body">Or: </text:p>
      <text:p text:style-name="Quotations">sudo yum --enablerepo=fedora-debuginfo install kernel-debuginfo </text:p>
      <text:p text:style-name="Text_20_body"/>
      <text:p text:style-name="Text_20_body">Then you can find Linux kernel debug image in "/usr/lib/debug/lib/modules/$(uname -r)/vmlinux". </text:p>
      <text:h text:style-name="Heading_20_5" text:outline-level="5"><text:bookmark-start text:name="__RefHeading__4082_695897485"/>Install the Linux kernel devel package <text:bookmark-end text:name="__RefHeading__4082_695897485"/></text:h>
      <text:p text:style-name="Quotations">sudo yum install kernel-devel-$(uname -r) </text:p>
      <text:p text:style-name="P11"/>
      <text:p text:style-name="Text_20_body">Please <text:span text:style-name="T4">note</text:span> that after update the Linux kernel package, you may need to call this command.</text:p>
      <text:h text:style-name="P13" text:outline-level="3"><text:bookmark-start text:name="__RefHeading__4084_695897485"/>Make sure current Linux kernel debug image is right <text:bookmark-end text:name="__RefHeading__4084_695897485"/></text:h>
      <text:p text:style-name="Text_20_body">GDB open the right Linux kernel debug image is an very important because GDB will get the debug info and address info from it. So before you use KGTP, please do the check to make sure about it. </text:p>
      <text:p text:style-name="Text_20_body">There are 2 ways to do the check, what I suggest is do both of them to make sure Linux kernel debug image is right. </text:p>
      <text:p text:style-name="Text_20_body"/>
      <text:p text:style-name="Text_20_body">Please <text:span text:style-name="T4">note</text:span> that if you determine you use the right Linux kernel debug image, but cannot pass these ways. Please see Handle_the_issue_that_Linux_kernel_debug_image's_address_in.</text:p>
      <text:h text:style-name="Heading_20_4" text:outline-level="4"><text:bookmark-start text:name="__RefHeading__4086_695897485"/>Where is the current Linux kernel debug image <text:bookmark-end text:name="__RefHeading__4086_695897485"/></text:h>
      <text:p text:style-name="Text_20_body">In UBUNTU, you can find it in "/usr/lib/debug/boot/vmlinux-$(uname -r)". </text:p>
      <text:p text:style-name="Text_20_body">In Fedora, you can find it in "/usr/lib/debug/lib/modules/$(uname -r)/vmlinux". </text:p>
      <text:p text:style-name="Text_20_body">If you build Linux kernel with yourself, you can find vmlinux file in the Linux kernel build directory.</text:p>
      <text:h text:style-name="P36" text:outline-level="4"><text:bookmark-start text:name="__RefHeading__4088_695897485"/>Use /proc/kallsyms <text:bookmark-end text:name="__RefHeading__4088_695897485"/></text:h>
      <text:p text:style-name="Text_20_body">In the system that its Linux kernel is what you want to trace, use following command to get the address of sys_read and sys_write: </text:p>
      <text:p text:style-name="Quotations">sudo cat /proc/kallsyms | grep sys_read </text:p>
      <text:p text:style-name="Quotations">ffffffff8117a520 T sys_read </text:p>
      <text:p text:style-name="Quotations">sudo cat /proc/kallsyms | grep sys_write </text:p>
      <text:p text:style-name="Quotations">ffffffff8117a5b0 T sys_write </text:p>
      <text:p text:style-name="Table_20_Contents"/>
      <text:p text:style-name="Text_20_body">Then we can get that the address of sys_read is 0xffffffff8117a520 and the address of sys_write is 0xffffffff8117a5b0. </text:p>
      <text:p text:style-name="Text_20_body">After that use GDB get address of sys_read and sys_write from Linux kernel debug image: </text:p>
      <text:p text:style-name="Quotations">gdb ./vmlinux </text:p>
      <text:p text:style-name="Quotations">(gdb) p sys_read </text:p>
      <text:p text:style-name="Quotations">$1 = {long int (unsigned int, char *, size_t)} 0xffffffff8117a520 &lt;sys_read&gt; </text:p>
      <text:p text:style-name="Quotations">(gdb) p sys_write </text:p>
      <text:p text:style-name="Quotations">$2 = {long int (unsigned int, const char *, size_t)} 0xffffffff8117a5b0 &lt;sys_write&gt; </text:p>
      <text:p text:style-name="Text_20_body"/>
      <text:p text:style-name="Text_20_body">The address of sys_read and sys_write is same, so the Linux kernel debug image is right. </text:p>
      <text:h text:style-name="P36" text:outline-level="4"><text:bookmark-start text:name="__RefHeading__4090_695897485"/>Use linux_banner <text:bookmark-end text:name="__RefHeading__4090_695897485"/></text:h>
      <text:p text:style-name="Quotations"><text:span text:style-name="User_20_Entry">sudo gdb ./vmlinux </text:span></text:p>
      <text:p text:style-name="Quotations"><text:span text:style-name="User_20_Entry">(gdb) p linux_banner </text:span></text:p>
      <text:p text:style-name="Quotations"><text:span text:style-name="User_20_Entry">$1 = "Linux version 3.4.0-rc4+ (teawater@teawater-Precision-M4600) (gcc version 4.6.3 (GCC) ) #3 SMP Tue Apr 24 13:29:05 CST 2012\n" </text:span></text:p>
      <text:p text:style-name="Text_20_body">This linux_banner is the kernel info inside the Linux kernel debug image. </text:p>
      <text:p text:style-name="Text_20_body">After that, connect to KGTP following the way in HOWTO#Make_GDB_connect_to_gtp connect to KGTP and print linux_banner again. </text:p>
      <text:p text:style-name="Quotations">(gdb) target remote /sys/kernel/debug/gtp </text:p>
      <text:p text:style-name="Quotations">Remote debugging using /sys/kernel/debug/gtp </text:p>
      <text:p text:style-name="Quotations">0x0000000000000000 in irq_stack_union () </text:p>
      <text:p text:style-name="Quotations">(gdb) p linux_banner </text:p>
      <text:p text:style-name="Quotations">$2 = "Linux version 3.4.0-rc4+ (teawater@teawater-Precision-M4600) (gcc version 4.6.3 (GCC) ) #3 SMP Tue Apr 24 13:29:05 CST 2012\n" </text:p>
      <text:p text:style-name="Text_20_body"/>
      <text:p text:style-name="Text_20_body">This linux_banner is the kernel info that Linux kernel that KGTP is tracing. If it is same with the prev kernel info, the Linux kernel debug image is right. </text:p>
      <text:h text:style-name="P13" text:outline-level="3"><text:bookmark-start text:name="__RefHeading__4092_695897485"/>Handle the issue that Linux kernel debug image's address info is not same with Linux kernel when it running <text:bookmark-end text:name="__RefHeading__4092_695897485"/></text:h>
      <text:p text:style-name="Text_20_body">In X86_32, you will found that the Linux kernel debug image's address info is not same with Linux kernel when it running through the ways in <text:a xlink:type="simple" xlink:href="#Make sure current Linux kernel debug image is right |outline">Make sure current Linux kernel debug image is right</text:a>. And you determine the Linux kernel debug image is right. </text:p>
      <text:p text:style-name="Text_20_body">This issue is because: </text:p>
      <text:p text:style-name="P16">Processor type and features <text:s/>---&gt; </text:p>
      <text:p text:style-name="P16"><text:s text:c="8"/>(0x1000000) Physical address where the kernel is loaded </text:p>
      <text:p text:style-name="P16"><text:s text:c="8"/>(0x100000) Alignment value to which kernel should be aligned</text:p>
      <text:p text:style-name="Text_20_body"/>
      <text:p text:style-name="Text_20_body">The values of these two options are different. Please <text:span text:style-name="T4">note</text:span> that the "Physical address where the kernel is loaded" is not showed in config sometimes. You can get its value through search "PHYSICAL_START". </text:p>
      <text:p text:style-name="Text_20_body">You can handle this issue through change "Alignment value to which kernel should be aligned" same with "Physical address where the kernel is loaded". </text:p>
      <text:p text:style-name="Text_20_body">This issue doesn't affect X86_64. </text:p>
      <text:h text:style-name="P14" text:outline-level="2"><text:bookmark-start text:name="__RefHeading__4094_695897485"/>Get KGTP<text:bookmark-end text:name="__RefHeading__4094_695897485"/></text:h>
      <text:h text:style-name="Heading_20_3" text:outline-level="3"><text:bookmark-start text:name="__RefHeading__4096_695897485"/>Get KGTP through http <text:bookmark-end text:name="__RefHeading__4096_695897485"/></text:h>
      <text:p text:style-name="Text_20_body">Please goto <text:a xlink:type="simple" xlink:href="#http://code.google.com/p/kgtp/downloads/list">http://code.google.com/p/kgtp/downloads/list</text:a> OR <text:a xlink:type="simple" xlink:href="#https://code.google.com/p/kgtp/wiki/UPDATE">UPDATE</text:a> to download the package. </text:p>
      <text:h text:style-name="P36" text:outline-level="4"><text:bookmark-start text:name="__RefHeading__4098_695897485"/>Get KGTP through svn <text:bookmark-end text:name="__RefHeading__4098_695897485"/></text:h>
      <text:p text:style-name="Text_20_body">Following command will get the last release version of KGTP: </text:p>
      <text:p text:style-name="Quotations">svn checkout http://kgtp.googlecode.com/svn/tags/kgtp/</text:p>
      <text:p text:style-name="Text_20_body"/>
      <text:p text:style-name="Text_20_body">Following command will get all the files about KGTP: </text:p>
      <text:p text:style-name="Quotations">svn checkout http://kgtp.googlecode.com/svn/ kgtp-read-only</text:p>
      <text:p text:style-name="Text_20_body"><text:s/></text:p>
      <text:p text:style-name="Text_20_body">kgtp-read-only/tags/ Present for each release of KGTP. </text:p>
      <text:p text:style-name="Text_20_body">kgtp-read-only/trunk/ Present for the main trunk of KGTP. </text:p>
      <text:h text:style-name="P14" text:outline-level="2"><text:bookmark-start text:name="__RefHeading__4748_695897485"/>Config KGTP <text:bookmark-end text:name="__RefHeading__4748_695897485"/></text:h>
      <text:p text:style-name="Text_20_body">Following part is the default config of KGTP inside the Makefile. With this config, KGTP will build together with current kernel that running on this machine. </text:p>
      <text:p text:style-name="P16">KERNELDIR := /lib/modules/`uname -r`/build </text:p>
      <text:p text:style-name="Quotations">CROSS_COMPILE := </text:p>
      <text:p text:style-name="Text_20_body">KERELDIR is set to the directory which holds the kernel you want to build for. By default, it is set to the kernel that you are running. </text:p>
      <text:p text:style-name="Text_20_body">Please note that this directory should be Linux kernel build directory or linux-headers directory but not the source directory but not the Linux kernel source directory. And the Linux kernel build directory should be used after build successful. </text:p>
      <text:p text:style-name="Text_20_body">CROSS_COMPILE is set to the prefix name of compiler that you want to build KGTP. Empty to compile with your default compiler. </text:p>
      <text:p text:style-name="Text_20_body">ARCH is the architecture. </text:p>
      <text:p text:style-name="Text_20_body"/>
      <text:p text:style-name="Text_20_body">Or you can choose which kernel you want build with and which compiler you want use by change Makefile. </text:p>
      <text:p text:style-name="Text_20_body">For example: </text:p>
      <text:p text:style-name="Quotations">KERNELDIR := /home/teawater/kernel/bamd64 </text:p>
      <text:p text:style-name="Quotations">CROSS_COMPILE :=x86_64-glibc_std- </text:p>
      <text:p text:style-name="Quotations">ARCH := x86_64 </text:p>
      <text:p text:style-name="Text_20_body">KERNELDIR is set to /home/teawater/kernel/bamd64. Compiler will use x86_64-glibc_std-gcc. </text:p>
      <text:h text:style-name="P14" text:outline-level="2"><text:bookmark-start text:name="__RefHeading__4750_695897485"/>Compile KGTP <text:bookmark-end text:name="__RefHeading__4750_695897485"/></text:h>
      <text:h text:style-name="Heading_20_3" text:outline-level="3"><text:bookmark-start text:name="__RefHeading__4752_695897485"/>Normal compile <text:bookmark-end text:name="__RefHeading__4752_695897485"/></text:h>
      <text:p text:style-name="Quotations">cd kgtp/ </text:p>
      <text:p text:style-name="Quotations">make </text:p>
      <text:p text:style-name="P17"/>
      <text:p text:style-name="Text_20_body">In some build environment (for example Android) will get some error with user space program getmod or getframe. Please ignore this error and use the gtp.ko in this directory. </text:p>
      <text:p text:style-name="Text_20_body">If you get error message "/usr/bin/ld: cannot find -lc" in Fedora, please use following command handle it. </text:p>
      <text:p text:style-name="Quotations">sudo yum install glibc-static</text:p>
      <text:h text:style-name="P13" text:outline-level="3"><text:bookmark-start text:name="__RefHeading__4754_695897485"/>Compile KGTP with some special config <text:bookmark-end text:name="__RefHeading__4754_695897485"/></text:h>
      <text:p text:style-name="Text_20_body">Most of time, KGTP can auto select right options to build with Various versions of Linux kernel. </text:p>
      <text:p text:style-name="Text_20_body">But if you want config special options with yourself, you can read following part: </text:p>
      <text:p text:style-name="Text_20_body">With this option, KGTP will not auto select any build options. </text:p>
      <text:p text:style-name="Quotations">make AUTO=0 </text:p>
      <text:p text:style-name="P17"/>
      <text:p text:style-name="Text_20_body">With this option, KGTP will use simple frame instead of KGTP ring buffer. </text:p>
      <text:p text:style-name="Text_20_body">The simple frame doesn't support gtpframe_pipe. It just for debug KGTP. </text:p>
      <text:p text:style-name="Quotations">make AUTO=0 FRAME_SIMPLE=1</text:p>
      <text:p text:style-name="Text_20_body"/>
      <text:p text:style-name="Text_20_body">With this option, $clock will return rdtsc value instead of local_clock. </text:p>
      <text:p text:style-name="Quotations">make AUTO=0 CLOCK_CYCLE=1</text:p>
      <text:p text:style-name="Text_20_body"/>
      <text:p text:style-name="Text_20_body">With this option, KGTP will use procfs instead of debugfs.</text:p>
      <text:p text:style-name="Quotations">make AUTO=0 USE_PROC=1 </text:p>
      <text:p text:style-name="Text_20_body"/>
      <text:p text:style-name="Text_20_body">The options can use together, for example: </text:p>
      <text:p text:style-name="Quotations">make AUTO=0 FRAME_SIMPLE=1 CLOCK_CYCLE=1 </text:p>
      <text:p text:style-name="Text_20_body"/>
      <text:h text:style-name="P14" text:outline-level="2"><text:bookmark-start text:name="__RefHeading__4756_695897485"/>Install and uninstall KGTP <text:bookmark-end text:name="__RefHeading__4756_695897485"/></text:h>
      <text:p text:style-name="Text_20_body">KGTP don't need to be install because it can insmod directly inside its directory (See HOWTO#Exec_it). But if you need, you can install it to your system. </text:p>
      <text:p text:style-name="Text_20_body">Install: </text:p>
      <text:p text:style-name="Quotations">cd kgtp/ </text:p>
      <text:p text:style-name="Quotations">sudo make install</text:p>
      <text:p text:style-name="P17"/>
      <text:p text:style-name="Text_20_body">Uninstall: </text:p>
      <text:p text:style-name="Quotations">cd kgtp/ </text:p>
      <text:p text:style-name="Quotations">sudo make uninstall </text:p>
      <text:p text:style-name="Text_20_body"/>
      <text:h text:style-name="P14" text:outline-level="2"><text:bookmark-start text:name="__RefHeading__4427_1176671169"/>Use KGTP with DKMS<text:bookmark-end text:name="__RefHeading__4427_1176671169"/></text:h>
      <text:p text:style-name="Text_20_body">You can use KGTP with DKMS if you want it. </text:p>
      <text:p text:style-name="Text_20_body">Following commands will copy the files of KGTP to the directory that DKMS need. </text:p>
      <text:p text:style-name="Quotations">cd kgtp/ </text:p>
      <text:p text:style-name="Quotations">sudo make dkms</text:p>
      <text:p text:style-name="P17"><text:s/></text:p>
      <text:p text:style-name="Text_20_body">Then you can use DKMS commands to control KGTP. Please goto <text:a xlink:type="simple" xlink:href="#http://linux.dell.com/dkms/manpage.html">http://linux.dell.com/dkms/manpage.html</text:a> to see how to use DKMS. </text:p>
      <text:p text:style-name="Text_20_body"/>
      <text:h text:style-name="P14" text:outline-level="2"><text:bookmark-start text:name="__RefHeading__4429_1176671169"/>Use KGTP patch for Linux kernel <text:bookmark-end text:name="__RefHeading__4429_1176671169"/></text:h>
      <text:p text:style-name="Text_20_body">Most of time, you don't need KGTP patch because KGTP can build as a LKM and very easy to use. But to help some people include KGTP to them special Linux Kernel tree, KGTP supply patches for Linux kernel. </text:p>
      <text:p text:style-name="Text_20_body">In the KGTP directory: </text:p>
      <text:list xml:id="list803201818" text:style-name="L1">
        <text:list-item>
          <text:p text:style-name="P18"><text:span text:style-name="T4">gtp_3.7_to_upstream.patch</text:span> is the patch for Linux kernel from 3.7 to upstream. </text:p>
        </text:list-item>
        <text:list-item>
          <text:p text:style-name="P18"><text:span text:style-name="T4">gtp_3.0_to_3.6.patch is the patch</text:span> for Linux kernel from 3.0 to 3.6. </text:p>
        </text:list-item>
        <text:list-item>
          <text:p text:style-name="P18"><text:span text:style-name="T4">gtp_2.6.39.patch is the patch</text:span> for Linux kernel 2.6.39. </text:p>
        </text:list-item>
        <text:list-item>
          <text:p text:style-name="P18"><text:span text:style-name="T4">gtp_2.6.33_to_2.6.38.patch</text:span> is the patch for Linux kernel from 2.6.33 to 2.6.38. </text:p>
        </text:list-item>
        <text:list-item>
          <text:p text:style-name="P18"><text:span text:style-name="T4">gtp_2.6.20_to_2.6.32.patch</text:span> is the patch for Linux kernel from 2.6.20 to 2.6.32. </text:p>
        </text:list-item>
        <text:list-item>
          <text:p text:style-name="P18"><text:span text:style-name="T4">gtp_older_to_2.6.19.patch</text:span> is the patch for Linux kernel 2.6.19 and older version. </text:p>
        </text:list-item>
      </text:list>
      <text:p text:style-name="Text_20_body"/>
      <text:h text:style-name="P14" text:outline-level="2"><text:bookmark-start text:name="__RefHeading__4431_1176671169"/>Install GDB for KGTP <text:bookmark-end text:name="__RefHeading__4431_1176671169"/></text:h>
      <text:p text:style-name="Text_20_body">The GDB that older than 7.6 have some bugs of tracepoint. And some functions of GDB are not very well. </text:p>
      <text:p text:style-name="Text_20_body">So if your GDB is older than 7.6 please go to <text:a xlink:type="simple" xlink:href="#https://code.google.com/p/gdbt/">https://code.google.com/p/gdbt/</text:a> to get howto install GDB for KGTP. It supplies sources of UBUBTU, CentOS, Fedora, Mandriva, RHEL, SLE, openSUSE. Also have static binary for others. </text:p>
      <text:p text:style-name="Text_20_body">If you have issue about GDB please get help according to HOWTO#Report_issues_about_KGTP.</text:p>
      <text:p text:style-name="Text_20_body"/>
      <text:h text:style-name="P26" text:outline-level="1"><text:bookmark-start text:name="__RefHeading__4433_1176671169"/>How to let GDB connect to KGTP<text:bookmark-end text:name="__RefHeading__4433_1176671169"/></text:h>
      <text:p text:style-name="Text_20_body">To use KGTP function need let GDB connect to KGTP first. </text:p>
      <text:p text:style-name="Text_20_body"/>
      <text:h text:style-name="Heading_20_2" text:outline-level="2"><text:bookmark-start text:name="__RefHeading__4435_1176671169"/>Normal Linux <text:bookmark-end text:name="__RefHeading__4435_1176671169"/></text:h>
      <text:h text:style-name="Heading_20_3" text:outline-level="3"><text:bookmark-start text:name="__RefHeading__4437_1176671169"/>Insmod the KGTP module <text:bookmark-end text:name="__RefHeading__4437_1176671169"/></text:h>
      <text:p text:style-name="Text_20_body">If you have installed KGTP in your system, you can:</text:p>
      <text:p text:style-name="Quotations">sudo modprobe gtp</text:p>
      <text:p text:style-name="P17"/>
      <text:p text:style-name="Text_20_body">Or you can use the kgtp module in the directory. </text:p>
      <text:p text:style-name="Quotations">cd kgtp/ </text:p>
      <text:p text:style-name="Quotations">sudo insmod gtp.ko</text:p>
      <text:p text:style-name="P17"/>
      <text:h text:style-name="P13" text:outline-level="3"><text:bookmark-start text:name="__RefHeading__4439_1176671169"/>Handle the issue that cannot find "/sys/kernel/debug/gtp" <text:bookmark-end text:name="__RefHeading__4439_1176671169"/></text:h>
      <text:p text:style-name="Text_20_body">If you got this issue, please make sure "Debug Filesystem" is opened in your kernel config first. <text:s/>Please goto <text:a xlink:type="simple" xlink:href="#If your system use the Linux kernel that is built by yourself|outline">If your system use the Linux kernel that is built by yourself</text:a> see how to open it.</text:p>
      <text:p text:style-name="Text_20_body"/>
      <text:p text:style-name="Text_20_body">If it is opened, please use following command mount sysfs. </text:p>
      <text:p text:style-name="Quotations">sudo mount -t sysfs none /sys/ </text:p>
      <text:p text:style-name="P17"/>
      <text:p text:style-name="Text_20_body">Maybe you will got some error for examle "sysfs is already mounted on /sys". Please ignore it.</text:p>
      <text:p text:style-name="Text_20_body">please use following command mount debugfs. </text:p>
      <text:p text:style-name="Quotations">mount -t debugfs none /sys/kernel/debug/</text:p>
      <text:p text:style-name="Text_20_body"/>
      <text:p text:style-name="Text_20_body">Then you can find "/sys/kernel/debug/gtp".</text:p>
      <text:p text:style-name="Text_20_body"/>
      <text:h text:style-name="P13" text:outline-level="3"><text:bookmark-start text:name="__RefHeading__4283_1369842245"/>Make GDB connect to gtp<text:bookmark-end text:name="__RefHeading__4283_1369842245"/></text:h>
      <text:p text:style-name="Text_20_body">Please <text:span text:style-name="T4">note</text:span> that let GDB open a right vmlinux file is very important. Please goto “<text:a xlink:type="simple" xlink:href="#Make sure current Linux kernel debug image is right |outline">Make sure current Linux kernel debug image is right</text:a>” get how to do it. </text:p>
      <text:h text:style-name="Heading_20_4" text:outline-level="4"><text:bookmark-start text:name="__RefHeading__4816_1369842245"/>GDB on the current machine<text:bookmark-end text:name="__RefHeading__4816_1369842245"/></text:h>
      <text:p text:style-name="Quotations">sudo gdb ./vmlinux </text:p>
      <text:p text:style-name="Quotations">(gdb) target remote /sys/kernel/debug/gtp </text:p>
      <text:p text:style-name="Quotations">Remote debugging using /sys/kernel/debug/gtp </text:p>
      <text:p text:style-name="Quotations">0x0000000000000000 in ?? () </text:p>
      <text:p text:style-name="Text_20_body">After that, you can begin to use GDB command trace and debug the Linux Kernel. </text:p>
      <text:p text:style-name="Text_20_body"/>
      <text:h text:style-name="P36" text:outline-level="4"><text:bookmark-start text:name="__RefHeading__4818_1369842245"/>GDB on remote machine <text:bookmark-end text:name="__RefHeading__4818_1369842245"/></text:h>
      <text:p text:style-name="Text_20_body">Use nc map the KGTP interface to port 1024. </text:p>
      <text:p text:style-name="Quotations">sudo su </text:p>
      <text:p text:style-name="Quotations">nc -l 1234 &lt;/sys/kernel/debug/gtp &gt;/sys/kernel/debug/gtp </text:p>
      <text:p text:style-name="Quotations">#(nc -l -p 1234 &lt;/sys/kernel/debug/gtp &gt;/sys/kernel/debug/gtp for old version netcat.) </text:p>
      <text:p text:style-name="P17"/>
      <text:p text:style-name="Text_20_body">After that, nc will hang there to wait connection. </text:p>
      <text:p text:style-name="Quotations">Let gdb connect to the port 1234. </text:p>
      <text:p text:style-name="Quotations">gdb-release ./vmlinux </text:p>
      <text:p text:style-name="Quotations">(gdb) target remote xxx.xxx.xxx.xxx:1234</text:p>
      <text:p text:style-name="P17"/>
      <text:p text:style-name="Text_20_body">After that, you can begin to use GDB command trace and debug the Linux Kernel. </text:p>
      <text:p text:style-name="Text_20_body"/>
      <text:h text:style-name="P14" text:outline-level="2"><text:bookmark-start text:name="__RefHeading__4820_1369842245"/>Android <text:bookmark-end text:name="__RefHeading__4820_1369842245"/></text:h>
      <text:p text:style-name="Text_20_body">This video introduces use GDB connect to the KGTP in the Android, Please goto <text:a xlink:type="simple" xlink:href="#http://youtu.be/_UGN2j8Ctg0">http://youtu.be/_UGN2j8Ctg0</text:a> or <text:a xlink:type="simple" xlink:href="#http://www.tudou.com/programs/view/FjkQ6HhPnfE/">http://www.tudou.com/programs/view/FjkQ6HhPnfE/</text:a> to see it. </text:p>
      <text:h text:style-name="Heading_20_3" text:outline-level="3"><text:bookmark-start text:name="__RefHeading__4822_1369842245"/>Insmod the KGTP module <text:bookmark-end text:name="__RefHeading__4822_1369842245"/></text:h>
      <text:p text:style-name="Text_20_body"><text:span text:style-name="T4">First</text:span>, make sure ADB has connected with Android.</text:p>
      <text:p text:style-name="Text_20_body"/>
      <text:p text:style-name="Text_20_body"><text:span text:style-name="T4">Second</text:span>, copy KGTP module to Android. </text:p>
      <text:p text:style-name="Quotations">sudo adb push gtp.ko /</text:p>
      <text:p text:style-name="Text_20_body">Directory "/" may be read-only. You can choice other directory or use command "sudo adb shell mount -o rw,remount /" remount the directory to can write.</text:p>
      <text:p text:style-name="Text_20_body"/>
      <text:p text:style-name="Text_20_body"><text:span text:style-name="T4">Third</text:span>, insmod the module. </text:p>
      <text:p text:style-name="Quotations">adb shell insmod /gtp.ko</text:p>
      <text:p text:style-name="P17"/>
      <text:h text:style-name="P13" text:outline-level="3"><text:bookmark-start text:name="__RefHeading__4824_1369842245"/>Handle the issue that cannot find "/sys/kernel/debug/gtp" <text:bookmark-end text:name="__RefHeading__4824_1369842245"/></text:h>
      <text:p text:style-name="Text_20_body">If you got this issue, please make sure "Debug Filesystem" is opened in your kernel config first. <text:s/>Please goto <text:s/>If_your_system_use_the_Linux_kernel_that_is_built_by_yourself see howto “<text:a xlink:type="simple" xlink:href="#If use with Linux kernel of Android|outline">If use with Linux kernel of Android</text:a>” see howto open it.</text:p>
      <text:p text:style-name="Text_20_body"/>
      <text:p text:style-name="Text_20_body">If it is opened, please use following command mount sysfs. </text:p>
      <text:p text:style-name="Quotations">sudo adb shell mount -t sysfs none /sys/</text:p>
      <text:p text:style-name="Text_20_body">Maybe you will got some error for examle "Device or resource busy". Please ignore it. </text:p>
      <text:p text:style-name="Text_20_body"/>
      <text:p text:style-name="Text_20_body">please use following command mount debugfs. </text:p>
      <text:p text:style-name="Quotations">sudo adb shell mount -t debugfs none /sys/kernel/debug/ </text:p>
      <text:p text:style-name="Text_20_body"/>
      <text:p text:style-name="Text_20_body">Then you can find "/sys/kernel/debug/gtp".</text:p>
      <text:p text:style-name="Text_20_body"/>
      <text:h text:style-name="P13" text:outline-level="3"><text:bookmark-start text:name="__RefHeading__4826_1369842245"/>GDB connect to the KGTP <text:bookmark-end text:name="__RefHeading__4826_1369842245"/></text:h>
      <text:p text:style-name="Text_20_body">Use nc map the KGTP interface to port 1024. </text:p>
      <text:p text:style-name="Quotations">adb forward tcp:1234 tcp:1234 </text:p>
      <text:p text:style-name="Quotations">adb shell "nc -l -p 1234 &lt;/sys/kernel/debug/gtp &gt;/sys/kernel/debug/gtp" </text:p>
      <text:p text:style-name="Quotations">#(adb shell "nc -l 1234 &lt;/sys/kernel/debug/gtp &gt;/sys/kernel/debug/gtp" for new version netcat.) </text:p>
      <text:p text:style-name="P17"/>
      <text:p text:style-name="Text_20_body">After that, nc will hang there to wait connection. </text:p>
      <text:p text:style-name="Text_20_body">Let gdb connect to the port 1234. </text:p>
      <text:p text:style-name="Quotations">gdb-release ./vmlinux </text:p>
      <text:p text:style-name="Quotations">(gdb) target remote :1234</text:p>
      <text:p text:style-name="P17"/>
      <text:p text:style-name="Text_20_body">After that, you can begin to use GDB command trace and debug the Linux Kernel. </text:p>
      <text:p text:style-name="Text_20_body"/>
      <text:h text:style-name="P26" text:outline-level="1"><text:bookmark-start text:name="__RefHeading__4828_1369842245"/>Add module symbols to GDB<text:bookmark-end text:name="__RefHeading__4828_1369842245"/></text:h>
      <text:p text:style-name="Text_20_body">Sometimes you need to add a Linux kernel module's symbols to GDB to debug it. </text:p>
      <text:p text:style-name="Text_20_body">Add symbols with hand is not very easy, so KGTP package include an GDB python script "getmod.py" and a program "getmod" can help you. </text:p>
      <text:p text:style-name="Text_20_body"/>
      <text:h text:style-name="Heading_20_2" text:outline-level="2"><text:bookmark-start text:name="__RefHeading__4830_1369842245"/>How to use getmod <text:bookmark-end text:name="__RefHeading__4830_1369842245"/></text:h>
      <text:p text:style-name="Text_20_body">"getmod" is written by C so you can use it anywhere even if in an embedded environment. </text:p>
      <text:p text:style-name="Text_20_body">For example: </text:p>
      <text:p text:style-name="Quotations">#Following command save Linux Kernel module info to the file /tmp/mi in GDB </text:p>
      <text:p text:style-name="Quotations">#command format. </text:p>
      <text:p text:style-name="Quotations">sudo getmod &gt;/tmp/mi </text:p>
      <text:p text:style-name="Quotations">#in gdb part: </text:p>
      <text:p text:style-name="Quotations">(gdb) source /tmp/mi </text:p>
      <text:p text:style-name="Quotations">add symbol table from file "/lib/modules/2.6.39-rc5+/kernel/fs/nls/nls_iso8859-1.ko" at </text:p>
      <text:p text:style-name="Quotations"><text:s text:c="8"/>.text_addr = 0xf80de000 </text:p>
      <text:p text:style-name="Quotations"><text:s text:c="8"/>.note.gnu.build-id_addr = 0xf80de088 </text:p>
      <text:p text:style-name="Quotations"><text:s text:c="8"/>.exit.text_addr = 0xf80de074 </text:p>
      <text:p text:style-name="Quotations"><text:s text:c="8"/>.init.text_addr = 0xf8118000 </text:p>
      <text:p text:style-name="Quotations"><text:s text:c="8"/>.rodata.str1.1_addr = 0xf80de0ac </text:p>
      <text:p text:style-name="Quotations"><text:s text:c="8"/>.rodata_addr = 0xf80de0c0 </text:p>
      <text:p text:style-name="Quotations"><text:s text:c="8"/>__mcount_loc_addr = 0xf80de9c0 </text:p>
      <text:p text:style-name="Quotations"><text:s text:c="8"/>.data_addr = 0xf80de9e0 </text:p>
      <text:p text:style-name="Quotations"><text:s text:c="8"/>.gnu.linkonce.this_module_addr = 0xf80dea00 </text:p>
      <text:p text:style-name="Quotations">#After this GDB command, all the Linux Kernel module info is loaded into GDB.</text:p>
      <text:p text:style-name="P17"/>
      <text:p text:style-name="Text_20_body">If you use remote debug or offline debug, maybe you need change the base directory. Following example is for it. </text:p>
      <text:p text:style-name="Quotations">#/lib/modules/2.6.39-rc5+/kernel is replaced to sudo ./getmod -r /home/teawater/kernel/b26 </text:p>
      <text:p text:style-name="Quotations">sudo ./getmod -r /home/teawater/kernel/b26 &gt;~/tmp/mi</text:p>
      <text:p text:style-name="P17"/>
      <text:h text:style-name="P14" text:outline-level="2"><text:bookmark-start text:name="__RefHeading__4832_1369842245"/>How to use getmod.py <text:bookmark-end text:name="__RefHeading__4832_1369842245"/></text:h>
      <text:p text:style-name="Text_20_body">Please <text:span text:style-name="T4">note</text:span> that static build GDB that download from <text:a xlink:type="simple" xlink:href="#https://code.google.com/p/gdbt/">https://code.google.com/p/gdbt/</text:a> cannot use getmod.py. </text:p>
      <text:p text:style-name="Text_20_body">Connect to KGTP before use the getmod.py. </text:p>
      <text:p text:style-name="Quotations">(gdb) source ~/kgtp/getmod.py</text:p>
      <text:p text:style-name="P17"/>
      <text:p text:style-name="Text_20_body">Then this script will auto load the Linux kernel module's symbols to GDB. </text:p>
      <text:p text:style-name="Text_20_body"/>
      <text:h text:style-name="P26" text:outline-level="1"><text:bookmark-start text:name="__RefHeading__4834_1369842245"/>Howto use GDB control KGTP trace and debug Linux kernel <text:bookmark-end text:name="__RefHeading__4834_1369842245"/></text:h>
      <text:h text:style-name="Heading_20_2" text:outline-level="2"><text:bookmark-start text:name="__RefHeading__4836_1369842245"/>Direct access the current value in normal mode <text:bookmark-end text:name="__RefHeading__4836_1369842245"/></text:h>
      <text:p text:style-name="Text_20_body">After GDB connect to KGTP, if it doesn't select any a entry of trace frame bufffer with GDB command "tfind", GDB in the normal mode. Then you can direct access the current value of memory (Linux kernel or the user space program) and the trace state variables without stop anything. </text:p>
      <text:p text:style-name="Text_20_body">If you have selected a trace frame entry, use GDB command "tfind -1" to return to normal mode. Please goto #Use_tfind_select_the_entry_inside_the_trace_frame_info get more info about GDB command "tfind". </text:p>
      <text:h text:style-name="Heading_20_3" text:outline-level="3"><text:bookmark-start text:name="__RefHeading__4457_907387813"/>The memory of Linux kernel <text:bookmark-end text:name="__RefHeading__4457_907387813"/></text:h>
      <text:p text:style-name="Text_20_body">For example, you can access to "jiffies_64" with following command: </text:p>
      <text:p text:style-name="Quotations">(gdb) p jiffies_64</text:p>
      <text:p text:style-name="Text_20_body"/>
      <text:p text:style-name="Text_20_body">Or you can access to the first entry of "static LIST_HEAD(modules)" with following command: </text:p>
      <text:p text:style-name="Quotations">(gdb) p *((struct module *)((char *)modules-&gt;next - ((size_t) &amp;(((struct module *)0)-&gt;list)))) </text:p>
      <text:p text:style-name="Text_20_body"/>
      <text:p text:style-name="Text_20_body">Or you can access to the CPU0 memory info of "DEFINE_PER_CPU(struct device *, mce_device);":</text:p>
      <text:p text:style-name="Quotations">p *(struct device *)(__per_cpu_offset[0]+(uint64_t)(&amp;mce_device))</text:p>
      <text:p text:style-name="P17"/>
      <text:p text:style-name="Text_20_body"/>
      <text:p text:style-name="Text_20_body">If you want show more than one variables with one GDB command, please use following example: </text:p>
      <text:p text:style-name="Quotations">(gdb) printf "%4d %4d %4d %4d %4d %4d %18d %lu\n", this_rq-&gt;cpu, this_rq-&gt;nr_running, this_rq-&gt;nr_uninterruptible, nr_active, <text:soft-page-break/>calc_load_tasks-&gt;counter, this_rq-&gt;calc_load_active, delta, this_rq-&gt;calc_load_update </text:p>
      <text:p text:style-name="Quotations">2 1 0 0 0 0 673538312 717077240</text:p>
      <text:p text:style-name="P17"/>
      <text:h text:style-name="P13" text:outline-level="3"><text:bookmark-start text:name="__RefHeading__4459_907387813"/>the memory of the user space program <text:bookmark-end text:name="__RefHeading__4459_907387813"/></text:h>
      <text:p text:style-name="Text_20_body">KGTP can read memory directly without stop this user space program. For example: </text:p>
      <text:p text:style-name="Quotations">#Connect to KGTP(it is different with the way that is introduced in before) </text:p>
      <text:p text:style-name="Quotations">(gdb) target extended-remote /sys/kernel/debug/gtp </text:p>
      <text:p text:style-name="Quotations">#Add a new inferior to parse info of the user space program. </text:p>
      <text:p text:style-name="Quotations">(gdb) add-inferior </text:p>
      <text:p text:style-name="Quotations">Added inferior 2 </text:p>
      <text:p text:style-name="Quotations">#Switch to this inferior </text:p>
      <text:p text:style-name="Quotations">(gdb) inferior 2 </text:p>
      <text:p text:style-name="Quotations">[Switching to inferior 2 [&lt;null&gt;] (&lt;noexec&gt;)] </text:p>
      <text:p text:style-name="Quotations">#Load the symbol of the program this you want to read </text:p>
      <text:p text:style-name="Quotations">(gdb) file ~/kernel/svn/bak/a.out </text:p>
      <text:p text:style-name="Quotations">Reading symbols from /home/teawater/kernel/svn/bak/a.out...done. </text:p>
      <text:p text:style-name="Quotations">#Attach to the program (it will not stop the program). </text:p>
      <text:p text:style-name="Quotations">(gdb) attach 10039 </text:p>
      <text:p text:style-name="Quotations">Attaching to program: /home/teawater/kernel/svn/bak/a.out, Remote target </text:p>
      <text:p text:style-name="Quotations">Reading symbols from /lib/x86_64-linux-gnu/libc.so.6...(no debugging symbols found)...done. </text:p>
      <text:p text:style-name="Quotations">Loaded symbols for /lib/x86_64-linux-gnu/libc.so.6 </text:p>
      <text:p text:style-name="Quotations">Reading symbols from /lib64/ld-linux-x86-64.so.2...(no debugging symbols found)...done. </text:p>
      <text:p text:style-name="Quotations">Loaded symbols for /lib64/ld-linux-x86-64.so.2 </text:p>
      <text:p text:style-name="Quotations">0x0000000000000000 in ?? () </text:p>
      <text:p text:style-name="Quotations">#Then you can read the value of this program. </text:p>
      <text:p text:style-name="Quotations">(gdb) p c </text:p>
      <text:p text:style-name="Quotations">$3 = -1222013392 </text:p>
      <text:p text:style-name="Quotations">(gdb) p c </text:p>
      <text:p text:style-name="Quotations">$4 = -590910451</text:p>
      <text:p text:style-name="P17"/>
      <text:p text:style-name="Text_20_body">In this example, I used some multiple Inferiors commands. Please goto <text:a xlink:type="simple" xlink:href="#http://sourceware.org/gdb/current/onlinedocs/gdb/Inferiors-and-Programs.html">http://sourceware.org/gdb/current/onlinedocs/gdb/Inferiors-and-Programs.html</text:a> get more info about it. </text:p>
      <text:p text:style-name="Text_20_body"/>
      <text:h text:style-name="P13" text:outline-level="3"><text:bookmark-start text:name="__RefHeading__4461_907387813"/>the trace state variables <text:bookmark-end text:name="__RefHeading__4461_907387813"/></text:h>
      <text:p text:style-name="Text_20_body">You can access value of TSV with the command that same with access memory. </text:p>
      <text:p text:style-name="Text_20_body">Please goto HOWTO#How_to_use_trace_state_variables get more info about TSV. </text:p>
      <text:p text:style-name="Text_20_body"/>
      <text:h text:style-name="P14" text:outline-level="2"><text:bookmark-start text:name="__RefHeading__4463_907387813"/>GDB tracepoint <text:bookmark-end text:name="__RefHeading__4463_907387813"/></text:h>
      <text:p text:style-name="Text_20_body">Tracepoint is that GDB define some addresses and some actions and put them to the target (KGTP). After tracepoint start, , KGTP will do these actions (Some of them will collect data and save them to tracepoint frame buffer) when Linux kernel execution to there addresses. After that, Linux kernel will keep execution. </text:p>
      <text:p text:style-name="Text_20_body">KGTP supply some interfaces that GDB or other programe can take the data of tracepoint frame buffer out to parse. </text:p>
      <text:p text:style-name="Text_20_body">About these interfaces, this doc have introduced "/sys/kernel/debug/gtp". And will introduce "/sys/kernel/debug/gtpframe" and "/sys/kernel/debug/gtpframe_pipe" later. </text:p>
      <text:p text:style-name="Text_20_body"/>
      <text:p text:style-name="Text_20_body">Doc of GDB tracepoint in <text:a xlink:type="simple" xlink:href="#http://sourceware.org/gdb/current/onlinedocs/gdb/Tracepoints.html">http://sourceware.org/gdb/current/onlinedocs/gdb/Tracepoints.html</text:a>. </text:p>
      <text:p text:style-name="Text_20_body"/>
      <text:h text:style-name="P13" text:outline-level="3"><text:bookmark-start text:name="__RefHeading__4723_907387813"/>set tracepoint <text:bookmark-end text:name="__RefHeading__4723_907387813"/></text:h>
      <text:p text:style-name="Text_20_body">The trace command is very similar to the break command. Its argument location can be a source line, a function name, or an address in the target program. The trace command defines a tracepoint, which is a address or some addresses that KGTP do some actions in it.</text:p>
      <text:p text:style-name="Text_20_body">Here are some examples of using the trace command: </text:p>
      <text:p text:style-name="Quotations">(gdb) trace foo.c:121 <text:s text:c="3"/>// a source file and line number </text:p>
      <text:p text:style-name="Quotations"/>
      <text:p text:style-name="Quotations">(gdb) trace +2 <text:s text:c="10"/>// 2 lines forward </text:p>
      <text:p text:style-name="Quotations"/>
      <text:p text:style-name="Quotations">(gdb) trace my_function <text:s/>// first source line of function </text:p>
      <text:p text:style-name="Quotations"/>
      <text:p text:style-name="Quotations">(gdb) trace *my_function // EXACT start address of function </text:p>
      <text:p text:style-name="Quotations"/>
      <text:p text:style-name="Quotations">(gdb) trace *0x2117c4 <text:s text:c="3"/>// an address </text:p>
      <text:p text:style-name="Text_20_body"/>
      <text:h text:style-name="P36" text:outline-level="4"><text:bookmark-start text:name="__RefHeading__4725_907387813"/>Howto handle the function is there but set tracepoint on it got fail <text:bookmark-end text:name="__RefHeading__4725_907387813"/></text:h>
      <text:p text:style-name="Text_20_body">GCC will inline some static function to increase the performance. You cannot set tracepoint on the function name because object file doesn't have symbol of inline function. </text:p>
      <text:p text:style-name="Text_20_body">You can use "trace filename:line" to set tracepoint on it. </text:p>
      <text:p text:style-name="Text_20_body"/>
      <text:h text:style-name="P13" text:outline-level="3"><text:bookmark-start text:name="__RefHeading__4727_907387813"/>How to set tracepoint condition <text:bookmark-end text:name="__RefHeading__4727_907387813"/></text:h>
      <text:p text:style-name="Text_20_body"><text:a xlink:type="simple" xlink:href="#http://sourceware.org/gdb/current/onlinedocs/gdb/Tracepoint-Conditions.html">http://sourceware.org/gdb/current/onlinedocs/gdb/Tracepoint-Conditions.html </text:a></text:p>
      <text:p text:style-name="Text_20_body">Like breakpoints, we can set conditions on tracepoints. The speed of tracepoints is faster than breakpoints because KGTP can do all the condition checks.</text:p>
      <text:p text:style-name="Text_20_body">For example: </text:p>
      <text:p text:style-name="Quotations">(gdb) trace handle_irq if (irq == 47) </text:p>
      <text:p text:style-name="Text_20_body">This action of tracepoint 1 will work only when irq number is 47. </text:p>
      <text:p text:style-name="Text_20_body"/>
      <text:p text:style-name="Text_20_body">And you can use GDB command "condition" to specify the condition of a tracepoint. GDB command "condition N COND" will specify tracepoint number N to trace only if COND is true. </text:p>
      <text:p text:style-name="Text_20_body">For example: </text:p>
      <text:p text:style-name="Quotations">(gdb) trace handle_irq </text:p>
      <text:p text:style-name="Quotations">(gdb) condition 1 (irq == 47) </text:p>
      <text:p text:style-name="Text_20_body">GDB command "info tracepoint" will show the ID of the tracepoint. </text:p>
      <text:p text:style-name="Text_20_body"/>
      <text:p text:style-name="Text_20_body">Value of $bpnum is the last ID of GDB tracepoint. Then you can use GDB command "condtion" set the condition of last tracepoint without get its ID. For example: </text:p>
      <text:p text:style-name="Quotations">(gdb) trace handle_irq </text:p>
      <text:p text:style-name="Quotations">(gdb) condition $bpnum (irq == 47)</text:p>
      <text:p text:style-name="P17"/>
      <text:h text:style-name="P36" text:outline-level="4"><text:bookmark-start text:name="__RefHeading__4729_907387813"/>How to handle error "Unsupported operator (null) (52) in expression." <text:bookmark-end text:name="__RefHeading__4729_907387813"/></text:h>
      <text:p text:style-name="Text_20_body">If you use condition about string, you will got this error when you call "tstart". </text:p>
      <text:p text:style-name="Text_20_body">To handle it, you can convent the char to int to handle this issue, for example: </text:p>
      <text:p text:style-name="Quotations">(gdb) p/x 'A' </text:p>
      <text:p text:style-name="Quotations">$4 = 0x41 </text:p>
      <text:p text:style-name="Quotations">(gdb) condition 1 (buf[0] == 0x41)</text:p>
      <text:p text:style-name="P17"/>
      <text:h text:style-name="P13" text:outline-level="3"><text:bookmark-start text:name="__RefHeading__4731_907387813"/>actions [num] <text:bookmark-end text:name="__RefHeading__4731_907387813"/></text:h>
      <text:p text:style-name="Text_20_body">This command will prompt for a list of actions to be taken when the tracepoint is hit. If the tracepoint number num is not specified, this command sets the actions for the one that was most recently defined (so that you can define a tracepoint and then say actions without bothering about its number). You specify the actions themselves on the following lines, one action at a time, and terminate the actions list with a line containing just end. So far, the only defined actions are collect, teval, and while-stepping. </text:p>
      <text:p text:style-name="Text_20_body"/>
      <text:h text:style-name="P36" text:outline-level="4"><text:bookmark-start text:name="__RefHeading__4733_907387813"/>collect expr1, expr2, ... <text:bookmark-end text:name="__RefHeading__4733_907387813"/></text:h>
      <text:p text:style-name="Text_20_body">Collect values of the given expressions when the tracepoint is hit. This command accepts a comma-separated list of any valid expressions. In addition to global, static, or local variables, the following special arguments are supported: </text:p>
      <text:p text:style-name="Quotations">$regs <text:s text:c="2"/>Collect all registers. </text:p>
      <text:p text:style-name="Quotations">$args <text:s text:c="2"/>Collect all function arguments. </text:p>
      <text:p text:style-name="Quotations">$locals Collect all local variables. </text:p>
      <text:p text:style-name="Text_20_body"/>
      <text:p text:style-name="Text_20_body">Please <text:span text:style-name="T4">note</text:span> that collect an pointer (collect ptr) will just collect the address of this pointer. Add a * before ptr will make action collect the data that pointer point to(collect *ptr). </text:p>
      <text:p text:style-name="Text_20_body"/>
      <text:h text:style-name="P36" text:outline-level="4"><text:bookmark-start text:name="__RefHeading__5112_907387813"/>teval expr1, expr2, ... <text:bookmark-end text:name="__RefHeading__5112_907387813"/></text:h>
      <text:p text:style-name="Text_20_body">Evaluate the given expressions when the tracepoint is hit. This command accepts a comma-separated list of expressions. The results are discarded, so this is mainly useful for assigning values to trace state variables (see HOWTO#Simple_trace_state_variables) without adding those values to the trace buffer, as would be the case if the collect action were used. </text:p>
      <text:p text:style-name="Text_20_body"/>
      <text:h text:style-name="P36" text:outline-level="4"><text:bookmark-start text:name="__RefHeading__5114_907387813"/>while-stepping n <text:bookmark-end text:name="__RefHeading__5114_907387813"/></text:h>
      <text:p text:style-name="Text_20_body">Please goto #Use_while-stepping_let_Linux_kernel_do_single_step see howto use it. </text:p>
      <text:p text:style-name="Text_20_body"/>
      <text:h text:style-name="P13" text:outline-level="3"><text:bookmark-start text:name="__RefHeading__5116_907387813"/>Start and stop the tracepoint <text:bookmark-end text:name="__RefHeading__5116_907387813"/></text:h>
      <text:p text:style-name="Text_20_body">Tracepoint will exec actions only when it is starting use this GDB command: </text:p>
      <text:p text:style-name="Quotations">(gdb) tstart</text:p>
      <text:p text:style-name="P17"/>
      <text:p text:style-name="Text_20_body">It will stop by this GDB command:</text:p>
      <text:p text:style-name="Quotations">(gdb) tstop</text:p>
      <text:p text:style-name="P17"/>
      <text:h text:style-name="P13" text:outline-level="3"><text:bookmark-start text:name="__RefHeading__5118_907387813"/>Enable and disable the tracepoint <text:bookmark-end text:name="__RefHeading__5118_907387813"/></text:h>
      <text:p text:style-name="Text_20_body">Like breakpoint, tracepoint can be control by GDB commands "enable" and "disable". But please <text:span text:style-name="T4">note</text:span> that it only useful when tracepoint stop. </text:p>
      <text:p text:style-name="Text_20_body"/>
      <text:h text:style-name="P13" text:outline-level="3"><text:bookmark-start text:name="__RefHeading__5120_907387813"/>Use tfind select the entry inside the trace frame info <text:bookmark-end text:name="__RefHeading__5120_907387813"/></text:h>
      <text:p text:style-name="Text_20_body">GDB command "tfind" is used to select a entry of trace frame bufffer when tracepoint stop. </text:p>
      <text:p text:style-name="Text_20_body">When GDB inside "tfind" mode, it will just show the values of this entry that the tracepoint action collect. So it will output some error when print some values that action doesn't collect for example the argument of function. That is not a bug, please don't worry about it. </text:p>
      <text:p text:style-name="Text_20_body">Use "tfind" again will select next entry. "tfind id" will select entry id. </text:p>
      <text:p text:style-name="Text_20_body">To return to normal mode(HOWTO#Direct_access_the_current_value_in_normal_mode), please use GDB command "tfind -1". Please goto <text:a xlink:type="simple" xlink:href="#http://sourceware.org/gdb/current/onlinedocs/gdb/tfind.html">http://sourceware.org/gdb/current/onlinedocs/gdb/tfind.html </text:a>get more info about it. </text:p>
      <text:p text:style-name="Text_20_body"/>
      <text:h text:style-name="P36" text:outline-level="4"><text:bookmark-start text:name="__RefHeading__5122_907387813"/>How to handle error "No such file or directory." <text:bookmark-end text:name="__RefHeading__5122_907387813"/></text:h>
      <text:p text:style-name="Text_20_body">When GDB cannot find the source code of Linux kernel, it will show this error message. For example: </text:p>
      <text:p text:style-name="Quotations">(gdb) tfind </text:p>
      <text:p text:style-name="Quotations">Found trace frame 1, tracepoint 1 </text:p>
      <text:p text:style-name="Quotations">#0 <text:s/>vfs_read (file=0xffff8801c36e6400, buf=0x7fff51a8f110 &lt;Address 0x7fff51a8f110 out of bounds&gt;, count=16, </text:p>
      <text:p text:style-name="Quotations"><text:s text:c="4"/>pos=0xffff8801761dff48) at /build/buildd/linux-3.2.0/fs/read_write.c:365 </text:p>
      <text:p text:style-name="Quotations">365 <text:s text:c="4"/>/build/buildd/linux-3.2.0/fs/read_write.c: No such file or directory.</text:p>
      <text:p text:style-name="P17"/>
      <text:p text:style-name="Text_20_body">You can use GDB command "set substitute-path" to handle it. The prev example, the Linux kernel source is in "/build/buildd/test/linux-3.2.0/". But vmlinux let GDB find Linux kernel source in "/build/buildd/linux-3.2.0/". You can handle it with: </text:p>
      <text:p text:style-name="Quotations">(gdb) set substitute-path /build/buildd/linux-3.2.0/ /build/buildd/test/linux-3.2.0/ </text:p>
      <text:p text:style-name="Quotations">(gdb) tfind </text:p>
      <text:p text:style-name="Quotations">Found trace frame 1, tracepoint 1 </text:p>
      <text:p text:style-name="Quotations">#0 <text:s/>vfs_read (file=0xffff8801c36e6400, buf=0x7fff51a8f110 &lt;Address 0x7fff51a8f110 out of bounds&gt;, count=16, </text:p>
      <text:p text:style-name="Quotations"><text:s text:c="4"/>pos=0xffff8801761dff48) at /build/buildd/linux-3.2.0/fs/read_write.c:365 </text:p>
      <text:p text:style-name="Quotations">365 <text:s text:c="4"/>{</text:p>
      <text:p text:style-name="P17"/>
      <text:p text:style-name="Text_20_body">GDB have some other commands to handle the source code issue. Please goto <text:a xlink:type="simple" xlink:href="#http://sourceware.org/gdb/current/onlinedocs/gdb/Source-Path.html">http://sourceware.org/gdb/current/onlinedocs/gdb/Source-Path.html</text:a> get the introduce about them. </text:p>
      <text:p text:style-name="Text_20_body"/>
      <text:h text:style-name="P13" text:outline-level="3"><text:bookmark-start text:name="__RefHeading__5124_907387813"/>Save the trace frame info to a file <text:bookmark-end text:name="__RefHeading__5124_907387813"/></text:h>
      <text:p text:style-name="Text_20_body">/sys/kernel/debug/gtpframe supplies trace frame in tfile format (GDB can parse it) when KGTP is stop. </text:p>
      <text:p text:style-name="Text_20_body">Please <text:span text:style-name="T4">note</text:span> that some "cp" cannot handle it very well, please use "cat /sys/kernel/debug/gtpframe &gt; ./gtpframe" to copy it. </text:p>
      <text:p text:style-name="Text_20_body">You can open file gtpframe when you want: </text:p>
      <text:p text:style-name="Quotations">(gdb) target tfile ./gtpframe </text:p>
      <text:p text:style-name="Quotations">Tracepoint 1 at 0xffffffff8114f3dc: file /home/teawater/kernel/linux-2.6/fs/readdir.c, line 24. </text:p>
      <text:p text:style-name="Quotations">Created tracepoint 1 for target's tracepoint 1 at 0xffffffff8114f3c0. </text:p>
      <text:p text:style-name="Quotations">(gdb) tfind </text:p>
      <text:p text:style-name="Quotations">Found trace frame 0, tracepoint 1 </text:p>
      <text:p text:style-name="Quotations">#0 <text:s/>vfs_readdir (file=0xffff880036e8f300, filler=0xffffffff8114f240 &lt;filldir&gt;, buf=0xffff880001e5bf38) </text:p>
      <text:p text:style-name="Quotations"><text:s text:c="4"/>at /home/teawater/kernel/linux-2.6/fs/readdir.c:24 </text:p>
      <text:p text:style-name="Quotations">24 <text:s text:c="5"/>{ </text:p>
      <text:p text:style-name="P17"/>
      <text:h text:style-name="P13" text:outline-level="3"><text:bookmark-start text:name="__RefHeading__5126_907387813"/>Show and save the tracepoint <text:bookmark-end text:name="__RefHeading__5126_907387813"/></text:h>
      <text:p text:style-name="Text_20_body">You can use GDB command "info tracepoints" to show all the tracepoints. </text:p>
      <text:p text:style-name="Text_20_body">You can use GDB command "save tracepoints filename" to save the commands that setup the tracepoints and actions into file filename. Then you use use GDB commands "source filename" to setup this tracepints again. </text:p>
      <text:p text:style-name="Text_20_body"/>
      <text:h text:style-name="P13" text:outline-level="3"><text:bookmark-start text:name="__RefHeading__5128_907387813"/>Delete tracepoint <text:bookmark-end text:name="__RefHeading__5128_907387813"/></text:h>
      <text:p text:style-name="Text_20_body">GDB command "delete id" will delete tracepoint id. If "delete" without argument, it will delete all the tracepoint. </text:p>
      <text:p text:style-name="Text_20_body"/>
      <text:h text:style-name="P13" text:outline-level="3"><text:bookmark-start text:name="__RefHeading__5130_907387813"/>Use tracepoint get register info from a point of kernel <text:bookmark-end text:name="__RefHeading__5130_907387813"/></text:h>
      <text:p text:style-name="Text_20_body">The following is an example that records the value of all registers when "vfs_readdir" is called. </text:p>
      <text:p text:style-name="Text_20_body"/>
      <text:p text:style-name="Quotations">(gdb) target remote /sys/kernel/debug/gtp </text:p>
      <text:p text:style-name="Quotations">(gdb) trace vfs_readdir </text:p>
      <text:p text:style-name="Quotations">Tracepoint 1 at 0xc01a1ac0: file </text:p>
      <text:p text:style-name="Quotations">/home/teawater/kernel/linux-2.6/fs/readdir.c, line 23. </text:p>
      <text:p text:style-name="Quotations">(gdb) actions </text:p>
      <text:p text:style-name="Quotations">Enter actions for tracepoint 1, one per line. </text:p>
      <text:p text:style-name="Quotations">End with a line saying just "end". </text:p>
      <text:p text:style-name="Quotations">&gt;collect $reg </text:p>
      <text:p text:style-name="Quotations">&gt;end </text:p>
      <text:p text:style-name="Quotations">(gdb) tstart </text:p>
      <text:p text:style-name="Quotations">(gdb) shell ls </text:p>
      <text:p text:style-name="Quotations">(gdb) tstop </text:p>
      <text:p text:style-name="Quotations">(gdb) tfind </text:p>
      <text:p text:style-name="Quotations">Found trace frame 0, tracepoint 1 </text:p>
      <text:p text:style-name="Quotations">#0 <text:s/>0xc01a1ac1 in vfs_readdir (file=0xc5528d00, filler=0xc01a1900 &lt;filldir64&gt;, </text:p>
      <text:p text:style-name="Quotations"><text:s text:c="3"/>buf=0xc0d09f90) at /home/teawater/kernel/linux-2.6/fs/readdir.c:23 </text:p>
      <text:p text:style-name="Quotations">23 <text:s text:c="5"/>/home/teawater/kernel/linux-2.6/fs/readdir.c: No such file or directory. </text:p>
      <text:p text:style-name="Quotations"><text:s text:c="7"/>in /home/teawater/kernel/linux-2.6/fs/readdir.c </text:p>
      <text:p text:style-name="Quotations">(gdb) info reg </text:p>
      <text:p text:style-name="Quotations">eax <text:s text:c="11"/>0xc5528d00 <text:s text:c="6"/>-984445696 </text:p>
      <text:p text:style-name="Quotations">ecx <text:s text:c="11"/>0xc0d09f90 <text:s text:c="6"/>-1060069488 </text:p>
      <text:p text:style-name="Quotations">edx <text:s text:c="11"/>0xc01a1900 <text:s text:c="6"/>-1072031488 </text:p>
      <text:p text:style-name="Quotations">ebx <text:s text:c="11"/>0xfffffff7 <text:s text:c="6"/>-9 </text:p>
      <text:p text:style-name="Quotations">esp <text:s text:c="11"/>0xc0d09f8c <text:s text:c="6"/>0xc0d09f8c </text:p>
      <text:p text:style-name="Quotations">ebp <text:s text:c="11"/>0x0 <text:s text:c="5"/>0x0 </text:p>
      <text:p text:style-name="Quotations">esi <text:s text:c="11"/>0x8061480 <text:s text:c="7"/>134616192 </text:p>
      <text:p text:style-name="Quotations">edi <text:s text:c="11"/>0xc5528d00 <text:s text:c="6"/>-984445696 </text:p>
      <text:p text:style-name="Quotations">eip <text:s text:c="11"/>0xc01a1ac1 <text:s text:c="6"/>0xc01a1ac1 &lt;vfs_readdir+1&gt; </text:p>
      <text:p text:style-name="Quotations">eflags <text:s text:c="8"/>0x286 <text:s text:c="3"/>[ PF SF IF ] </text:p>
      <text:p text:style-name="Quotations">cs <text:s text:c="12"/>0x60 <text:s text:c="4"/>96 </text:p>
      <text:p text:style-name="Quotations">ss <text:s text:c="12"/>0x8061480 <text:s text:c="7"/>134616192 </text:p>
      <text:p text:style-name="Quotations">ds <text:s text:c="12"/>0x7b <text:s text:c="4"/>123 </text:p>
      <text:p text:style-name="Quotations">es <text:s text:c="12"/>0x7b <text:s text:c="4"/>123 </text:p>
      <text:p text:style-name="Quotations">fs <text:s text:c="12"/>0x0 <text:s text:c="5"/>0 </text:p>
      <text:p text:style-name="Quotations">gs <text:s text:c="12"/>0x0 <text:s text:c="5"/>0 </text:p>
      <text:p text:style-name="Quotations">(gdb) tfind </text:p>
      <text:p text:style-name="Quotations"><text:soft-page-break/>Found trace frame 1, tracepoint 1 </text:p>
      <text:p text:style-name="Quotations">0xc01a1ac1 <text:s text:c="5"/>23 <text:s text:c="5"/>in /home/teawater/kernel/linux-2.6/fs/readdir.c </text:p>
      <text:p text:style-name="Quotations">(gdb) info reg </text:p>
      <text:p text:style-name="Quotations">eax <text:s text:c="11"/>0xc5528d00 <text:s text:c="6"/>-984445696 </text:p>
      <text:p text:style-name="Quotations">ecx <text:s text:c="11"/>0xc0d09f90 <text:s text:c="6"/>-1060069488 </text:p>
      <text:p text:style-name="Quotations">edx <text:s text:c="11"/>0xc01a1900 <text:s text:c="6"/>-1072031488 </text:p>
      <text:p text:style-name="Quotations">ebx <text:s text:c="11"/>0xfffffff7 <text:s text:c="6"/>-9 </text:p>
      <text:p text:style-name="Quotations">esp <text:s text:c="11"/>0xc0d09f8c <text:s text:c="6"/>0xc0d09f8c </text:p>
      <text:p text:style-name="Quotations">ebp <text:s text:c="11"/>0x0 <text:s text:c="5"/>0x0 </text:p>
      <text:p text:style-name="Quotations">esi <text:s text:c="11"/>0x8061480 <text:s text:c="7"/>134616192 </text:p>
      <text:p text:style-name="Quotations">edi <text:s text:c="11"/>0xc5528d00 <text:s text:c="6"/>-984445696 </text:p>
      <text:p text:style-name="Quotations">eip <text:s text:c="11"/>0xc01a1ac1 <text:s text:c="6"/>0xc01a1ac1 &lt;vfs_readdir+1&gt; </text:p>
      <text:p text:style-name="Quotations">eflags <text:s text:c="8"/>0x286 <text:s text:c="3"/>[ PF SF IF ] </text:p>
      <text:p text:style-name="Quotations">cs <text:s text:c="12"/>0x60 <text:s text:c="4"/>96 </text:p>
      <text:p text:style-name="Quotations">ss <text:s text:c="12"/>0x8061480 <text:s text:c="7"/>134616192 </text:p>
      <text:p text:style-name="Quotations">ds <text:s text:c="12"/>0x7b <text:s text:c="4"/>123 </text:p>
      <text:p text:style-name="Quotations">es <text:s text:c="12"/>0x7b <text:s text:c="4"/>123 </text:p>
      <text:p text:style-name="Quotations">fs <text:s text:c="12"/>0x0 <text:s text:c="5"/>0 </text:p>
      <text:p text:style-name="Quotations">gs <text:s text:c="12"/>0x0 <text:s text:c="5"/>0</text:p>
      <text:p text:style-name="P17"/>
      <text:h text:style-name="P13" text:outline-level="3"><text:bookmark-start text:name="__RefHeading__5919_907387813"/>Use tracepoint get the value of variable from a point of kernel <text:bookmark-end text:name="__RefHeading__5919_907387813"/></text:h>
      <text:p text:style-name="Text_20_body">The following is an example that records the value of "jiffies_64" when the function "vfs_readdir" is called: </text:p>
      <text:p text:style-name="Quotations">(gdb) target remote /sys/kernel/debug/gtp </text:p>
      <text:p text:style-name="Quotations">(gdb) trace vfs_readdir </text:p>
      <text:p text:style-name="Quotations">Tracepoint 1 at 0xc01ed740: file /home/teawater/kernel/linux-2.6/fs/readdir.c, line 24. </text:p>
      <text:p text:style-name="Quotations">(gdb) actions </text:p>
      <text:p text:style-name="Quotations">Enter actions for tracepoint 1, one per line. </text:p>
      <text:p text:style-name="Quotations">End with a line saying just "end". </text:p>
      <text:p text:style-name="Quotations">&gt;collect jiffies_64 </text:p>
      <text:p text:style-name="Quotations">&gt;collect file-&gt;f_path.dentry-&gt;d_iname </text:p>
      <text:p text:style-name="Quotations">&gt;end </text:p>
      <text:p text:style-name="Quotations">(gdb) tstart </text:p>
      <text:p text:style-name="Quotations">(gdb) shell ls </text:p>
      <text:p text:style-name="Quotations">arch <text:s text:c="3"/>drivers <text:s text:c="2"/>include <text:s/>kernel <text:s text:c="3"/>mm <text:s text:c="14"/>Module.symvers <text:s/>security <text:s/>System.map <text:s/>virt </text:p>
      <text:p text:style-name="Quotations">block <text:s text:c="2"/>firmware <text:s/>init <text:s text:c="4"/>lib <text:s text:c="6"/>modules.builtin <text:s/>net <text:s text:c="12"/>sound <text:s text:c="4"/>t <text:s text:c="10"/>vmlinux </text:p>
      <text:p text:style-name="Quotations">crypto <text:s/>fs <text:s text:c="7"/>ipc <text:s text:c="5"/>Makefile <text:s/>modules.order <text:s text:c="3"/>scripts <text:s text:c="8"/>source <text:s text:c="3"/>usr <text:s text:c="8"/>vmlinux.o </text:p>
      <text:p text:style-name="Quotations">(gdb) tstop </text:p>
      <text:p text:style-name="Quotations">(gdb) tfind </text:p>
      <text:p text:style-name="Quotations">Found trace frame 0, tracepoint 1 </text:p>
      <text:p text:style-name="Quotations">#0 <text:s/>0xc01ed741 in vfs_readdir (file=0xf4063000, filler=0xc01ed580 &lt;filldir64&gt;, buf=0xd6dfdf90) </text:p>
      <text:p text:style-name="Quotations"><text:s text:c="4"/>at /home/teawater/kernel/linux-2.6/fs/readdir.c:24 </text:p>
      <text:p text:style-name="Quotations">24 <text:s text:c="5"/>{ </text:p>
      <text:p text:style-name="Quotations">(gdb) p jiffies_64 </text:p>
      <text:p text:style-name="Quotations">$1 = 4297248706 </text:p>
      <text:p text:style-name="Quotations">(gdb) p file-&gt;f_path.dentry-&gt;d_iname </text:p>
      <text:p text:style-name="Quotations">$1 = "b26", '\000' &lt;repeats 28 times&gt;</text:p>
      <text:p text:style-name="P17"/>
      <text:h text:style-name="P13" text:outline-level="3"><text:bookmark-start text:name="__RefHeading__5921_907387813"/>Show all the traced data of current frame <text:bookmark-end text:name="__RefHeading__5921_907387813"/></text:h>
      <text:p text:style-name="Text_20_body">After use "tfind" select an entry, you can use "tdump" to do it. </text:p>
      <text:p text:style-name="Quotations">(gdb) tdump </text:p>
      <text:p text:style-name="Quotations">Data collected at tracepoint 1, trace frame 0: </text:p>
      <text:p text:style-name="Quotations">$cr = void </text:p>
      <text:p text:style-name="Quotations">file-&gt;f_path.dentry-&gt;d_iname = "gtp\000.google.chrome.g05ZYO\000\235\337\000\000\000\000\200\067k\364\200\067", &lt;incomplete sequence \364&gt; </text:p>
      <text:p text:style-name="Quotations">jiffies_64 = 4319751455</text:p>
      <text:p text:style-name="P17"/>
      <text:h text:style-name="P13" text:outline-level="3"><text:bookmark-start text:name="__RefHeading__5923_907387813"/>Get status of tracepoint <text:bookmark-end text:name="__RefHeading__5923_907387813"/></text:h>
      <text:p text:style-name="Text_20_body">Please use GDB command "tstatus". </text:p>
      <text:p text:style-name="Text_20_body"/>
      <text:h text:style-name="P13" text:outline-level="3"><text:bookmark-start text:name="__RefHeading__5925_907387813"/>Set the trace buffer into a circular buffer <text:bookmark-end text:name="__RefHeading__5925_907387813"/></text:h>
      <text:p text:style-name="Text_20_body"><text:a xlink:type="simple" xlink:href="#http://sourceware.org/gdb/current/onlinedocs/gdb/Starting-and-Stopping-Trace-Experiments.html ">http://sourceware.org/gdb/current/onlinedocs/gdb/Starting-and-Stopping-Trace-Experiments.html </text:a></text:p>
      <text:p text:style-name="Text_20_body">The frame buffer is not a circular buffer by default. When the buffer is full, the tracepoint will stop. </text:p>
      <text:p text:style-name="Text_20_body">Following command will set frame buffer to a circular buffer. When the buffer is full, it will auto discard traceframes (oldest first) and keep trace. </text:p>
      <text:p text:style-name="Quotations">(gdb) set circular-trace-buffer on</text:p>
      <text:p text:style-name="P17"/>
      <text:h text:style-name="P13" text:outline-level="3"><text:bookmark-start text:name="__RefHeading__5927_907387813"/>Do not stop tracepoint when the GDB disconnects <text:bookmark-end text:name="__RefHeading__5927_907387813"/></text:h>
      <text:p text:style-name="Text_20_body"><text:a xlink:type="simple" xlink:href="#http://sourceware.org/gdb/current/onlinedocs/gdb/Starting-and-Stopping-Trace-Experiments.html ">http://sourceware.org/gdb/current/onlinedocs/gdb/Starting-and-Stopping-Trace-Experiments.html </text:a></text:p>
      <text:p text:style-name="Text_20_body">KGTP will stop tracepoint and delete the trace frame when GDB disconnects with it by default. </text:p>
      <text:p text:style-name="Text_20_body">Following command will open the KGTP disconnect-trace. After that, when GDB disconnects with KGTP, KGTP will not stop tracepoint. And after GDB reconnects to KGTP, it can keep control of KGTP like nothing happened. </text:p>
      <text:p text:style-name="Quotations">(gdb) set disconnected-tracing on</text:p>
      <text:p text:style-name="P17"/>
      <text:h text:style-name="Heading_20_3" text:outline-level="3"><text:bookmark-start text:name="__RefHeading__5929_907387813"/>kprobes-optimization and the execution speed of tracepoint <text:bookmark-end text:name="__RefHeading__5929_907387813"/></text:h>
      <text:p text:style-name="Text_20_body">The tracepoint is execution together with Linux kernel. So it speed will affect the speed the system. </text:p>
      <text:p text:style-name="Text_20_body">The KGTP tracepoint base on Linux kernel kprobe. Because the normal kprobe base on breakpoint instruction, so it is not very fast. </text:p>
      <text:p text:style-name="Text_20_body"/>
      <text:p text:style-name="Text_20_body">But if arch of kernel is X86_64 or X86_32 and kernel config didn't open "Preemptible Kernel" (PREEMPT), the kprobe is speed up by kprobes-optimization (CONFIG_OPTPROBES) that make kprobe very fast. </text:p>
      <text:p text:style-name="Text_20_body">To make sure about that, you can use following command in terminal: </text:p>
      <text:p text:style-name="Quotations">sysctl -A | grep kprobe </text:p>
      <text:p text:style-name="Quotations">debug.kprobes-optimization = 1 </text:p>
      <text:p text:style-name="Text_20_body">That means that your kernel support kprobes-optimization. </text:p>
      <text:p text:style-name="Text_20_body">Please <text:span text:style-name="T4">note</text:span> that some KGTP functions will make this tracepoint use simple kprobe even if this Kernel support kprobes-optimization. This doc will add note when introduce these functions. Please avoid using them when you really care about the tracepoint speed. </text:p>
      <text:p text:style-name="Text_20_body"/>
      <text:h text:style-name="P14" text:outline-level="2"><text:bookmark-start text:name="__RefHeading__5931_907387813"/>How to use trace state variables <text:bookmark-end text:name="__RefHeading__5931_907387813"/></text:h>
      <text:p text:style-name="Text_20_body"><text:a xlink:type="simple" xlink:href="#http://sourceware.org/gdb/current/onlinedocs/gdb/Trace-State-Variables.html ">http://sourceware.org/gdb/current/onlinedocs/gdb/Trace-State-Variables.html </text:a></text:p>
      <text:p text:style-name="Text_20_body">Trace state variable is referred to as the TSV. </text:p>
      <text:p text:style-name="Text_20_body">TSV can be accessed in tracepoint action and condition or direct access by GDB command. </text:p>
      <text:p text:style-name="Text_20_body">Please <text:span text:style-name="T4">note</text:span> that just GDB 7.2.1 and later versions support use trace state variables directly, the old version of GDB can show the value of trace state variables through command "info tvariables". </text:p>
      <text:p text:style-name="Text_20_body"/>
      <text:h text:style-name="P13" text:outline-level="3"><text:bookmark-start text:name="__RefHeading__5933_907387813"/>Simple trace state variables <text:bookmark-end text:name="__RefHeading__5933_907387813"/></text:h>
      <text:p text:style-name="Text_20_body">Define a trace state variable $c. </text:p>
      <text:p text:style-name="Quotations">(gdb) tvariable $c</text:p>
      <text:p text:style-name="P17"/>
      <text:p text:style-name="Text_20_body">Trace state variable $c is created with initial value 0. The following action uses $c to count how many irqs happened in the kernel. </text:p>
      <text:p text:style-name="Quotations">(gdb) target remote /sys/kernel/debug/gtp </text:p>
      <text:p text:style-name="Quotations">(gdb) trace handle_irq </text:p>
      <text:p text:style-name="Quotations">(gdb) actions </text:p>
      <text:p text:style-name="Quotations">Enter actions for tracepoint 3, one per line. </text:p>
      <text:p text:style-name="Quotations">End with a line saying just "end". </text:p>
      <text:p text:style-name="Quotations">&gt;collect $c <text:s text:c="4"/>#Save current value of $c to the trace frame buffer. </text:p>
      <text:p text:style-name="Quotations">&gt;teval $c=$c+1 <text:s/>#Increase the $c. </text:p>
      <text:p text:style-name="Quotations">&gt;end</text:p>
      <text:p text:style-name="P17"/>
      <text:p text:style-name="Text_20_body">Also, you can set a value of variable to trace state variable, but don't forget covert variable to "uint64_t". </text:p>
      <text:p text:style-name="Quotations">&gt;teval $c=(uint64_t)a</text:p>
      <text:p text:style-name="P17"/>
      <text:p text:style-name="Text_20_body">You can get the current value of $c while the trace is running or stopped. </text:p>
      <text:p text:style-name="Quotations">(gdb) tstart </text:p>
      <text:p text:style-name="Quotations">(gdb) info tvariables </text:p>
      <text:p text:style-name="Quotations">$c <text:s text:c="13"/>0 <text:s text:c="10"/>31554 </text:p>
      <text:p text:style-name="Quotations">(gdb) p $c </text:p>
      <text:p text:style-name="Quotations">$5 = 33652 </text:p>
      <text:p text:style-name="Quotations">(gdb) tstop </text:p>
      <text:p text:style-name="Quotations">(gdb) p $c </text:p>
      <text:p text:style-name="Quotations">$9 = 105559</text:p>
      <text:p text:style-name="P17"/>
      <text:p text:style-name="Text_20_body">When using tfind, you can parse the trace frame buffer. If the value of a trace state variable is collected, you can parse it out. </text:p>
      <text:p text:style-name="Quotations">(gdb) tstop </text:p>
      <text:p text:style-name="Quotations">(gdb) tfind </text:p>
      <text:p text:style-name="Quotations">(gdb) info tvariables </text:p>
      <text:p text:style-name="Quotations">$c <text:s text:c="13"/>0 <text:s text:c="10"/>0 </text:p>
      <text:p text:style-name="Quotations">(gdb) p $c </text:p>
      <text:p text:style-name="Quotations">$6 = 0 </text:p>
      <text:p text:style-name="Quotations">(gdb) tfind 100 </text:p>
      <text:p text:style-name="Quotations">(gdb) p $c </text:p>
      <text:p text:style-name="Quotations">$7 = 100</text:p>
      <text:p text:style-name="P17"/>
      <text:p text:style-name="Text_20_body">If need, the tracepoint action that access the simple trace state variables will auto lock a spin lock for trace state variables. So it can handle race condition issue about trace state variables. </text:p>
      <text:p text:style-name="Text_20_body"><text:soft-page-break/>The following example is OK even if it running a machine that have more than one CPU. </text:p>
      <text:p text:style-name="Quotations">&gt;teval $c=$c+1</text:p>
      <text:p text:style-name="Text_20_body"/>
      <text:h text:style-name="P13" text:outline-level="3"><text:bookmark-start text:name="__RefHeading__5935_907387813"/>Per_cpu trace state variables <text:bookmark-end text:name="__RefHeading__5935_907387813"/></text:h>
      <text:p text:style-name="Text_20_body">Per_cpu trace state variables are special simple trace state variables. </text:p>
      <text:p text:style-name="Text_20_body">When tracepoint action access to it, it will access to this CPU special trace state variables.</text:p>
      <text:p text:style-name="Text_20_body"/>
      <text:p text:style-name="Text_20_body">It have 2 advantages: </text:p>
      <text:p text:style-name="Text_20_body">1. The tracepoint actions that access to per_cpu trace state variables don't have the race conditon issue. So it don't need lock the spin lock for trace state variables. It is faster than simple trace state variables on multi-core machine. </text:p>
      <text:p text:style-name="Text_20_body">2. Write the action that count some CPU special thing with it is easier than simple trace state variables. </text:p>
      <text:p text:style-name="Text_20_body"/>
      <text:h text:style-name="P36" text:outline-level="4"><text:bookmark-start text:name="__RefHeading__5937_907387813"/>How to define <text:bookmark-end text:name="__RefHeading__5937_907387813"/></text:h>
      <text:p text:style-name="Text_20_body">Per_cpu trace state variables have two types: </text:p>
      <text:p text:style-name="Text_20_body"/>
      <text:h text:style-name="Heading_20_5" text:outline-level="5"><text:bookmark-start text:name="__RefHeading__5939_907387813"/>Local CPU variables <text:bookmark-end text:name="__RefHeading__5939_907387813"/></text:h>
      <text:p text:style-name="Quotations">"per_cpu_"+string </text:p>
      <text:p text:style-name="Text_20_body">or </text:p>
      <text:p text:style-name="Quotations">"p_"+string</text:p>
      <text:p text:style-name="P17"/>
      <text:p text:style-name="Text_20_body">For example: </text:p>
      <text:p text:style-name="Quotations">(gdb) tvariable $p_count</text:p>
      <text:p text:style-name="P17"/>
      <text:p text:style-name="Text_20_body">When access this trace state variable in tracepoint actions, it will return the variable's value of CPU that this tracepoint actions running on. </text:p>
      <text:h text:style-name="Heading_20_5" text:outline-level="5"><text:bookmark-start text:name="__RefHeading__5941_907387813"/>CPU id variables<text:bookmark-end text:name="__RefHeading__5941_907387813"/></text:h>
      <text:p text:style-name="Quotations">"per_cpu_"+string+CPU_id </text:p>
      <text:p text:style-name="Text_20_body">or </text:p>
      <text:p text:style-name="Quotations">"p_"+string+CPU_id</text:p>
      <text:p text:style-name="P17"><text:s/></text:p>
      <text:p text:style-name="Text_20_body">For example: </text:p>
      <text:p text:style-name="Quotations">(gdb) tvariable $p_count0 </text:p>
      <text:p text:style-name="Quotations">(gdb) tvariable $p_count1 </text:p>
      <text:p text:style-name="Quotations">(gdb) tvariable $p_count2 </text:p>
      <text:p text:style-name="Quotations">(gdb) tvariable $p_count3 </text:p>
      <text:p text:style-name="Text_20_body">When access this trace state variable in tracepoint actions or GDB command line, it will return the variable's value of CPU CPU_id. </text:p>
      <text:p text:style-name="Text_20_body">Follow example can auto define a CPU id variables for each CPU of this machine. (Please note that need let GDB connect to KGTP before use these commands.) </text:p>
      <text:p text:style-name="Quotations">(gdb) set $tmp=0 </text:p>
      <text:p text:style-name="Quotations">(gdb) while $tmp&lt;$cpu_number </text:p>
      <text:p text:style-name="Quotations"><text:s/>&gt;eval "tvariable $p_count%d",$tmp </text:p>
      <text:p text:style-name="Quotations"><text:s/>&gt;set $tmp=$tmp+1 </text:p>
      <text:p text:style-name="Quotations"><text:s/>&gt;end</text:p>
      <text:p text:style-name="P17"/>
      <text:h text:style-name="P36" text:outline-level="4"><text:bookmark-start text:name="__RefHeading__5943_907387813"/>Example 1<text:bookmark-end text:name="__RefHeading__5943_907387813"/></text:h>
      <text:p text:style-name="Text_20_body">This example define a tracepoint that count the times that call vfs_read of each CPU. </text:p>
      <text:p text:style-name="Quotations">tvariable $p_count </text:p>
      <text:p text:style-name="Quotations">set $tmp=0 </text:p>
      <text:p text:style-name="Quotations">while $tmp&lt;$cpu_number </text:p>
      <text:p text:style-name="Quotations"><text:s text:c="2"/>eval "tvariable $p_count%d",$tmp </text:p>
      <text:p text:style-name="Quotations"><text:s text:c="2"/>set $tmp=$tmp+1 </text:p>
      <text:p text:style-name="Quotations"><text:s text:c="2"/>end </text:p>
      <text:p text:style-name="Quotations">trace vfs_read </text:p>
      <text:p text:style-name="Quotations">actions </text:p>
      <text:p text:style-name="Quotations"><text:s text:c="2"/>teval $p_count=$p_count+1 </text:p>
      <text:p text:style-name="Quotations"><text:s text:c="2"/>end</text:p>
      <text:p text:style-name="P17"/>
      <text:p text:style-name="Text_20_body">Then you can show how many vfs_read in each CPU after "tstart": </text:p>
      <text:p text:style-name="Quotations">(gdb) p $p_count0 </text:p>
      <text:p text:style-name="Quotations">$3 = 44802 </text:p>
      <text:p text:style-name="Quotations">(gdb) p $p_count1 </text:p>
      <text:p text:style-name="Quotations">$4 = 55272 </text:p>
      <text:p text:style-name="Quotations">(gdb) p $p_count2 </text:p>
      <text:p text:style-name="Quotations">$5 = 102085 </text:p>
      <text:p text:style-name="Quotations">(gdb) p $p_count3</text:p>
      <text:p text:style-name="P17"/>
      <text:h text:style-name="P36" text:outline-level="4"><text:bookmark-start text:name="__RefHeading__5945_907387813"/>Example 2 <text:bookmark-end text:name="__RefHeading__5945_907387813"/></text:h>
      <text:p text:style-name="Text_20_body">This example record stack dump of the function that close IRQ longest time of each CPU. </text:p>
      <text:p text:style-name="Quotations">set pagination off </text:p>
      <text:p text:style-name="Quotations"/>
      <text:p text:style-name="Quotations">tvariable $bt=1024 </text:p>
      <text:p text:style-name="Quotations">tvariable $p_count </text:p>
      <text:p text:style-name="Quotations">tvariable $p_cc </text:p>
      <text:p text:style-name="Quotations">set $tmp=0 </text:p>
      <text:p text:style-name="Quotations">while $tmp&lt;$cpu_number </text:p>
      <text:p text:style-name="Quotations">eval "tvariable $p_cc%d",$tmp </text:p>
      <text:p text:style-name="Quotations">set $tmp=$tmp+1 </text:p>
      <text:p text:style-name="Quotations">end </text:p>
      <text:p text:style-name="Quotations"/>
      <text:p text:style-name="Quotations">tvariable $ignore_error=1 </text:p>
      <text:p text:style-name="Quotations"/>
      <text:p text:style-name="Quotations">trace arch_local_irq_disable </text:p>
      <text:p text:style-name="Quotations"><text:s text:c="2"/>commands </text:p>
      <text:p text:style-name="Quotations"><text:s text:c="4"/>teval $p_count=$clock </text:p>
      <text:p text:style-name="Quotations"><text:s text:c="2"/>end </text:p>
      <text:p text:style-name="Quotations">trace arch_local_irq_enable if ($p_count &amp;&amp; $p_cc &lt; $clock - $p_count) </text:p>
      <text:p text:style-name="Quotations"><text:s text:c="2"/>commands </text:p>
      <text:p text:style-name="Quotations"><text:s text:c="4"/>teval $p_cc = $clock - $p_count </text:p>
      <text:p text:style-name="Quotations"><text:s text:c="4"/>collect $bt </text:p>
      <text:p text:style-name="Quotations"><text:s text:c="4"/>collect $p_cc </text:p>
      <text:p text:style-name="Quotations"><text:s text:c="4"/>teval $p_count=0 </text:p>
      <text:p text:style-name="Quotations"><text:s text:c="2"/>end </text:p>
      <text:p text:style-name="Quotations"/>
      <text:p text:style-name="Quotations">enable </text:p>
      <text:p text:style-name="Quotations">set pagination on</text:p>
      <text:p text:style-name="P17"/>
      <text:h text:style-name="P13" text:outline-level="3"><text:bookmark-start text:name="__RefHeading__5947_907387813"/>Special trace state variables $current_task, $current_task_pid, $current_thread_info, $cpu_id, $dump_stack, $printk_level, $printk_format, $printk_tmp ,$clock, $hardirq_count, $softirq_count and $irq_count <text:bookmark-end text:name="__RefHeading__5947_907387813"/></text:h>
      <text:p text:style-name="Text_20_body">KGTP special trace state variables $current_task, $current_thread_info, $cpu_id and $clock can very easy to access to some special value. You can see them when GDB connects to the KGTP. You can use them in tracepoint conditions or actions. </text:p>
      <text:p text:style-name="Text_20_body">Access $current_task in tracepoint condition and action will get that returns of get_current(). </text:p>
      <text:p text:style-name="Text_20_body">Access $current_task_pid in tracepoint condition and action will get that returns of get_current()-&gt;pid. </text:p>
      <text:p text:style-name="Text_20_body">Access $current_thread_info in tracepoint condition and action will get that returns of current_thread_info(). </text:p>
      <text:p text:style-name="Text_20_body">Access $cpu_id in tracepoint condition and action will get that returns of smp_processor_id(). </text:p>
      <text:p text:style-name="Text_20_body">Access $clock in tracepoint condition and action will get that returns of local_clock() that return the timestamp in nanoseconds. </text:p>
      <text:p text:style-name="Text_20_body">$rdtsc is only available on X86 and X86_64 architecture. Access it in anytime will get current value of TSC with instruction RDTSC. </text:p>
      <text:p text:style-name="Text_20_body">Access $hardirq_count in tracepoint condition and action will get that returns of hardirq_count(). </text:p>
      <text:p text:style-name="Text_20_body">Access $softirq_count in tracepoint condition and action will get that returns of softirq_count(). </text:p>
      <text:p text:style-name="Text_20_body">Access $irq_count in tracepoint condition and action will get that returns of irq_count(). </text:p>
      <text:p text:style-name="Text_20_body"/>
      <text:p text:style-name="Text_20_body">And KGTP has other special trace state variables $dump_stack, $printk_level, $printk_format and $printk_tmp. All of them output their values directly, as can be seen in HOWTO#Howto_let_tracepoint_output_value_directly. </text:p>
      <text:p text:style-name="Text_20_body"/>
      <text:p text:style-name="Text_20_body">The following example counts in $c how many vfs_read calls that process 16663 does and collects the struct thread_info of current task: </text:p>
      <text:p text:style-name="Quotations">(gdb) target remote /sys/kernel/debug/gtp </text:p>
      <text:p text:style-name="Quotations">(gdb) trace vfs_read if (((struct task_struct *)$current_task)-&gt;pid == 16663) </text:p>
      <text:p text:style-name="Quotations">(gdb) tvariable $c </text:p>
      <text:p text:style-name="Quotations"><text:soft-page-break/>(gdb) actions </text:p>
      <text:p text:style-name="Quotations">Enter actions for tracepoint 4, one per line. </text:p>
      <text:p text:style-name="Quotations">End with a line saying just "end". </text:p>
      <text:p text:style-name="Quotations">&gt;teval $c=$c+1 </text:p>
      <text:p text:style-name="Quotations">&gt;collect (*(struct thread_info *)$current_thread_info) </text:p>
      <text:p text:style-name="Quotations">&gt;end </text:p>
      <text:p text:style-name="Quotations">(gdb) tstart </text:p>
      <text:p text:style-name="Quotations">(gdb) info tvariables </text:p>
      <text:p text:style-name="Quotations">Name <text:s text:c="11"/>Initial <text:s text:c="4"/>Current <text:s text:c="4"/></text:p>
      <text:p text:style-name="Quotations">$c <text:s text:c="13"/>0 <text:s text:c="10"/>184 <text:s text:c="8"/></text:p>
      <text:p text:style-name="Quotations">$current_task <text:s text:c="2"/>0 <text:s text:c="10"/>&lt;unknown&gt; <text:s text:c="2"/></text:p>
      <text:p text:style-name="Quotations">$current_thread_info 0 <text:s text:c="10"/>&lt;unknown&gt; <text:s text:c="2"/></text:p>
      <text:p text:style-name="Quotations">$cpu_id <text:s text:c="8"/>0 <text:s text:c="10"/>&lt;unknown&gt; <text:s text:c="2"/></text:p>
      <text:p text:style-name="Quotations">(gdb) tstop </text:p>
      <text:p text:style-name="Quotations">(gdb) tfind </text:p>
      <text:p text:style-name="Quotations">(gdb) p *(struct thread_info *)$current_thread_info </text:p>
      <text:p text:style-name="Quotations">$10 = {task = 0xf0ac6580, exec_domain = 0xc07b1400, flags = 0, status = 0, cpu = 1, preempt_count = 2, addr_limit = { </text:p>
      <text:p text:style-name="Quotations"><text:s text:c="4"/>seg = 4294967295}, restart_block = {fn = 0xc0159fb0 &lt;do_no_restart_syscall&gt;, {{arg0 = 138300720, arg1 = 11, </text:p>
      <text:p text:style-name="Quotations"><text:s text:c="8"/>arg2 = 1, arg3 = 78}, futex = {uaddr = 0x83e4d30, val = 11, flags = 1, bitset = 78, time = 977063750, </text:p>
      <text:p text:style-name="Quotations"><text:s text:c="8"/>uaddr2 = 0x0}, nanosleep = {index = 138300720, rmtp = 0xb, expires = 335007449089}, poll = { </text:p>
      <text:p text:style-name="Quotations"><text:s text:c="8"/>ufds = 0x83e4d30, nfds = 11, has_timeout = 1, tv_sec = 78, tv_nsec = 977063750}}}, </text:p>
      <text:p text:style-name="Quotations"><text:s text:c="2"/>sysenter_return = 0xb77ce424, previous_esp = 0, supervisor_stack = 0xef340044 "", uaccess_err = 0}</text:p>
      <text:p text:style-name="P17"/>
      <text:p text:style-name="Text_20_body">Another example shows how much sys_read() executes in each CPU. </text:p>
      <text:p text:style-name="Quotations">(gdb) tvariable $c0 </text:p>
      <text:p text:style-name="Quotations">(gdb) tvariable $c1 </text:p>
      <text:p text:style-name="Quotations">(gdb) trace sys_read </text:p>
      <text:p text:style-name="Quotations">(gdb) condition $bpnum ($cpu_id == 0) </text:p>
      <text:p text:style-name="Quotations">(gdb) actions </text:p>
      <text:p text:style-name="Quotations">&gt;teval $c0=$c0+1 </text:p>
      <text:p text:style-name="Quotations">&gt;end </text:p>
      <text:p text:style-name="Quotations">(gdb) trace sys_read </text:p>
      <text:p text:style-name="Quotations">(gdb) condition $bpnum ($cpu_id == 1) </text:p>
      <text:p text:style-name="Quotations">(gdb) actions </text:p>
      <text:p text:style-name="Quotations">&gt;teval $c1=$c1+1 </text:p>
      <text:p text:style-name="Quotations">&gt;end </text:p>
      <text:p text:style-name="Quotations">(gdb) info tvariables </text:p>
      <text:p text:style-name="Quotations">Name <text:s text:c="11"/>Initial <text:s text:c="4"/>Current <text:s text:c="4"/></text:p>
      <text:p text:style-name="Quotations">$current_task <text:s text:c="2"/>0 <text:s text:c="10"/>&lt;unknown&gt; <text:s text:c="2"/></text:p>
      <text:p text:style-name="Quotations">$cpu_id <text:s text:c="8"/>0 <text:s text:c="10"/>&lt;unknown&gt; <text:s text:c="2"/></text:p>
      <text:p text:style-name="Quotations">$c0 <text:s text:c="12"/>0 <text:s text:c="10"/>3255 <text:s text:c="7"/></text:p>
      <text:p text:style-name="Quotations"><text:soft-page-break/>$c1 <text:s text:c="12"/>0 <text:s text:c="10"/>1904 <text:s text:c="4"/></text:p>
      <text:p text:style-name="Text_20_body">sys_read() execute 3255 times in cpu0 and 1904 times in cpu1. Please note that this example just to howto use $cpu_id. Actially, this example use per_cpu trace state variables is better. </text:p>
      <text:p text:style-name="Text_20_body"/>
      <text:h text:style-name="P13" text:outline-level="3"><text:bookmark-start text:name="__RefHeading__7575_907387813"/>Special trace state variable $self_trace <text:bookmark-end text:name="__RefHeading__7575_907387813"/></text:h>
      <text:p text:style-name="Text_20_body">$self_trace is different with the special trace state variables in the previous section. It is used to control the behavior of tracepoint. </text:p>
      <text:p text:style-name="Text_20_body">In default, when tracepoint is triggered, the actions will not execute if the current_task is the a KGTP self process (GDB, netcat, getframe or some others process that access to the interface of KGTP). </text:p>
      <text:p text:style-name="Text_20_body">If you want tracepoint actions execute with any task, please include a command access to the $self_trace in the actions i.e. add following command to the actions: </text:p>
      <text:p text:style-name="Quotations">&gt;teval $self_trace=0</text:p>
      <text:p text:style-name="Text_20_body"><text:s/></text:p>
      <text:h text:style-name="P13" text:outline-level="3"><text:bookmark-start text:name="__RefHeading__7577_907387813"/>Trace the function return with $kret <text:bookmark-end text:name="__RefHeading__7577_907387813"/></text:h>
      <text:p text:style-name="Text_20_body">Sometime, set the tracepoint to the end of function is hard because the Kernel is compiled with optimization. At this time, you can get help from $kret. </text:p>
      <text:p text:style-name="Text_20_body">$kret is a special trace state variable like $self_trace. When you set value of it inside the action of tracepoint, this tracepoint be set with kretprobe instead of kprobe. Then it can trace the end of this function. </text:p>
      <text:p text:style-name="Text_20_body">Please note that this tracepoint must set in the first address of the function in format "<text:span text:style-name="T4">function_name</text:span>". </text:p>
      <text:p text:style-name="Text_20_body">Following part is an example: </text:p>
      <text:p text:style-name="Quotations">#"*(function_name)" format can make certain that GDB send the first address of function to KGTP. </text:p>
      <text:p text:style-name="Quotations">(gdb) trace *vfs_read </text:p>
      <text:p text:style-name="Quotations">(gdb) actions </text:p>
      <text:p text:style-name="Quotations">&gt;teval $kret=0 </text:p>
      <text:p text:style-name="Quotations">#Following part you can set commands that you want. </text:p>
      <text:p text:style-name="P17"/>
      <text:h text:style-name="P13" text:outline-level="3"><text:bookmark-start text:name="__RefHeading__7579_907387813"/>Use $ignore_error and $last_errno to ignore the error of tstart <text:bookmark-end text:name="__RefHeading__7579_907387813"/></text:h>
      <text:p text:style-name="Text_20_body">If KGTP got any error of tstart, this command will get fail. </text:p>
      <text:p text:style-name="Text_20_body">But sometime we need ignore this error and let KGTP keep work. For example: If you set tracepoint on the inline function spin_lock. This tracepoint will be set to a lot of addresses that some of them cannot be set kprobe. It will make tstart get fail. You can use "$ignore_error" ignore this error. </text:p>
      <text:p text:style-name="Text_20_body">And the last error number will available in "$last_errno". </text:p>
      <text:p text:style-name="Quotations">(gdb) tvariable $ignore_error=1 </text:p>
      <text:p text:style-name="Text_20_body">This command will open ignore. </text:p>
      <text:p text:style-name="Text_20_body"/>
      <text:p text:style-name="Quotations">(gdb) tvariable $ignore_error=0 </text:p>
      <text:p text:style-name="Text_20_body">This command will close ignore. </text:p>
      <text:p text:style-name="Text_20_body"/>
      <text:h text:style-name="P13" text:outline-level="3"><text:bookmark-start text:name="__RefHeading__7581_907387813"/>Use $cooked_clock and $cooked_rdtsc the time without KGTP used <text:bookmark-end text:name="__RefHeading__7581_907387813"/></text:h>
      <text:p text:style-name="Text_20_body">Access these two trace state variables can get the time without KGTP used. Then we can get more close to really time that a part of code used even if the actions of tracepoint is very complex. They will be introduce in Cookbook (coming soon). </text:p>
      <text:p text:style-name="Text_20_body"/>
      <text:h text:style-name="P13" text:outline-level="3"><text:bookmark-start text:name="__RefHeading__7583_907387813"/>Use $xtime_sec and $xtime_nsec get the timespec <text:bookmark-end text:name="__RefHeading__7583_907387813"/></text:h>
      <text:p text:style-name="Text_20_body">Access these two trace state variables will return the time of day in a timespec that use getnstimeofday. </text:p>
      <text:p text:style-name="Text_20_body">$xtime_sec will access to the second part of a timespec. </text:p>
      <text:p text:style-name="Text_20_body">$xtime_nsec will access to the nanosecond part of a timespec. </text:p>
      <text:p text:style-name="Text_20_body"/>
      <text:h text:style-name="P14" text:outline-level="2"><text:bookmark-start text:name="__RefHeading__7585_907387813"/>Howto backtrace (stack dump) <text:bookmark-end text:name="__RefHeading__7585_907387813"/></text:h>
      <text:p text:style-name="Text_20_body">Each time your program performs a function call, information about the call is generated. That information includes the location of the call in your program, the arguments of the call, and the local variables of the function being called. The information is saved in a block of data called a stack frame. The stack frames are allocated in a region of memory called the call stack. </text:p>
      <text:p text:style-name="Text_20_body"/>
      <text:h text:style-name="P13" text:outline-level="3"><text:bookmark-start text:name="__RefHeading__7587_907387813"/>Collect stack with $bt and use GDB command "backtrace" <text:bookmark-end text:name="__RefHeading__7587_907387813"/></text:h>
      <text:p text:style-name="Text_20_body">Because this way is faster (just collect the stack when trace) and parse out most of info inside the call stack (it can show all the stack info that I introduce). So I suggest you use this way to do the stack dump. </text:p>
      <text:p text:style-name="Text_20_body">First we need add the collect the stack command to the tracepoint action. </text:p>
      <text:p text:style-name="P19">The general collect the stack command in GDB tracepoint is: In x86_32, following command will collect 512 bytes of stack. </text:p>
      <text:p text:style-name="P19">&gt;collect *(unsigned char *)$esp@512 </text:p>
      <text:p text:style-name="P19">In x86_64, following command will collect 512 bytes of stack. </text:p>
      <text:p text:style-name="P19">&gt;collect *(unsigned char *)$rsp@512 </text:p>
      <text:p text:style-name="P19">In MIPS or ARM, following command will collect 512 bytes of stack. </text:p>
      <text:p text:style-name="P19">&gt;collect *(unsigned char *)$sp@512 </text:p>
      <text:p text:style-name="P19">These commands is so hard to remember, and the different arch need different command. </text:p>
      <text:p text:style-name="Text_20_body">KGTP have an special tracepoint trace state variable $bt. If tracepoint action access it, KGTP will auto collect the $bt size (default value is 512) stack. For example, this command will collect 512 bytes stack memory: </text:p>
      <text:p text:style-name="Quotations">&gt;collect $bt</text:p>
      <text:p text:style-name="P17"/>
      <text:p text:style-name="Text_20_body">If you want to change size of $bt, you can use following GDB command before "tstart": </text:p>
      <text:p text:style-name="Quotations">(gdb) tvariable $bt=1024</text:p>
      <text:p text:style-name="P17"/>
      <text:p text:style-name="Text_20_body">Following part is an example about howto collect stack and howto use GDB parse it: </text:p>
      <text:p text:style-name="Quotations">(gdb) target remote /sys/kernel/debug/gtp </text:p>
      <text:p text:style-name="Quotations">(gdb) trace vfs_readdir </text:p>
      <text:p text:style-name="Quotations">Tracepoint 1 at 0xffffffff8118c300: file /home/teawater/kernel2/linux/fs/readdir.c, line 24. </text:p>
      <text:p text:style-name="Quotations">(gdb) actions </text:p>
      <text:p text:style-name="Quotations">Enter actions for tracepoint 1, one per line. </text:p>
      <text:p text:style-name="Quotations">End with a line saying just "end". </text:p>
      <text:p text:style-name="Quotations">&gt;collect $bt </text:p>
      <text:p text:style-name="Quotations">&gt;end </text:p>
      <text:p text:style-name="Quotations">(gdb) tstart </text:p>
      <text:p text:style-name="Quotations">(gdb) shell ls </text:p>
      <text:p text:style-name="Quotations">1 <text:s text:c="5"/>crypto <text:s text:c="3"/>fs <text:s text:c="12"/>include <text:s/>kernel <text:s text:c="3"/>mm <text:s text:c="14"/>Module.symvers <text:s/>security <text:s/>System.map <text:s/>vmlinux </text:p>
      <text:p text:style-name="Quotations">arch <text:s text:c="2"/>drivers <text:s text:c="2"/>hotcode.html <text:s text:c="2"/>init <text:s text:c="4"/>lib <text:s text:c="6"/>modules.builtin <text:s/>net <text:s text:c="12"/><text:soft-page-break/>sound <text:s text:c="4"/>usr <text:s text:c="8"/>vmlinux.o </text:p>
      <text:p text:style-name="Quotations">block <text:s/>firmware <text:s/>hotcode.html~ <text:s/>ipc <text:s text:c="5"/>Makefile <text:s/>modules.order <text:s text:c="3"/>scripts <text:s text:c="8"/>source <text:s text:c="3"/>virt </text:p>
      <text:p text:style-name="Quotations">(gdb) tstop </text:p>
      <text:p text:style-name="Quotations">(gdb) tfind </text:p>
      <text:p text:style-name="Quotations">Found trace frame 0, tracepoint 1 </text:p>
      <text:p text:style-name="Quotations">#0 <text:s/>vfs_readdir (file=0xffff8800c5556d00, filler=0xffffffff8118c4b0 &lt;filldir&gt;, buf=0xffff880108709f40) </text:p>
      <text:p text:style-name="Quotations"><text:s text:c="4"/>at /home/teawater/kernel2/linux/fs/readdir.c:24 </text:p>
      <text:p text:style-name="Quotations">24 <text:s text:c="5"/>{ </text:p>
      <text:p text:style-name="Quotations">(gdb) bt </text:p>
      <text:p text:style-name="Quotations">#0 <text:s/>vfs_readdir (file=0xffff8800c5556d00, filler=0xffffffff8118c4b0 &lt;filldir&gt;, buf=0xffff880108709f40) </text:p>
      <text:p text:style-name="Quotations"><text:s text:c="4"/>at /home/teawater/kernel2/linux/fs/readdir.c:24 </text:p>
      <text:p text:style-name="Quotations">#1 <text:s/>0xffffffff8118c689 in sys_getdents (fd=&lt;optimized out&gt;, dirent=0x1398c58, count=32768) at /home/teawater/kernel2/linux/fs/readdir.c:214 </text:p>
      <text:p text:style-name="Quotations">#2 <text:s/>&lt;signal handler called&gt; </text:p>
      <text:p text:style-name="Quotations">#3 <text:s/>0x00007f00253848a5 in ?? () </text:p>
      <text:p text:style-name="Quotations">#4 <text:s/>0x00003efd32cddfc9 in ?? () </text:p>
      <text:p text:style-name="Quotations">#5 <text:s/>0x00002c15b7d04101 in ?? () </text:p>
      <text:p text:style-name="Quotations">#6 <text:s/>0x000019c0c5704bf1 in ?? () </text:p>
      <text:p text:style-name="Quotations">#7 <text:s/>0x0000000900000000 in ?? () </text:p>
      <text:p text:style-name="Quotations">#8 <text:s/>0x000009988cc8d269 in ?? () </text:p>
      <text:p text:style-name="Quotations">#9 <text:s/>0x000009988cc9b8d1 in ?? () </text:p>
      <text:p text:style-name="Quotations">#10 0x0000000000000000 in ?? () </text:p>
      <text:p text:style-name="Quotations">(gdb) up </text:p>
      <text:p text:style-name="Quotations">#1 <text:s/>0xffffffff8118c689 in sys_getdents (fd=&lt;optimized out&gt;, dirent=0x1398c58, count=32768) at /home/teawater/kernel2/linux/fs/readdir.c:214 </text:p>
      <text:p text:style-name="Quotations">214 <text:s text:c="12"/>error = vfs_readdir(file, filldir, &amp;buf); </text:p>
      <text:p text:style-name="Quotations">(gdb) p buf </text:p>
      <text:p text:style-name="Quotations">$1 = {current_dir = 0x1398c58, previous = 0x0, count = 32768, error = 0} </text:p>
      <text:p text:style-name="Quotations">(gdb) p error </text:p>
      <text:p text:style-name="Quotations">$3 = -9 </text:p>
      <text:p text:style-name="Quotations">(gdb) frame 0 </text:p>
      <text:p text:style-name="Quotations">#0 <text:s/>vfs_readdir (file=0xffff8800c5556d00, filler=0xffffffff8118c4b0 &lt;filldir&gt;, buf=0xffff880108709f40) </text:p>
      <text:p text:style-name="Quotations"><text:s text:c="4"/>at /home/teawater/kernel2/linux/fs/readdir.c:24 </text:p>
      <text:p text:style-name="Quotations">24 <text:s text:c="5"/>{</text:p>
      <text:p text:style-name="P17"/>
      <text:p text:style-name="Text_20_body">From this example, we can see some GDB commands that parse the the call stack: </text:p>
      <text:list xml:id="list1531637785" text:style-name="L2">
        <text:list-item>
          <text:p text:style-name="P20"><text:span text:style-name="T4">bt</text:span> is the alias of GDB commands backtrace that print a backtrace of the entire stack: one line per frame for all frames in the stack. </text:p>
        </text:list-item>
        <text:list-item>
          <text:p text:style-name="P20"><text:span text:style-name="T4">up n</text:span> is move n frames up the stack. For positive numbers n, this <text:soft-page-break/>advances toward the outermost frame, to higher frame numbers, to frames that have existed longer. n defaults to one. </text:p>
        </text:list-item>
        <text:list-item>
          <text:p text:style-name="P20"><text:span text:style-name="T4">down n</text:span> is move n frames down the stack. For positive numbers n, this advances toward the innermost frame, to lower frame numbers, to frames that were created more recently. n defaults to one. You may abbreviate down as do. </text:p>
        </text:list-item>
        <text:list-item>
          <text:p text:style-name="P20"><text:span text:style-name="T4">frame n</text:span> is select frame number n. Recall that frame zero is the innermost (currently executing) frame, frame one is the frame that called the innermost one, and so on. The highest-numbered frame is the one for main.</text:p>
        </text:list-item>
      </text:list>
      <text:p text:style-name="Text_20_body">You can see that when you use up, down or frame to the different calll stack frame, you can output the value of the arguments and local variables of different call stack frame. </text:p>
      <text:p text:style-name="Text_20_body">To get the more info about howto use GDB parse the call stack, please see <text:a xlink:type="simple" xlink:href="#http://sourceware.org/gdb/current/onlinedocs/gdb/Stack.html ">http://sourceware.org/gdb/current/onlinedocs/gdb/Stack.html </text:a></text:p>
      <text:p text:style-name="Text_20_body"/>
      <text:h text:style-name="P13" text:outline-level="3"><text:bookmark-start text:name="__RefHeading__7589_907387813"/>Collect stack of current function's caller with $_ret <text:bookmark-end text:name="__RefHeading__7589_907387813"/></text:h>
      <text:p text:style-name="Text_20_body">If you just want to collect stack of current function's caller, please use $_ret. </text:p>
      <text:p text:style-name="Text_20_body">Please <text:span text:style-name="T4">note</text:span> that set the tracepoint that collect $_ret cannot in the first address of function. </text:p>
      <text:p text:style-name="Text_20_body">For example:</text:p>
      <text:p text:style-name="Quotations">(gdb) list vfs_read </text:p>
      <text:p text:style-name="Quotations">360 <text:s text:c="4"/>} </text:p>
      <text:p text:style-name="Quotations">361 <text:s text:c="4"/></text:p>
      <text:p text:style-name="Quotations">362 <text:s text:c="4"/>EXPORT_SYMBOL(do_sync_read); </text:p>
      <text:p text:style-name="Quotations">363 <text:s text:c="4"/></text:p>
      <text:p text:style-name="Quotations">364 <text:s text:c="4"/>ssize_t vfs_read(struct file *file, char __user *buf, size_t count, loff_t *pos) </text:p>
      <text:p text:style-name="Quotations">365 <text:s text:c="4"/>{ </text:p>
      <text:p text:style-name="Quotations">366 <text:s text:c="12"/>ssize_t ret; </text:p>
      <text:p text:style-name="Quotations">367 <text:s text:c="4"/></text:p>
      <text:p text:style-name="Quotations">368 <text:s text:c="12"/>if (!(file-&gt;f_mode &amp; FMODE_READ)) </text:p>
      <text:p text:style-name="Quotations">369 <text:s text:c="20"/>return -EBADF; </text:p>
      <text:p text:style-name="Quotations">(gdb) trace 368 </text:p>
      <text:p text:style-name="Quotations">Tracepoint 2 at 0xffffffff8117a244: file /home/teawater/kernel2/linux/fs/read_write.c, line 368. </text:p>
      <text:p text:style-name="Quotations">(gdb) actions </text:p>
      <text:p text:style-name="Quotations">Enter actions for tracepoint 2, one per line. </text:p>
      <text:p text:style-name="Quotations">End with a line saying just "end". </text:p>
      <text:p text:style-name="Quotations">&gt;collect $_ret </text:p>
      <text:p text:style-name="Quotations">&gt;end </text:p>
      <text:p text:style-name="Quotations">(gdb) tstart </text:p>
      <text:p text:style-name="Quotations">(gdb) tstop </text:p>
      <text:p text:style-name="Quotations">(gdb) tfind </text:p>
      <text:p text:style-name="Quotations">Found trace frame 0, tracepoint 2 </text:p>
      <text:p text:style-name="Quotations">#0 <text:s/>vfs_read (file=0xffff880141c46000, buf=0x359bda0 &lt;Address 0x359bda0 out of bounds&gt;, count=8192, pos=0xffff88012fa49f48) </text:p>
      <text:p text:style-name="Quotations"><text:s text:c="4"/>at /home/teawater/kernel2/linux/fs/read_write.c:368 </text:p>
      <text:p text:style-name="Quotations">368 <text:s text:c="12"/>if (!(file-&gt;f_mode &amp; FMODE_READ)) </text:p>
      <text:p text:style-name="Quotations">(gdb) bt </text:p>
      <text:p text:style-name="Quotations">#0 <text:s/>vfs_read (file=0xffff880141c46000, buf=0x359bda0 &lt;Address 0x359bda0 out of bounds&gt;, count=8192, pos=0xffff88012fa49f48) </text:p>
      <text:p text:style-name="Quotations"><text:s text:c="4"/>at /home/teawater/kernel2/linux/fs/read_write.c:368 </text:p>
      <text:p text:style-name="Quotations">#1 <text:s/>0xffffffff8117a3ea in sys_read (fd=&lt;optimized out&gt;, buf=&lt;unavailable&gt;, count=&lt;unavailable&gt;) </text:p>
      <text:p text:style-name="Quotations"><text:s text:c="4"/>at /home/teawater/kernel2/linux/fs/read_write.c:469 </text:p>
      <text:p text:style-name="Quotations">Backtrace stopped: not enough registers or memory available to unwind further </text:p>
      <text:p text:style-name="Quotations">(gdb) up </text:p>
      <text:p text:style-name="Quotations"><text:soft-page-break/>#1 <text:s/>0xffffffff8117a3ea in sys_read (fd=&lt;optimized out&gt;, buf=&lt;unavailable&gt;, count=&lt;unavailable&gt;) </text:p>
      <text:p text:style-name="Quotations"><text:s text:c="4"/>at /home/teawater/kernel2/linux/fs/read_write.c:469 </text:p>
      <text:p text:style-name="Quotations">469 <text:s text:c="20"/>ret = vfs_read(file, buf, count, &amp;pos); </text:p>
      <text:p text:style-name="Quotations">(gdb) p ret </text:p>
      <text:p text:style-name="Quotations">$2 = -9 </text:p>
      <text:p text:style-name="Text_20_body">You see that the caller of function vfs_read is sys_read. And the local variable ret of sys_read is -9. </text:p>
      <text:p text:style-name="Text_20_body"/>
      <text:h text:style-name="P13" text:outline-level="3"><text:bookmark-start text:name="__RefHeading__7591_907387813"/>Use $dump_stack to output stack dump through printk <text:bookmark-end text:name="__RefHeading__7591_907387813"/></text:h>
      <text:p text:style-name="Text_20_body">Because this way need parse the stack when tracing and call printk inside, so it will be slow, unsafe, unclear and cannot access a lot of info of call stack. So I suggest you use the prev way to do stack dump. </text:p>
      <text:p text:style-name="Text_20_body">KGTP has special trace state variable $dump_stack, "collect" it will let Linux Kernel output stack dump through printk. </text:p>
      <text:p text:style-name="Text_20_body">Following example lets Linux Kernel show the stack dump of vfs_readdir:</text:p>
      <text:p text:style-name="Quotations">target remote /sys/kernel/debug/gtp </text:p>
      <text:p text:style-name="Quotations">trace vfs_readdir </text:p>
      <text:p text:style-name="Quotations"><text:s text:c="2"/>commands </text:p>
      <text:p text:style-name="Quotations"><text:s text:c="4"/>collect $dump_stack </text:p>
      <text:p text:style-name="Quotations"><text:s text:c="2"/>end</text:p>
      <text:p text:style-name="P17"/>
      <text:p text:style-name="Text_20_body">Then your kernel will printk like: </text:p>
      <text:p text:style-name="Quotations">[22779.208064] gtp 1:Pid: 441, comm: python Not tainted 2.6.39-rc3+ #46 </text:p>
      <text:p text:style-name="Quotations">[22779.208068] Call Trace: </text:p>
      <text:p text:style-name="Quotations">[22779.208072] <text:s/>[&lt;fe653cca&gt;] gtp_get_var+0x4a/0xa0 [gtp] </text:p>
      <text:p text:style-name="Quotations">[22779.208076] <text:s/>[&lt;fe653d79&gt;] gtp_collect_var+0x59/0xa0 [gtp] </text:p>
      <text:p text:style-name="Quotations">[22779.208080] <text:s/>[&lt;fe655974&gt;] gtp_action_x+0x1bb4/0x1dc0 [gtp] </text:p>
      <text:p text:style-name="Quotations">[22779.208084] <text:s/>[&lt;c05b6408&gt;] ? _raw_spin_unlock+0x18/0x40 </text:p>
      <text:p text:style-name="Quotations">[22779.208088] <text:s/>[&lt;c023f152&gt;] ? __find_get_block_slow+0xd2/0x160 </text:p>
      <text:p text:style-name="Quotations">[22779.208091] <text:s/>[&lt;c01a8c56&gt;] ? delayacct_end+0x96/0xb0 </text:p>
      <text:p text:style-name="Quotations">[22779.208100] <text:s/>[&lt;c023f404&gt;] ? __find_get_block+0x84/0x1d0 </text:p>
      <text:p text:style-name="Quotations">[22779.208103] <text:s/>[&lt;c05b6408&gt;] ? _raw_spin_unlock+0x18/0x40 </text:p>
      <text:p text:style-name="Quotations">[22779.208106] <text:s/>[&lt;c02e0838&gt;] ? find_revoke_record+0xa8/0xc0 </text:p>
      <text:p text:style-name="Quotations">[22779.208109] <text:s/>[&lt;c02e0c45&gt;] ? jbd2_journal_cancel_revoke+0xd5/0xe0 </text:p>
      <text:p text:style-name="Quotations">[22779.208112] <text:s/>[&lt;c02db51f&gt;] ? __jbd2_journal_temp_unlink_buffer+0x2f/0x110 </text:p>
      <text:p text:style-name="Quotations">[22779.208115] <text:s/>[&lt;fe655c4c&gt;] gtp_kp_pre_handler+0xcc/0x1c0 [gtp] </text:p>
      <text:p text:style-name="Quotations">[22779.208118] <text:s/>[&lt;c05b8a88&gt;] kprobe_exceptions_notify+0x3d8/0x440 </text:p>
      <text:p text:style-name="Quotations">[22779.208121] <text:s/>[&lt;c05b7d54&gt;] ? hw_breakpoint_exceptions_notify+0x14/0x180 </text:p>
      <text:p text:style-name="Quotations">[22779.208124] <text:s/>[&lt;c05b95eb&gt;] ? sub_preempt_count+0x7b/0xb0 </text:p>
      <text:p text:style-name="Quotations">[22779.208126] <text:s/>[&lt;c0227ac5&gt;] ? vfs_readdir+0x15/0xb0 </text:p>
      <text:p text:style-name="Quotations">[22779.208128] <text:s/>[&lt;c0227ac4&gt;] ? vfs_readdir+0x14/0xb0 </text:p>
      <text:p text:style-name="Quotations">[22779.208131] <text:s/>[&lt;c05b9743&gt;] notifier_call_chain+0x43/0x60 </text:p>
      <text:p text:style-name="Quotations">[22779.208134] <text:s/>[&lt;c05b9798&gt;] __atomic_notifier_call_chain+0x38/0x50 </text:p>
      <text:p text:style-name="Quotations">[22779.208137] <text:s/>[&lt;c05b97cf&gt;] atomic_notifier_call_chain+0x1f/0x30 </text:p>
      <text:p text:style-name="Quotations"><text:soft-page-break/>[22779.208140] <text:s/>[&lt;c05b980d&gt;] notify_die+0x2d/0x30 </text:p>
      <text:p text:style-name="Quotations">[22779.208142] <text:s/>[&lt;c05b71c5&gt;] do_int3+0x35/0xa0</text:p>
      <text:p text:style-name="P17"/>
      <text:h text:style-name="P14" text:outline-level="2"><text:bookmark-start text:name="__RefHeading__7593_907387813"/>Howto let tracepoint output value directly <text:bookmark-end text:name="__RefHeading__7593_907387813"/></text:h>
      <text:p text:style-name="Text_20_body">In the previous parts, you may understand that to get a value from Linux kernel, you need to use a tracepoint "collect" action to save the value to the tracepoint frame and use the GDB command "tfind" to parse the value from the frame data. </text:p>
      <text:p text:style-name="Text_20_body">But we want get the value directly sometimes, so KGTP supports two ways to output values directly. </text:p>
      <text:h text:style-name="Heading_20_3" text:outline-level="3"><text:bookmark-start text:name="__RefHeading__7595_907387813"/>Switch collect to output the value directly <text:bookmark-end text:name="__RefHeading__7595_907387813"/></text:h>
      <text:p text:style-name="Text_20_body">KGTP has special trace state variables $printk_level, $printk_format and $printk_tmp to support this function. </text:p>
      <text:p text:style-name="Text_20_body">$printk_level: if its value is 8 (this is the default value), "collect" action will save value to the tracepoint frame in the simple behavior. </text:p>
      <text:p text:style-name="Text_20_body">If its value is 0-7, "collect" will output the value through "printk" directly, and value will be the level of printk. The level is: </text:p>
      <text:p text:style-name="Quotations">0 <text:s text:c="6"/>KERN_EMERG <text:s text:c="5"/>system is unusable </text:p>
      <text:p text:style-name="Quotations">1 <text:s text:c="6"/>KERN_ALERT <text:s text:c="5"/>action must be taken immediately </text:p>
      <text:p text:style-name="Quotations">2 <text:s text:c="6"/>KERN_CRIT <text:s text:c="6"/>critical conditions </text:p>
      <text:p text:style-name="Quotations">3 <text:s text:c="6"/>KERN_ERR <text:s text:c="7"/>error conditions </text:p>
      <text:p text:style-name="Quotations">4 <text:s text:c="6"/>KERN_WARNING <text:s text:c="3"/>warning conditions </text:p>
      <text:p text:style-name="Quotations">5 <text:s text:c="6"/>KERN_NOTICE <text:s text:c="4"/>normal but significant condition </text:p>
      <text:p text:style-name="Quotations">6 <text:s text:c="6"/>KERN_INFO <text:s text:c="6"/>informational </text:p>
      <text:p text:style-name="Quotations">7 <text:s text:c="6"/>KERN_DEBUG <text:s text:c="5"/>debug-level messages</text:p>
      <text:p text:style-name="P17"/>
      <text:p text:style-name="Text_20_body">$printk_format, collect printk will output value in the format that is set by it. The format is: </text:p>
      <text:p text:style-name="Quotations">0 <text:s text:c="6"/>This is the default value. </text:p>
      <text:p text:style-name="Quotations"><text:s text:c="8"/>If the size of collect value is 1, 2, 4 or 8, it will be output as an unsigned decimal. </text:p>
      <text:p text:style-name="Quotations"><text:s text:c="8"/>If not, it will be output as a hexadecimal string. </text:p>
      <text:p text:style-name="Quotations">1 <text:s text:c="6"/>Output value in signed decimal. </text:p>
      <text:p text:style-name="Quotations">2 <text:s text:c="6"/>Output value in unsigned decimal. </text:p>
      <text:p text:style-name="Quotations">3 <text:s text:c="6"/>Output value in unsigned hexadecimal. </text:p>
      <text:p text:style-name="Quotations">4 <text:s text:c="6"/>Output value as a string. </text:p>
      <text:p text:style-name="Quotations">5 <text:s text:c="6"/>Output value as a hexadecimal string.</text:p>
      <text:p text:style-name="P17"/>
      <text:p text:style-name="Text_20_body">$printk_tmp, to output the value of global variable need set to it first. </text:p>
      <text:p text:style-name="Text_20_body"/>
      <text:p text:style-name="Text_20_body">Following example shows a count number, pid, jiffies_64 and the file name <text:soft-page-break/>that call vfs_readdir: </text:p>
      <text:p text:style-name="Quotations">(gdb) target remote /sys/kernel/debug/gtp </text:p>
      <text:p text:style-name="Quotations">(gdb) tvariable $c </text:p>
      <text:p text:style-name="Quotations">(gdb) trace vfs_readdir </text:p>
      <text:p text:style-name="Quotations">(gdb) actions </text:p>
      <text:p text:style-name="Quotations">&gt;teval $printk_level=0 </text:p>
      <text:p text:style-name="Quotations">&gt;collect $c=$c+1 </text:p>
      <text:p text:style-name="Quotations">&gt;collect ((struct task_struct *)$current_task)-&gt;pid </text:p>
      <text:p text:style-name="Quotations">&gt;collect $printk_tmp=jiffies_64 </text:p>
      <text:p text:style-name="Quotations">&gt;teval $printk_format=4 </text:p>
      <text:p text:style-name="Quotations">&gt;collect file-&gt;f_path.dentry-&gt;d_iname </text:p>
      <text:p text:style-name="Quotations">&gt;end</text:p>
      <text:p text:style-name="P17"/>
      <text:p text:style-name="Text_20_body">Then your kernel will printk like: </text:p>
      <text:p text:style-name="Quotations">gtp 1:$c=$c+1=41 </text:p>
      <text:p text:style-name="Quotations">gtp 1:((struct task_struct *)$current_task)-&gt;pid=12085 </text:p>
      <text:p text:style-name="Quotations">gtp 1:$printk_tmp=jiffies_64=4322021438 </text:p>
      <text:p text:style-name="Quotations">gtp 1:file-&gt;f_path.dentry-&gt;d_iname=b26 </text:p>
      <text:p text:style-name="Quotations">gtp 1:$c=$c+1=42 </text:p>
      <text:p text:style-name="Quotations">gtp 1:((struct task_struct *)$current_task)-&gt;pid=12085 </text:p>
      <text:p text:style-name="Quotations">gtp 1:$printk_tmp=jiffies_64=4322021438 </text:p>
      <text:p text:style-name="Quotations">gtp 1:file-&gt;f_path.dentry-&gt;d_iname=b26 </text:p>
      <text:p text:style-name="Text_20_body">"gtp 1" means that it was output by tracepoint 1. </text:p>
      <text:p text:style-name="Text_20_body"/>
      <text:h text:style-name="P14" text:outline-level="2"><text:bookmark-start text:name="__RefHeading__7597_907387813"/>Howto use watch tracepoint control hardware breakpoints to record memory access <text:bookmark-end text:name="__RefHeading__7597_907387813"/></text:h>
      <text:p text:style-name="Text_20_body"><text:span text:style-name="T4">Watch tracepoint</text:span> can control hardware breakpoints to record the memory access through set some special trace state variables in its action. </text:p>
      <text:p text:style-name="Text_20_body">Please <text:span text:style-name="T4">note</text:span> that watch tracepoint is just support by X86 and X86_64 now. And dynamic watch tracepoint just can work OK in Linux 2.6.27 and newer version because Linux 2.6.26 and older version have some IPI issues on smp support. </text:p>
      <text:h text:style-name="Heading_20_3" text:outline-level="3"><text:bookmark-start text:name="__RefHeading__7599_907387813"/>Trace state variables of watch tracepoint<text:bookmark-end text:name="__RefHeading__7599_907387813"/></text:h>
      <table:table table:name="Tracestatevariablesofwatchtracepoint" table:style-name="Tracestatevariablesofwatchtracepoint">
        <table:table-column table:style-name="Tracestatevariablesofwatchtracepoint.A"/>
        <table:table-column table:style-name="Tracestatevariablesofwatchtracepoint.B"/>
        <table:table-column table:style-name="Tracestatevariablesofwatchtracepoint.C"/>
        <table:table-column table:style-name="Tracestatevariablesofwatchtracepoint.D"/>
        <table:table-column table:style-name="Tracestatevariablesofwatchtracepoint.E" table:number-columns-repeated="2"/>
        <table:table-column table:style-name="Tracestatevariablesofwatchtracepoint.G"/>
        <table:table-row>
          <table:table-cell table:style-name="Tracestatevariablesofwatchtracepoint.A1" office:value-type="string">
            <text:p text:style-name="P32">Name</text:p>
          </table:table-cell>
          <table:table-cell table:style-name="Tracestatevariablesofwatchtracepoint.A1" office:value-type="string">
            <text:p text:style-name="P32">Written by normal tracepoint</text:p>
          </table:table-cell>
          <table:table-cell table:style-name="Tracestatevariablesofwatchtracepoint.A1" office:value-type="string">
            <text:p text:style-name="P32">Read by normal tracepoint</text:p>
          </table:table-cell>
          <table:table-cell table:style-name="Tracestatevariablesofwatchtracepoint.A1" office:value-type="string">
            <text:p text:style-name="P32">Written by static watch tracepoint</text:p>
          </table:table-cell>
          <table:table-cell table:style-name="Tracestatevariablesofwatchtracepoint.A1" office:value-type="string">
            <text:p text:style-name="P32">Read by static watch tracepoint</text:p>
          </table:table-cell>
          <table:table-cell table:style-name="Tracestatevariablesofwatchtracepoint.A1" office:value-type="string">
            <text:p text:style-name="P32">Written by dynamic watch tracepoint</text:p>
          </table:table-cell>
          <table:table-cell table:style-name="Tracestatevariablesofwatchtracepoint.G1" office:value-type="string">
            <text:p text:style-name="P32">Read by dynamic watch tracepoint</text:p>
          </table:table-cell>
        </table:table-row>
        <table:table-row>
          <table:table-cell table:style-name="Tracestatevariablesofwatchtracepoint.A2" office:value-type="string">
            <text:p text:style-name="P31">$watch_static</text:p>
          </table:table-cell>
          <table:table-cell table:style-name="Tracestatevariablesofwatchtracepoint.A2" office:value-type="string">
            <text:p text:style-name="P31">Not support</text:p>
          </table:table-cell>
          <table:table-cell table:style-name="Tracestatevariablesofwatchtracepoint.A2" office:value-type="string">
            <text:p text:style-name="P31">Not support</text:p>
          </table:table-cell>
          <table:table-cell table:style-name="Tracestatevariablesofwatchtracepoint.A2" office:value-type="string">
            <text:p text:style-name="P31">If "teval $watch_static=1", then this tracepoint is static watch tracepoint.</text:p>
          </table:table-cell>
          <table:table-cell table:style-name="Tracestatevariablesofwatchtracepoint.A2" office:value-type="string">
            <text:p text:style-name="P31">Not support</text:p>
          </table:table-cell>
          <table:table-cell table:style-name="Tracestatevariablesofwatchtracepoint.A2" office:value-type="string">
            <text:p text:style-name="P31">If "teval $watch_static=1", then this tracepoint is static watch tracepoint.</text:p>
          </table:table-cell>
          <table:table-cell table:style-name="Tracestatevariablesofwatchtracepoint.G2" office:value-type="string">
            <text:p text:style-name="P31">Not support</text:p>
          </table:table-cell>
        </table:table-row>
        <table:table-row>
          <table:table-cell table:style-name="Tracestatevariablesofwatchtracepoint.A2" office:value-type="string">
            <text:p text:style-name="P31">$watch_set_id</text:p>
          </table:table-cell>
          <table:table-cell table:style-name="Tracestatevariablesofwatchtracepoint.A2" office:value-type="string">
            <text:p text:style-name="P31">When this tracepoint want to setup a dynamic watch tracepoint, set a id of a dynamic watch tracepoint to $watch_set_id to point out which dynamic watch tracepoint you wan to setup.</text:p>
          </table:table-cell>
          <table:table-cell table:style-name="Tracestatevariablesofwatchtracepoint.A2" office:value-type="string">
            <text:p text:style-name="P31">Not support</text:p>
          </table:table-cell>
          <table:table-cell table:style-name="Tracestatevariablesofwatchtracepoint.A2" office:value-type="string">
            <text:p text:style-name="P31">Not support</text:p>
          </table:table-cell>
          <table:table-cell table:style-name="Tracestatevariablesofwatchtracepoint.A2" office:value-type="string">
            <text:p text:style-name="P31">Not support</text:p>
          </table:table-cell>
          <table:table-cell table:style-name="Tracestatevariablesofwatchtracepoint.A2" office:value-type="string">
            <text:p text:style-name="P31">Not support</text:p>
          </table:table-cell>
          <table:table-cell table:style-name="Tracestatevariablesofwatchtracepoint.G2" office:value-type="string">
            <text:p text:style-name="P31">Not support</text:p>
          </table:table-cell>
        </table:table-row>
        <table:table-row>
          <table:table-cell table:style-name="Tracestatevariablesofwatchtracepoint.A2" office:value-type="string">
            <text:p text:style-name="P31">$watch_set_addr</text:p>
          </table:table-cell>
          <table:table-cell table:style-name="Tracestatevariablesofwatchtracepoint.A2" office:value-type="string">
            <text:p text:style-name="P31">When this tracepoint want to setup a dynamic watch tracepoint, set the address of a dynamic watch tracepoint to $watch_set_addr to point out which dynamic watch tracepoint you wan to setup.</text:p>
          </table:table-cell>
          <table:table-cell table:style-name="Tracestatevariablesofwatchtracepoint.A2" office:value-type="string">
            <text:p text:style-name="P31">Not support</text:p>
          </table:table-cell>
          <table:table-cell table:style-name="Tracestatevariablesofwatchtracepoint.A2" office:value-type="string">
            <text:p text:style-name="P31">Not support</text:p>
          </table:table-cell>
          <table:table-cell table:style-name="Tracestatevariablesofwatchtracepoint.A2" office:value-type="string">
            <text:p text:style-name="P31">Not support</text:p>
          </table:table-cell>
          <table:table-cell table:style-name="Tracestatevariablesofwatchtracepoint.A2" office:value-type="string">
            <text:p text:style-name="P31">Not support</text:p>
          </table:table-cell>
          <table:table-cell table:style-name="Tracestatevariablesofwatchtracepoint.G2" office:value-type="string">
            <text:p text:style-name="P31">Not support</text:p>
          </table:table-cell>
        </table:table-row>
        <table:table-row>
          <table:table-cell table:style-name="Tracestatevariablesofwatchtracepoint.A2" office:value-type="string">
            <text:p text:style-name="P31">$watch_type</text:p>
          </table:table-cell>
          <table:table-cell table:style-name="Tracestatevariablesofwatchtracepoint.A2" office:value-type="string">
            <text:p text:style-name="P31">When this tracepoint want to setup a dynamic watch tracepoint, set the watch type of this dynamic watch tracepoint to $watch_type.<text:line-break/>0 is exec. 1 is write. 2 is read or write.</text:p>
          </table:table-cell>
          <table:table-cell table:style-name="Tracestatevariablesofwatchtracepoint.A2" office:value-type="string">
            <text:p text:style-name="P31">Get the value that this tracepoint set to $watch_type</text:p>
          </table:table-cell>
          <table:table-cell table:style-name="Tracestatevariablesofwatchtracepoint.A2" office:value-type="string">
            <text:p text:style-name="P31">Set the type of this watch tracepoint.</text:p>
          </table:table-cell>
          <table:table-cell table:style-name="Tracestatevariablesofwatchtracepoint.A2" office:value-type="string">
            <text:p text:style-name="P31">Get the type of this watch tracepoint.</text:p>
          </table:table-cell>
          <table:table-cell table:style-name="Tracestatevariablesofwatchtracepoint.A2" office:value-type="string">
            <text:p text:style-name="P31">Set the default type of this watch tracepoint.</text:p>
          </table:table-cell>
          <table:table-cell table:style-name="Tracestatevariablesofwatchtracepoint.G2" office:value-type="string">
            <text:p text:style-name="P31">Get the type of this watch tracepoint when it really exec.</text:p>
          </table:table-cell>
        </table:table-row>
        <table:table-row>
          <table:table-cell table:style-name="Tracestatevariablesofwatchtracepoint.A2" office:value-type="string">
            <text:p text:style-name="P31">$watch_size</text:p>
          </table:table-cell>
          <table:table-cell table:style-name="Tracestatevariablesofwatchtracepoint.A2" office:value-type="string">
            <text:p text:style-name="P31">When this tracepoint want to setup a dynamic watch tracepoint, set the watch size of this dynamic watch tracepoint to $watch_size.<text:line-break/>The size should be 1, 2, 4, 8.</text:p>
          </table:table-cell>
          <table:table-cell table:style-name="Tracestatevariablesofwatchtracepoint.A2" office:value-type="string">
            <text:p text:style-name="P31">Get the value that this tracepoint set to $watch_size.</text:p>
          </table:table-cell>
          <table:table-cell table:style-name="Tracestatevariablesofwatchtracepoint.A2" office:value-type="string">
            <text:p text:style-name="P31">Set the size of this watch tracepoint.</text:p>
          </table:table-cell>
          <table:table-cell table:style-name="Tracestatevariablesofwatchtracepoint.A2" office:value-type="string">
            <text:p text:style-name="P31">Get the size of this watch tracepoint.</text:p>
          </table:table-cell>
          <table:table-cell table:style-name="Tracestatevariablesofwatchtracepoint.A2" office:value-type="string">
            <text:p text:style-name="P31">Set the default size of this watch tracepoint.</text:p>
          </table:table-cell>
          <table:table-cell table:style-name="Tracestatevariablesofwatchtracepoint.G2" office:value-type="string">
            <text:p text:style-name="P31">Get the size of this watch tracepoint when it really exec.</text:p>
          </table:table-cell>
        </table:table-row>
        <table:table-row>
          <table:table-cell table:style-name="Tracestatevariablesofwatchtracepoint.A2" office:value-type="string">
            <text:p text:style-name="P31">$watch_start</text:p>
          </table:table-cell>
          <table:table-cell table:style-name="Tracestatevariablesofwatchtracepoint.A2" office:value-type="string">
            <text:p text:style-name="P31">Set the address to a dynamic watch tracepoint(set by $watch_set_addr or $watch_set_id) and let it try to start <text:soft-page-break/>work.</text:p>
          </table:table-cell>
          <table:table-cell table:style-name="Tracestatevariablesofwatchtracepoint.A2" office:value-type="string">
            <text:p text:style-name="P31">Get the result of this start. (It will fail becasue X86 just have 4 hardware <text:soft-page-break/>breakpoints.)<text:line-break/>Get 0 if success. <text:s/>If &lt; 0 is the error id.</text:p>
          </table:table-cell>
          <table:table-cell table:style-name="Tracestatevariablesofwatchtracepoint.A2" office:value-type="string">
            <text:p text:style-name="P31">Not support</text:p>
          </table:table-cell>
          <table:table-cell table:style-name="Tracestatevariablesofwatchtracepoint.A2" office:value-type="string">
            <text:p text:style-name="P31">Not support</text:p>
          </table:table-cell>
          <table:table-cell table:style-name="Tracestatevariablesofwatchtracepoint.A2" office:value-type="string">
            <text:p text:style-name="P31">Not support</text:p>
          </table:table-cell>
          <table:table-cell table:style-name="Tracestatevariablesofwatchtracepoint.G2" office:value-type="string">
            <text:p text:style-name="P31">Not support</text:p>
          </table:table-cell>
        </table:table-row>
        <table:table-row>
          <table:table-cell table:style-name="Tracestatevariablesofwatchtracepoint.A2" office:value-type="string">
            <text:p text:style-name="P31">$watch_stop</text:p>
          </table:table-cell>
          <table:table-cell table:style-name="Tracestatevariablesofwatchtracepoint.A2" office:value-type="string">
            <text:p text:style-name="P31">Set a address to $watch_stop will let a dynamic watch tracepoint that watch in this address stop.</text:p>
          </table:table-cell>
          <table:table-cell table:style-name="Tracestatevariablesofwatchtracepoint.A2" office:value-type="string">
            <text:p text:style-name="P31">Get the result of this stop.</text:p>
          </table:table-cell>
          <table:table-cell table:style-name="Tracestatevariablesofwatchtracepoint.A2" office:value-type="string">
            <text:p text:style-name="P31">Not support</text:p>
          </table:table-cell>
          <table:table-cell table:style-name="Tracestatevariablesofwatchtracepoint.A2" office:value-type="string">
            <text:p text:style-name="P31">Not support</text:p>
          </table:table-cell>
          <table:table-cell table:style-name="Tracestatevariablesofwatchtracepoint.A2" office:value-type="string">
            <text:p text:style-name="P31">Not support</text:p>
          </table:table-cell>
          <table:table-cell table:style-name="Tracestatevariablesofwatchtracepoint.G2" office:value-type="string">
            <text:p text:style-name="P31">Not support</text:p>
          </table:table-cell>
        </table:table-row>
        <table:table-row>
          <table:table-cell table:style-name="Tracestatevariablesofwatchtracepoint.A2" office:value-type="string">
            <text:p text:style-name="P31">$watch_trace_num</text:p>
          </table:table-cell>
          <table:table-cell table:style-name="Tracestatevariablesofwatchtracepoint.A2" office:value-type="string">
            <text:p text:style-name="P31">Not support</text:p>
          </table:table-cell>
          <table:table-cell table:style-name="Tracestatevariablesofwatchtracepoint.A2" office:value-type="string">
            <text:p text:style-name="P31">Not support</text:p>
          </table:table-cell>
          <table:table-cell table:style-name="Tracestatevariablesofwatchtracepoint.A2" office:value-type="string">
            <text:p text:style-name="P31">Not support</text:p>
          </table:table-cell>
          <table:table-cell table:style-name="Tracestatevariablesofwatchtracepoint.A2" office:value-type="string">
            <text:p text:style-name="P31">Not support</text:p>
          </table:table-cell>
          <table:table-cell table:style-name="Tracestatevariablesofwatchtracepoint.A2" office:value-type="string">
            <text:p text:style-name="P31">Not support</text:p>
          </table:table-cell>
          <table:table-cell table:style-name="Tracestatevariablesofwatchtracepoint.G2" office:value-type="string">
            <text:p text:style-name="P31">The tracepoint number that setup this dynamic watch tracepoint.</text:p>
          </table:table-cell>
        </table:table-row>
        <table:table-row>
          <table:table-cell table:style-name="Tracestatevariablesofwatchtracepoint.A2" office:value-type="string">
            <text:p text:style-name="P31">$watch_trace_addr</text:p>
          </table:table-cell>
          <table:table-cell table:style-name="Tracestatevariablesofwatchtracepoint.A2" office:value-type="string">
            <text:p text:style-name="P31">Not support</text:p>
          </table:table-cell>
          <table:table-cell table:style-name="Tracestatevariablesofwatchtracepoint.A2" office:value-type="string">
            <text:p text:style-name="P31">Not support</text:p>
          </table:table-cell>
          <table:table-cell table:style-name="Tracestatevariablesofwatchtracepoint.A2" office:value-type="string">
            <text:p text:style-name="P31">Not support</text:p>
          </table:table-cell>
          <table:table-cell table:style-name="Tracestatevariablesofwatchtracepoint.A2" office:value-type="string">
            <text:p text:style-name="P31">Not support</text:p>
          </table:table-cell>
          <table:table-cell table:style-name="Tracestatevariablesofwatchtracepoint.A2" office:value-type="string">
            <text:p text:style-name="P31">Not support</text:p>
          </table:table-cell>
          <table:table-cell table:style-name="Tracestatevariablesofwatchtracepoint.G2" office:value-type="string">
            <text:p text:style-name="P31">The tracepoint address that setup this dynamic watch tracepoint.</text:p>
          </table:table-cell>
        </table:table-row>
        <table:table-row>
          <table:table-cell table:style-name="Tracestatevariablesofwatchtracepoint.A2" office:value-type="string">
            <text:p text:style-name="P31">$watch_addr</text:p>
          </table:table-cell>
          <table:table-cell table:style-name="Tracestatevariablesofwatchtracepoint.A2" office:value-type="string">
            <text:p text:style-name="P31">Not support</text:p>
          </table:table-cell>
          <table:table-cell table:style-name="Tracestatevariablesofwatchtracepoint.A2" office:value-type="string">
            <text:p text:style-name="P31">Not support</text:p>
          </table:table-cell>
          <table:table-cell table:style-name="Tracestatevariablesofwatchtracepoint.A2" office:value-type="string">
            <text:p text:style-name="P31">Not support</text:p>
          </table:table-cell>
          <table:table-cell table:style-name="Tracestatevariablesofwatchtracepoint.A2" office:value-type="string">
            <text:p text:style-name="P31">The address that this watch tracepoint is watching.</text:p>
          </table:table-cell>
          <table:table-cell table:style-name="Tracestatevariablesofwatchtracepoint.A2" office:value-type="string">
            <text:p text:style-name="P31">Not support</text:p>
          </table:table-cell>
          <table:table-cell table:style-name="Tracestatevariablesofwatchtracepoint.G2" office:value-type="string">
            <text:p text:style-name="P31">The address that this watch tracepoint is watching.</text:p>
          </table:table-cell>
        </table:table-row>
        <table:table-row>
          <table:table-cell table:style-name="Tracestatevariablesofwatchtracepoint.A2" office:value-type="string">
            <text:p text:style-name="P31">$watch_val</text:p>
          </table:table-cell>
          <table:table-cell table:style-name="Tracestatevariablesofwatchtracepoint.A2" office:value-type="string">
            <text:p text:style-name="P31">Not support</text:p>
          </table:table-cell>
          <table:table-cell table:style-name="Tracestatevariablesofwatchtracepoint.A2" office:value-type="string">
            <text:p text:style-name="P31">Not support</text:p>
          </table:table-cell>
          <table:table-cell table:style-name="Tracestatevariablesofwatchtracepoint.A2" office:value-type="string">
            <text:p text:style-name="P31">Not support</text:p>
          </table:table-cell>
          <table:table-cell table:style-name="Tracestatevariablesofwatchtracepoint.A2" office:value-type="string">
            <text:p text:style-name="P31">The current value of the memory that this watch tracepoint is watching.</text:p>
          </table:table-cell>
          <table:table-cell table:style-name="Tracestatevariablesofwatchtracepoint.A2" office:value-type="string">
            <text:p text:style-name="P31">Not support</text:p>
          </table:table-cell>
          <table:table-cell table:style-name="Tracestatevariablesofwatchtracepoint.G2" office:value-type="string">
            <text:p text:style-name="P31">The current value of the memory that this watch tracepoint is watching.</text:p>
          </table:table-cell>
        </table:table-row>
        <table:table-row>
          <table:table-cell table:style-name="Tracestatevariablesofwatchtracepoint.A2" office:value-type="string">
            <text:p text:style-name="P31">$watch_prev_val</text:p>
          </table:table-cell>
          <table:table-cell table:style-name="Tracestatevariablesofwatchtracepoint.A2" office:value-type="string">
            <text:p text:style-name="P31">Not support</text:p>
          </table:table-cell>
          <table:table-cell table:style-name="Tracestatevariablesofwatchtracepoint.A2" office:value-type="string">
            <text:p text:style-name="P31">Not support</text:p>
          </table:table-cell>
          <table:table-cell table:style-name="Tracestatevariablesofwatchtracepoint.A2" office:value-type="string">
            <text:p text:style-name="P31">Not support</text:p>
          </table:table-cell>
          <table:table-cell table:style-name="Tracestatevariablesofwatchtracepoint.A2" office:value-type="string">
            <text:p text:style-name="P31">The previous value of the memory that this watch tracepoint is watching.</text:p>
          </table:table-cell>
          <table:table-cell table:style-name="Tracestatevariablesofwatchtracepoint.A2" office:value-type="string">
            <text:p text:style-name="P31">Not support</text:p>
          </table:table-cell>
          <table:table-cell table:style-name="Tracestatevariablesofwatchtracepoint.G2" office:value-type="string">
            <text:p text:style-name="P31">The previous value of the memory that this watch tracepoint is watching.</text:p>
          </table:table-cell>
        </table:table-row>
        <table:table-row>
          <table:table-cell table:style-name="Tracestatevariablesofwatchtracepoint.A2" office:value-type="string">
            <text:p text:style-name="P31">$watch_count</text:p>
          </table:table-cell>
          <table:table-cell table:style-name="Tracestatevariablesofwatchtracepoint.A2" office:value-type="string">
            <text:p text:style-name="P31">Not support</text:p>
          </table:table-cell>
          <table:table-cell table:style-name="Tracestatevariablesofwatchtracepoint.A2" office:value-type="string">
            <text:p text:style-name="P31">Not support</text:p>
          </table:table-cell>
          <table:table-cell table:style-name="Tracestatevariablesofwatchtracepoint.A2" office:value-type="string">
            <text:p text:style-name="P31">Not support</text:p>
          </table:table-cell>
          <table:table-cell table:style-name="Tracestatevariablesofwatchtracepoint.A2" office:value-type="string">
            <text:p text:style-name="P31">Not support</text:p>
          </table:table-cell>
          <table:table-cell table:style-name="Tracestatevariablesofwatchtracepoint.A2" office:value-type="string">
            <text:p text:style-name="P31">Not support</text:p>
          </table:table-cell>
          <table:table-cell table:style-name="Tracestatevariablesofwatchtracepoint.G2" office:value-type="string">
            <text:p text:style-name="P31">A special count for this watch tracepoint session.</text:p>
          </table:table-cell>
        </table:table-row>
      </table:table>
      <text:p text:style-name="Text_20_body"/>
      <text:p text:style-name="Text_20_body"/>
      <text:h text:style-name="P13" text:outline-level="3"><text:bookmark-start text:name="__RefHeading__7601_907387813"/>Static watch tracepoint<text:bookmark-end text:name="__RefHeading__7601_907387813"/></text:h>
      <text:p text:style-name="Text_20_body">You can use static watch tracepoint when you want watch value of a global variable or some memory that you can get its address directly. Following example is watch jiffies_64's write: </text:p>
      <text:p text:style-name="Quotations">#Static watch tracepoint get watch address from tracepoint address. </text:p>
      <text:p text:style-name="Quotations">trace *&amp;jiffies_64 </text:p>
      <text:p text:style-name="Quotations"><text:s text:c="2"/>actions </text:p>
      <text:p text:style-name="Quotations"><text:s text:c="4"/>#Set this watch tracepoint to static </text:p>
      <text:p text:style-name="Quotations"><text:s text:c="4"/>teval $watch_static=1 </text:p>
      <text:p text:style-name="Quotations"><text:s text:c="4"/>#Watch memory write </text:p>
      <text:p text:style-name="Quotations"><text:s text:c="4"/>teval $watch_type=1 </text:p>
      <text:p text:style-name="Quotations"><text:s text:c="4"/>teval $watch_size=8 </text:p>
      <text:p text:style-name="Quotations"><text:s text:c="4"/>collect $watch_val </text:p>
      <text:p text:style-name="Quotations"><text:s text:c="4"/>collect $watch_prev_val </text:p>
      <text:p text:style-name="Quotations"><text:s text:c="4"/>collect $bt </text:p>
      <text:p text:style-name="Quotations"><text:s text:c="2"/>end</text:p>
      <text:p text:style-name="P17"/>
      <text:h text:style-name="P13" text:outline-level="3"><text:bookmark-start text:name="__RefHeading__7603_907387813"/>Dynamic watch tracepoint <text:bookmark-end text:name="__RefHeading__7603_907387813"/></text:h>
      <text:p text:style-name="Text_20_body">If you want to watch value of a local variable or some memory that you just get get its address inside the function, you can use dynamic watch tracepoint. Following example is watch write of f-&gt;f_pos and f-&gt;f_op inside function get_empty_filp: </text:p>
      <text:p text:style-name="Quotations">trace *1 </text:p>
      <text:p text:style-name="Quotations"><text:s text:c="2"/>commands </text:p>
      <text:p text:style-name="Quotations"><text:s text:c="4"/>teval $watch_static=0 </text:p>
      <text:p text:style-name="Quotations"><text:s text:c="4"/>teval $watch_type=1 </text:p>
      <text:p text:style-name="Quotations"><text:s text:c="4"/>teval $watch_size=8 </text:p>
      <text:p text:style-name="Quotations"><text:s text:c="4"/>collect $bt </text:p>
      <text:p text:style-name="Quotations"><text:s text:c="4"/>collect $watch_addr </text:p>
      <text:p text:style-name="Quotations"><text:s text:c="4"/>collect $watch_val </text:p>
      <text:p text:style-name="Quotations"><text:s text:c="4"/>collect $watch_prev_val </text:p>
      <text:p text:style-name="Quotations"><text:s text:c="2"/>end</text:p>
      <text:p text:style-name="Text_20_body">Define a dynamic watch tracepoint. The address "1" of it is not the address of memory that it will watch. It just help tracepoint that setup this dynamic watch tracepoint can find it.</text:p>
      <text:p text:style-name="Text_20_body"/>
      <text:p text:style-name="Quotations">list get_empty_filp </text:p>
      <text:p text:style-name="Quotations">trace 133 </text:p>
      <text:p text:style-name="Quotations"><text:s text:c="2"/>commands </text:p>
      <text:p text:style-name="Quotations"><text:s text:c="4"/>teval $watch_set_addr=1 </text:p>
      <text:p text:style-name="Quotations"><text:s text:c="4"/>teval $watch_size=4 </text:p>
      <text:p text:style-name="Quotations"><text:s text:c="4"/>teval $watch_start=&amp;(f-&gt;f_pos) </text:p>
      <text:p text:style-name="Quotations"><text:s text:c="4"/>teval $watch_size=8 </text:p>
      <text:p text:style-name="Quotations"><text:s text:c="4"/>teval $watch_start=&amp;(f-&gt;f_op) </text:p>
      <text:p text:style-name="Quotations"><text:s text:c="2"/>end</text:p>
      <text:p text:style-name="Text_20_body">Define a normal tracepoint that start to watch f-&gt;f_pos and f-&gt;f_op inside function get_empty_filp.</text:p>
      <text:p text:style-name="Text_20_body"/>
      <text:p text:style-name="Quotations">trace file_sb_list_del </text:p>
      <text:p text:style-name="Quotations"><text:s text:c="2"/>commands </text:p>
      <text:p text:style-name="Quotations"><text:s text:c="4"/>teval $watch_stop=&amp;(file-&gt;f_pos) </text:p>
      <text:p text:style-name="Quotations"><text:s text:c="4"/>teval $watch_stop=&amp;(file-&gt;f_op) </text:p>
      <text:p text:style-name="Quotations"><text:s text:c="2"/>end </text:p>
      <text:p text:style-name="Text_20_body">Define a normal tracepoint that stop the tracepoint that watch file-&gt;f_pos and file-&gt;f_op. </text:p>
      <text:p text:style-name="Text_20_body"/>
      <text:h text:style-name="P14" text:outline-level="2"><text:bookmark-start text:name="__RefHeading__7605_907387813"/>Use while-stepping let Linux kernel do single step<text:bookmark-end text:name="__RefHeading__7605_907387813"/></text:h>
      <text:p text:style-name="Text_20_body">Please <text:span text:style-name="T4">note</text:span> that while-stepping is just support by X86 and X86_64 now. </text:p>
      <text:p text:style-name="Text_20_body">Video about howto use while-stepping <text:a xlink:type="simple" xlink:href="#http://www.codepark.us/a/13">http://www.codepark.us/a/13</text:a>. </text:p>
      <text:h text:style-name="Heading_20_3" text:outline-level="3"><text:bookmark-start text:name="__RefHeading__9329_907387813"/>Howto use while-stepping <text:bookmark-end text:name="__RefHeading__9329_907387813"/></text:h>
      <text:p text:style-name="Text_20_body">while-stepping is a special tracepoint action that include some actions with it. </text:p>
      <text:p text:style-name="Text_20_body">When tracepoints that its actions include "while-stepping n" execute, it will do n times single steps and executes the actions of while-stepping. For example: </text:p>
      <text:p text:style-name="Quotations">trace vfs_read </text:p>
      <text:p text:style-name="Quotations">#Because single step will make system slow, so use passcount or condition to limit the execution times of tracepoint is better. </text:p>
      <text:p text:style-name="Quotations">passcount 1 </text:p>
      <text:p text:style-name="Quotations"><text:s text:c="2"/>commands </text:p>
      <text:p text:style-name="Quotations"><text:s text:c="4"/>collect $bt </text:p>
      <text:p text:style-name="Quotations"><text:s text:c="4"/>collect $step_count </text:p>
      <text:p text:style-name="Quotations"><text:s text:c="4"/>#do 2000 times single steps. </text:p>
      <text:p text:style-name="Quotations"><text:s text:c="4"/>while-stepping 2000 </text:p>
      <text:p text:style-name="Quotations"><text:s text:c="6"/>#Following part is actions of "while-stepping 2000". </text:p>
      <text:p text:style-name="Quotations"><text:s text:c="6"/>#Because step maybe execute to other functions, so does not access local variables is better. </text:p>
      <text:p text:style-name="Quotations"><text:s text:c="6"/>collect $bt </text:p>
      <text:p text:style-name="Quotations"><text:s text:c="6"/>collect $step_count </text:p>
      <text:p text:style-name="Quotations"><text:s text:c="4"/>end </text:p>
      <text:p text:style-name="Quotations"><text:s text:c="2"/>end </text:p>
      <text:p text:style-name="Text_20_body">Please <text:span text:style-name="T4">note</text:span> that tracepoint will disable the interrupt of current CPU when it do single step. Access <text:span text:style-name="T4">$step_count</text:span> in actions will get the count of this step that begin with 1. </text:p>
      <text:p text:style-name="Text_20_body"/>
      <text:h text:style-name="P13" text:outline-level="3"><text:bookmark-start text:name="__RefHeading__9331_907387813"/>Read the traceframe of while-stepping <text:bookmark-end text:name="__RefHeading__9331_907387813"/></text:h>
      <text:p text:style-name="Text_20_body">The data of different step that is recorded by while-stepping actions will be saved in different traceframe that you can use tfind (#Use_tfind_select_the_entry_inside_the_trace_frame_info) to select them. </text:p>
      <text:p text:style-name="Text_20_body">Or you can switch KGTP to replay mode to select all the traceframe of a while-stepping tracepoint with GDB execution and reverse-execution commands. For example: </text:p>
      <text:p text:style-name="Text_20_body">Use tfind select one the traceframe of a while-stepping tracepoint. </text:p>
      <text:p text:style-name="Quotations">(gdb) tfind </text:p>
      <text:p text:style-name="Quotations">Found trace frame 0, tracepoint 1 </text:p>
      <text:p text:style-name="Quotations">#0 <text:s/>vfs_read (file=0xffff8801f7bd4c00, buf=0x7fff74e4edb0 &lt;Address 0x7fff74e4edb0 out of bounds&gt;, count=16, </text:p>
      <text:p text:style-name="Quotations"><text:s text:c="4"/>pos=0xffff8801f4b45f48) at /build/buildd/linux-3.2.0/fs/read_write.c:365 </text:p>
      <text:p text:style-name="Quotations">365 <text:s text:c="4"/>{</text:p>
      <text:p text:style-name="P17"/>
      <text:p text:style-name="Text_20_body">Following commands will swith KGTP to replay mode.</text:p>
      <text:p text:style-name="Quotations">(gdb) monitor replay </text:p>
      <text:p text:style-name="Quotations">(gdb) tfind -1 </text:p>
      <text:p text:style-name="Quotations">No longer looking at any trace frame </text:p>
      <text:p text:style-name="Quotations">#0 <text:s/>vfs_read (file=0xffff8801f7bd4c00, buf=0x7fff74e4edb0 &lt;Address 0x7fff74e4edb0 out of bounds&gt;, count=16, </text:p>
      <text:p text:style-name="Quotations"><text:s text:c="4"/>pos=0xffff8801f4b45f48) at /build/buildd/linux-3.2.0/fs/read_write.c:365 </text:p>
      <text:p text:style-name="Quotations">365 <text:s text:c="4"/>{ </text:p>
      <text:p text:style-name="Text_20_body">Then you can use execution commands. </text:p>
      <text:p text:style-name="Quotations">(gdb) n </text:p>
      <text:p text:style-name="Quotations">368 <text:s text:c="12"/>if (!(file-&gt;f_mode &amp; FMODE_READ)) </text:p>
      <text:p text:style-name="Quotations">(gdb) p file-&gt;f_mode </text:p>
      <text:p text:style-name="Quotations">$5 = 3 </text:p>
      <text:p text:style-name="Text_20_body">Set breakpoints (Just valid in replay mode, will not affect Linux kernel execution). </text:p>
      <text:p text:style-name="Quotations">(gdb) b 375 </text:p>
      <text:p text:style-name="Quotations">Breakpoint 2 at 0xffffffff81179b75: file /build/buildd/linux-3.2.0/fs/read_write.c, line 375. </text:p>
      <text:p text:style-name="Quotations">(gdb) c </text:p>
      <text:p text:style-name="Quotations">Continuing. </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 </text:p>
      <text:p text:style-name="Quotations"><text:soft-page-break/>375 <text:s text:c="12"/>ret = rw_verify_area(READ, file, pos, count); </text:p>
      <text:p text:style-name="Quotations">(gdb) s </text:p>
      <text:p text:style-name="Quotations">rw_verify_area (read_write=0, file=0xffff8801f7bd4c00, ppos=0xffff8801f4b45f48, count=16) </text:p>
      <text:p text:style-name="Quotations"><text:s text:c="4"/>at /build/buildd/linux-3.2.0/fs/read_write.c:300 </text:p>
      <text:p text:style-name="Quotations">300 <text:s text:c="12"/>inode = file-&gt;f_path.dentry-&gt;d_inode; </text:p>
      <text:p text:style-name="Text_20_body">Use reverse-execution commands. </text:p>
      <text:p text:style-name="Quotations">(gdb) rs </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 </text:p>
      <text:p text:style-name="Quotations">375 <text:s text:c="12"/>ret = rw_verify_area(READ, file, pos, count); </text:p>
      <text:p text:style-name="Quotations">(gdb) rn </text:p>
      <text:p text:style-name="Quotations">372 <text:s text:c="12"/>if (unlikely(!access_ok(VERIFY_WRITE, buf, count))) </text:p>
      <text:p text:style-name="Text_20_body">GDB commands tstart, tfind or quit can auto close the replay mode. </text:p>
      <text:p text:style-name="Text_20_body"/>
      <text:h text:style-name="P14" text:outline-level="2"><text:bookmark-start text:name="__RefHeading__9333_907387813"/>Howto show a variable whose value has been optimized away <text:bookmark-end text:name="__RefHeading__9333_907387813"/></text:h>
      <text:p text:style-name="Text_20_body">Sometimes, GDB will output some value like:</text:p>
      <text:p text:style-name="Quotations">inode has been optimized out of existence. </text:p>
      <text:p text:style-name="Quotations">res has been optimized out of existence. </text:p>
      <text:p text:style-name="Text_20_body">That is because value of inode and res is optimized. Linux Kernel is built with -O2 so you will get this trouble sometimes.</text:p>
      <text:p text:style-name="Text_20_body">There are 2 ways to handle it: </text:p>
      <text:h text:style-name="Heading_20_3" text:outline-level="3"><text:bookmark-start text:name="__RefHeading__9335_907387813"/>Update your GCC <text:bookmark-end text:name="__RefHeading__9335_907387813"/></text:h>
      <text:p text:style-name="Text_20_body">The VTA branch <text:a xlink:type="simple" xlink:href="#http://gcc.gnu.org/wiki/Var_Tracking_Assignments">http://gcc.gnu.org/wiki/Var_Tracking_Assignments</text:a> was merged for GCC 4.5. This helps a lot with generating dwarf for previously "optimized out" values. </text:p>
      <text:p text:style-name="Text_20_body"/>
      <text:h text:style-name="P13" text:outline-level="3"><text:bookmark-start text:name="__RefHeading__9337_907387813"/>Get the way that access the variable that has been out through parse ASM code <text:bookmark-end text:name="__RefHeading__9337_907387813"/></text:h>
      <text:p text:style-name="Text_20_body">Even if update the GCC to the newer version, you will still meet the issue. The main reason is the data is inside the registers but GCC doesn't put it to debug info. Then GDB just can output this variable has been optimized away. </text:p>
      <text:p text:style-name="Text_20_body">But you can get where is the variable from ASM code and access it inside the tracepoint actions. </text:p>
      <text:p text:style-name="Text_20_body">Following is a example that find variable "f" of function get_empty_filp and use it in tracepoint actions: </text:p>
      <text:p text:style-name="Text_20_body">We want collect the value of "f" but looks it has been optimized away. </text:p>
      <text:p text:style-name="Quotations">(gdb) list get_empty_filp </text:p>
      <text:p text:style-name="Quotations">... </text:p>
      <text:p text:style-name="Quotations">... </text:p>
      <text:p text:style-name="Quotations">... </text:p>
      <text:p text:style-name="Quotations">137 <text:s text:c="12"/>INIT_LIST_HEAD(&amp;f-&gt;f_u.fu_list); </text:p>
      <text:p text:style-name="Quotations">138 <text:s text:c="12"/>atomic_long_set(&amp;f-&gt;f_count, 1); </text:p>
      <text:p text:style-name="Quotations">139 <text:s text:c="12"/>rwlock_init(&amp;f-&gt;f_owner.lock); </text:p>
      <text:p text:style-name="Quotations">140 <text:s text:c="12"/>spin_lock_init(&amp;f-&gt;f_lock); </text:p>
      <text:p text:style-name="Quotations">141 <text:s text:c="12"/>eventpoll_init_file(f); </text:p>
      <text:p text:style-name="Quotations">(gdb) </text:p>
      <text:p text:style-name="Quotations">142 <text:s text:c="12"/>/* f-&gt;f_version: 0 */ </text:p>
      <text:p text:style-name="Quotations">143 <text:s text:c="12"/>return f; </text:p>
      <text:p text:style-name="Quotations">(gdb) trace 143 </text:p>
      <text:p text:style-name="Quotations">Tracepoint 1 at 0xffffffff8119b30e: file fs/file_table.c, line 143. </text:p>
      <text:p text:style-name="Quotations">(gdb) actions </text:p>
      <text:p text:style-name="Quotations">Enter actions for tracepoint 1, one per line. </text:p>
      <text:p text:style-name="Quotations">End with a line saying just "end". </text:p>
      <text:p text:style-name="Quotations">&gt;collect f </text:p>
      <text:p text:style-name="Quotations">`f' is optimized away and cannot be collected.</text:p>
      <text:p text:style-name="P17"/>
      <text:p text:style-name="Text_20_body">Now use "disassemble /m" command get the ASM code and source line that have relation with "f" and parse them. </text:p>
      <text:p text:style-name="Quotations">(gdb) disassemble /m get_empty_filp </text:p>
      <text:p text:style-name="Quotations">... </text:p>
      <text:p text:style-name="Quotations">... </text:p>
      <text:p text:style-name="Quotations">... </text:p>
      <text:p text:style-name="Quotations">125 <text:s text:c="12"/>f = kmem_cache_zalloc(filp_cachep, GFP_KERNEL); </text:p>
      <text:p text:style-name="Quotations">126 <text:s text:c="12"/>if (unlikely(!f)) </text:p>
      <text:p text:style-name="Quotations"><text:s text:c="3"/>0xffffffff8119b28c &lt;+92&gt;: <text:s text:c="3"/>test <text:s text:c="2"/>%rax,%rax </text:p>
      <text:p text:style-name="Quotations"><text:s text:c="3"/>0xffffffff8119b292 &lt;+98&gt;: <text:s text:c="3"/>je <text:s text:c="4"/>0xffffffff8119b362 &lt;get_empty_filp+306&gt; </text:p>
      <text:p text:style-name="Quotations"/>
      <text:p text:style-name="Quotations">127 <text:s text:c="20"/>return ERR_PTR(-ENOMEM); </text:p>
      <text:p text:style-name="Quotations"><text:soft-page-break/><text:s text:c="3"/>0xffffffff8119b362 &lt;+306&gt;: <text:s text:c="2"/>mov <text:s text:c="3"/>$0xfffffffffffffff4,%rax </text:p>
      <text:p text:style-name="Quotations"><text:s text:c="3"/>0xffffffff8119b369 &lt;+313&gt;: <text:s text:c="2"/>jmp <text:s text:c="3"/>0xffffffff8119b311 &lt;get_empty_filp+225&gt;</text:p>
      <text:p text:style-name="P17"/>
      <text:p text:style-name="Text_20_body">Code from "+98" to "+132" is not show in this part because they belong to other inline function. But you can get them with GDB command "disassemble get_empty_filp". </text:p>
      <text:p text:style-name="Quotations"><text:s text:c="3"/>0xffffffff8119b287 &lt;+87&gt;: <text:s text:c="3"/>callq <text:s/>0xffffffff81181cb0 &lt;kmem_cache_alloc&gt; </text:p>
      <text:p text:style-name="Quotations"><text:s text:c="3"/>0xffffffff8119b28c &lt;+92&gt;: <text:s text:c="3"/>test <text:s text:c="2"/>%rax,%rax </text:p>
      <text:p text:style-name="Quotations"><text:s text:c="3"/>0xffffffff8119b28f &lt;+95&gt;: <text:s text:c="3"/>mov <text:s text:c="3"/>%rax,%rbx </text:p>
      <text:p text:style-name="Quotations"><text:s text:c="3"/>0xffffffff8119b292 &lt;+98&gt;: <text:s text:c="3"/>je <text:s text:c="4"/>0xffffffff8119b362 &lt;get_empty_filp+306&gt; </text:p>
      <text:p text:style-name="Quotations"><text:s text:c="3"/>0xffffffff8119b298 &lt;+104&gt;: <text:s text:c="2"/>mov <text:s text:c="3"/>0xb4d406(%rip),%edx <text:s text:c="7"/># 0xffffffff81ce86a4 &lt;percpu_counter_batch&gt; </text:p>
      <text:p text:style-name="Quotations"><text:s text:c="3"/>0xffffffff8119b29e &lt;+110&gt;: <text:s text:c="2"/>mov <text:s text:c="3"/>$0x1,%esi </text:p>
      <text:p text:style-name="Quotations"><text:s text:c="3"/>0xffffffff8119b2a3 &lt;+115&gt;: <text:s text:c="2"/>mov <text:s text:c="3"/>$0xffffffff81c05340,%rdi </text:p>
      <text:p text:style-name="Quotations">---Type &lt;return&gt; to continue, or q &lt;return&gt; to quit--- </text:p>
      <text:p text:style-name="Quotations"><text:s text:c="3"/>0xffffffff8119b2aa &lt;+122&gt;: <text:s text:c="2"/>callq <text:s/>0xffffffff8130dd20 &lt;__percpu_counter_add&gt;</text:p>
      <text:p text:style-name="P17"/>
      <text:p text:style-name="Text_20_body">According to the ASM code you can see that return value of kmem_cache_alloc is inside $rax and its value is set to $rbx. </text:p>
      <text:p text:style-name="Text_20_body">Looks $rbx has the value of "f". Let's check other ASM code. </text:p>
      <text:p text:style-name="Quotations">128 <text:s text:c="4"/></text:p>
      <text:p text:style-name="Quotations">129 <text:s text:c="12"/>percpu_counter_inc(&amp;nr_files); </text:p>
      <text:p text:style-name="Quotations">130 <text:s text:c="12"/>f-&gt;f_cred = get_cred(cred); </text:p>
      <text:p text:style-name="Quotations"><text:s text:c="3"/>0xffffffff8119b2b4 &lt;+132&gt;: <text:s text:c="2"/>mov <text:s text:c="3"/>%r12,0x70(%rbx)</text:p>
      <text:p text:style-name="P17"/>
      <text:p text:style-name="Text_20_body">Set a value to element of f, the ASM code is set value of $r12 to a address that base address is $rbx. It also looks like $rbx is "f". </text:p>
      <text:p text:style-name="Text_20_body"/>
      <text:p text:style-name="Quotations">131 <text:s text:c="12"/>error = security_file_alloc(f); </text:p>
      <text:p text:style-name="Quotations"><text:s text:c="3"/>0xffffffff8119b2b8 &lt;+136&gt;: <text:s text:c="2"/>mov <text:s text:c="3"/>%rbx,%rdi </text:p>
      <text:p text:style-name="Quotations"><text:s text:c="3"/>0xffffffff8119b2bb &lt;+139&gt;: <text:s text:c="2"/>callq <text:s/>0xffffffff8128ee30 &lt;security_file_alloc&gt; </text:p>
      <text:p text:style-name="Quotations"/>
      <text:p text:style-name="Quotations">132 <text:s text:c="12"/>if (unlikely(error)) { </text:p>
      <text:p text:style-name="Quotations"><text:s text:c="3"/>0xffffffff8119b2c0 &lt;+144&gt;: <text:s text:c="2"/>test <text:s text:c="2"/>%eax,%eax </text:p>
      <text:p text:style-name="Quotations"><text:s text:c="3"/>0xffffffff8119b2c2 &lt;+146&gt;: <text:s text:c="2"/>jne <text:s text:c="3"/>0xffffffff8119b36b &lt;get_empty_filp+315&gt; </text:p>
      <text:p text:style-name="Quotations">---Type &lt;return&gt; to continue, or q &lt;return&gt; to quit--- </text:p>
      <text:p text:style-name="Quotations"/>
      <text:p text:style-name="Quotations">133 <text:s text:c="20"/>file_free(f); </text:p>
      <text:p text:style-name="Quotations">134 <text:s text:c="20"/>return ERR_PTR(error); </text:p>
      <text:p text:style-name="Quotations"><text:soft-page-break/><text:s text:c="3"/>0xffffffff8119b393 &lt;+355&gt;: <text:s text:c="2"/>movslq -0x14(%rbp),%rax </text:p>
      <text:p text:style-name="Quotations"><text:s text:c="3"/>0xffffffff8119b397 &lt;+359&gt;: <text:s text:c="2"/>jmpq <text:s text:c="2"/>0xffffffff8119b311 &lt;get_empty_filp+225&gt; </text:p>
      <text:p text:style-name="Quotations"/>
      <text:p text:style-name="Quotations">135 <text:s text:c="12"/>} </text:p>
      <text:p text:style-name="Quotations">136 <text:s text:c="4"/></text:p>
      <text:p text:style-name="Quotations">137 <text:s text:c="12"/>INIT_LIST_HEAD(&amp;f-&gt;f_u.fu_list); </text:p>
      <text:p text:style-name="Quotations">138 <text:s text:c="12"/>atomic_long_set(&amp;f-&gt;f_count, 1); </text:p>
      <text:p text:style-name="Quotations">139 <text:s text:c="12"/>rwlock_init(&amp;f-&gt;f_owner.lock); </text:p>
      <text:p text:style-name="Quotations"><text:s text:c="3"/>0xffffffff8119b2e4 &lt;+180&gt;: <text:s text:c="2"/>movl <text:s text:c="2"/>$0x100000,0x50(%rbx) </text:p>
      <text:p text:style-name="Quotations"/>
      <text:p text:style-name="Quotations">140 <text:s text:c="12"/>spin_lock_init(&amp;f-&gt;f_lock); </text:p>
      <text:p text:style-name="Quotations"><text:s text:c="3"/>0xffffffff8119b2c8 &lt;+152&gt;: <text:s text:c="2"/>xor <text:s text:c="3"/>%eax,%eax </text:p>
      <text:p text:style-name="Quotations"><text:s text:c="3"/>0xffffffff8119b2d1 &lt;+161&gt;: <text:s text:c="2"/>mov <text:s text:c="3"/>%ax,0x30(%rbx) </text:p>
      <text:p text:style-name="Quotations"/>
      <text:p text:style-name="Quotations">141 <text:s text:c="12"/>eventpoll_init_file(f); </text:p>
      <text:p text:style-name="Quotations">142 <text:s text:c="12"/>/* f-&gt;f_version: 0 */ </text:p>
      <text:p text:style-name="Quotations">143 <text:s text:c="12"/>return f; </text:p>
      <text:p text:style-name="Quotations"><text:s text:c="3"/>0xffffffff8119b30e &lt;+222&gt;: <text:s text:c="2"/>mov <text:s text:c="3"/>%rbx,%rax </text:p>
      <text:p text:style-name="Text_20_body">And after check other ASM code. You can make sure that $rbx is "f".</text:p>
      <text:p text:style-name="Text_20_body"/>
      <text:p text:style-name="Text_20_body">Then you can access "f" through access $rbx in tracepoint actions, for example: </text:p>
      <text:p text:style-name="Quotations">(gdb) trace 143 </text:p>
      <text:p text:style-name="Quotations">Tracepoint 1 at 0xffffffff8119b30e: file fs/file_table.c, line 143. </text:p>
      <text:p text:style-name="Quotations">(gdb) actions </text:p>
      <text:p text:style-name="Quotations">Enter actions for tracepoint 1, one per line. </text:p>
      <text:p text:style-name="Quotations">End with a line saying just "end". </text:p>
      <text:p text:style-name="Quotations">#collect f </text:p>
      <text:p text:style-name="Quotations">&gt;collect $rbx </text:p>
      <text:p text:style-name="Quotations">#collect *f </text:p>
      <text:p text:style-name="Quotations">&gt;collect *((struct file *)$rbx) </text:p>
      <text:p text:style-name="Quotations">#collect f-&gt;f_op </text:p>
      <text:p text:style-name="Quotations">&gt;collect ((struct file *)$rbx)-&gt;f_op </text:p>
      <text:p text:style-name="Quotations">&gt;end</text:p>
      <text:p text:style-name="P17"/>
      <text:h text:style-name="P14" text:outline-level="2"><text:bookmark-start text:name="__RefHeading__9339_907387813"/>How to get the function pointer point to<text:bookmark-end text:name="__RefHeading__9339_907387813"/></text:h>
      <text:h text:style-name="Heading_20_3" text:outline-level="3"><text:bookmark-start text:name="__RefHeading__9341_907387813"/>If the debug info of the function pointer is not optimized out <text:bookmark-end text:name="__RefHeading__9341_907387813"/></text:h>
      <text:p text:style-name="Text_20_body">You can collect it directly and print what it point to. For example: </text:p>
      <text:p text:style-name="Quotations">377 <text:s text:c="20"/>count = ret; </text:p>
      <text:p text:style-name="Quotations">378 <text:s text:c="20"/>if (file-&gt;f_op-&gt;read) </text:p>
      <text:p text:style-name="Quotations">379 <text:s text:c="28"/>ret = file-&gt;f_op-&gt;read(file, buf, count, pos); </text:p>
      <text:p text:style-name="Quotations">(gdb) </text:p>
      <text:p text:style-name="Quotations">(gdb) trace 379 </text:p>
      <text:p text:style-name="Quotations">Tracepoint 1 at 0xffffffff81173ba5: file /home/teawater/kernel/linux/fs/read_write.c, line 379. </text:p>
      <text:p text:style-name="Quotations">(gdb) actions </text:p>
      <text:p text:style-name="Quotations">Enter actions for tracepoint 1, one per line. </text:p>
      <text:p text:style-name="Quotations">End with a line saying just "end". </text:p>
      <text:p text:style-name="Quotations">&gt;collect file-&gt;f_op-&gt;read </text:p>
      <text:p text:style-name="Quotations">&gt;end </text:p>
      <text:p text:style-name="Quotations">(gdb) tstart </text:p>
      <text:p text:style-name="Quotations">(gdb) tstop </text:p>
      <text:p text:style-name="Quotations">(gdb) tfind </text:p>
      <text:p text:style-name="Quotations">(gdb) p file-&gt;f_op-&gt;read </text:p>
      <text:p text:style-name="Quotations">$5 = (ssize_t (*)(struct file *, char *, size_t, loff_t *)) 0xffffffff81173190 &lt;do_sync_read&gt; </text:p>
      <text:p text:style-name="Quotations">#Then you know file-&gt;f_op-&gt;read point to do_sync_read.</text:p>
      <text:p text:style-name="P17"/>
      <text:h text:style-name="P13" text:outline-level="3"><text:bookmark-start text:name="__RefHeading__9343_907387813"/>If the debug info of the function pointer is optimized out <text:bookmark-end text:name="__RefHeading__9343_907387813"/></text:h>
      <text:p text:style-name="Text_20_body">You can use tracepoint step to handle it. For example: </text:p>
      <text:p text:style-name="Quotations">#Find out which instrunction that it is called. </text:p>
      <text:p text:style-name="Quotations">(gdb) disassemble /rm vfs_read </text:p>
      <text:p text:style-name="Quotations">379 <text:s text:c="28"/>ret = file-&gt;f_op-&gt;read(file, buf, count, pos); </text:p>
      <text:p text:style-name="Quotations"><text:s text:c="3"/>0xffffffff81173ba5 &lt;+181&gt;: <text:s text:c="2"/>48 89 da <text:s text:c="7"/>mov <text:s text:c="3"/>%rbx,%rdx </text:p>
      <text:p text:style-name="Quotations"><text:s text:c="3"/>0xffffffff81173ba8 &lt;+184&gt;: <text:s text:c="2"/>4c 89 e9 <text:s text:c="7"/>mov <text:s text:c="3"/>%r13,%rcx </text:p>
      <text:p text:style-name="Quotations"><text:s text:c="3"/>0xffffffff81173bab &lt;+187&gt;: <text:s text:c="2"/>4c 89 e6 <text:s text:c="7"/>mov <text:s text:c="3"/>%r12,%rsi </text:p>
      <text:p text:style-name="Quotations"><text:s text:c="3"/>0xffffffff81173bae &lt;+190&gt;: <text:s text:c="2"/>4c 89 f7 <text:s text:c="7"/>mov <text:s text:c="3"/>%r14,%rdi </text:p>
      <text:p text:style-name="Quotations"><text:s text:c="3"/>0xffffffff81173bb1 &lt;+193&gt;: <text:s text:c="2"/>ff d0 <text:s text:c="2"/>callq <text:s/>*%rax </text:p>
      <text:p text:style-name="Quotations"><text:s text:c="3"/>0xffffffff81173bb3 &lt;+195&gt;: <text:s text:c="2"/>48 89 c3 <text:s text:c="7"/>mov <text:s text:c="3"/>%rax,%rbx </text:p>
      <text:p text:style-name="Quotations">(gdb) trace *0xffffffff81173bb1 </text:p>
      <text:p text:style-name="Quotations">Tracepoint 1 at 0xffffffff81173bb1: file /home/teawater/kernel/linux/fs/read_write.c, line 379. </text:p>
      <text:p text:style-name="Quotations">(gdb) actions </text:p>
      <text:p text:style-name="Quotations">Enter actions for tracepoint 1, one per line. </text:p>
      <text:p text:style-name="Quotations">End with a line saying just "end". </text:p>
      <text:p text:style-name="Quotations">&gt;while-stepping 1 </text:p>
      <text:p text:style-name="Quotations"><text:s/>&gt;collect $reg </text:p>
      <text:p text:style-name="Quotations"><text:s/>&gt;end </text:p>
      <text:p text:style-name="Quotations">&gt;end </text:p>
      <text:p text:style-name="Quotations">(gdb) tstart </text:p>
      <text:p text:style-name="Quotations">(gdb) tstop </text:p>
      <text:p text:style-name="Quotations">(gdb) tfind </text:p>
      <text:p text:style-name="Quotations">#0 <text:s/>tty_read (file=0xffff88006ca74900, buf=0xb6b7dc &lt;Address 0xb6b7dc out of bounds&gt;, count=8176, </text:p>
      <text:p text:style-name="Quotations"><text:s text:c="4"/>ppos=0xffff88006e197f48) at /home/teawater/kernel/linux/drivers/tty/tty_io.c:960 </text:p>
      <text:p text:style-name="Quotations">960 <text:s text:c="4"/>{ </text:p>
      <text:p text:style-name="Quotations">#Then you know file-&gt;f_op-&gt;read point to tty_read. </text:p>
      <text:p text:style-name="Text_20_body">Please <text:span text:style-name="T4">note</text:span> that while-stepping will make tracepoint cannot use kprobes-optimization. </text:p>
      <text:p text:style-name="Text_20_body"/>
      <text:h text:style-name="P14" text:outline-level="2"><text:bookmark-start text:name="__RefHeading__9345_907387813"/>/sys/kernel/debug/gtpframe and offline debug<text:bookmark-end text:name="__RefHeading__9345_907387813"/></text:h>
      <text:p text:style-name="Text_20_body">/sys/kernel/debug/gtpframe supplies trace frame in tfile format (GDB can parse it) when KGTP is stop.</text:p>
      <text:p text:style-name="Text_20_body"/>
      <text:p text:style-name="Text_20_body">In the PC that can run the GDB: </text:p>
      <text:p text:style-name="Text_20_body">Change the "target remote XXXX" to </text:p>
      <text:p text:style-name="Quotations">(gdb) target remote | perl ./getgtprsp.pl</text:p>
      <text:p text:style-name="P17"/>
      <text:p text:style-name="Text_20_body">After that, set tracepoint and start it as usual: </text:p>
      <text:p text:style-name="Quotations">(gdb) trace vfs_readdir </text:p>
      <text:p text:style-name="Quotations">Tracepoint 1 at 0xffffffff8114f3c0: file /home/teawater/kernel/linux-2.6/fs/readdir.c, line 24. </text:p>
      <text:p text:style-name="Quotations">(gdb) actions </text:p>
      <text:p text:style-name="Quotations">Enter actions for tracepoint 1, one per line. </text:p>
      <text:p text:style-name="Quotations">End with a line saying just "end". </text:p>
      <text:p text:style-name="Quotations">#If your GDB support tracepoint "printf" (see "Howto use tracepoint printf"), use it to show the value directly is better. </text:p>
      <text:p text:style-name="Quotations">&gt;collect $reg </text:p>
      <text:p text:style-name="Quotations">&gt;end </text:p>
      <text:p text:style-name="Quotations">(gdb) tstart </text:p>
      <text:p text:style-name="Quotations">(gdb) stop </text:p>
      <text:p text:style-name="Quotations">(gdb) quit</text:p>
      <text:p text:style-name="Text_20_body">Then you can find files gtpstart and gtpstop in current directory. Copy it to the machine that you want to debug. </text:p>
      <text:p text:style-name="Text_20_body"/>
      <text:p text:style-name="Text_20_body">In the debugged machine, copy the program "putgtprsp" and "gtp.ko" in the KGTP directory to this machine first. After insmod the gtp.ko: </text:p>
      <text:p text:style-name="Text_20_body">Start the tracepoint: </text:p>
      <text:p text:style-name="Quotations">./putgtprsp ./gtpstart</text:p>
      <text:p text:style-name="P17"/>
      <text:p text:style-name="Text_20_body">Stop the tracepoint: </text:p>
      <text:p text:style-name="Quotations">./putgtprsp ./gtpstop</text:p>
      <text:p text:style-name="Text_20_body"><text:s/></text:p>
      <text:p text:style-name="Text_20_body">You can let Linux Kernel show the value directly, please see HOWTO#Howto_let_tracepoint_output_value_directly. </text:p>
      <text:p text:style-name="Text_20_body"/>
      <text:p text:style-name="Text_20_body">If you want to save the value to the trace frame and parse later, you can use file "/sys/kernel/debug/gtpframe" that has the trace frame. Copy it to the PC <text:soft-page-break/>that has GDB. </text:p>
      <text:p text:style-name="Text_20_body">Please <text:span text:style-name="T4">note</text:span> that some "cp" cannot handle it very well, please use "cat /sys/kernel/debug/gtpframe &gt; ./gtpframe" to copy it. </text:p>
      <text:p text:style-name="Text_20_body">In the PC that can run the GDB: </text:p>
      <text:p text:style-name="Quotations">(gdb) target tfile ./gtpframe </text:p>
      <text:p text:style-name="Quotations">Tracepoint 1 at 0xffffffff8114f3dc: file /home/teawater/kernel/linux-2.6/fs/readdir.c, line 24. </text:p>
      <text:p text:style-name="Quotations">Created tracepoint 1 for target's tracepoint 1 at 0xffffffff8114f3c0. </text:p>
      <text:p text:style-name="Quotations">(gdb) tfind </text:p>
      <text:p text:style-name="Quotations">Found trace frame 0, tracepoint 1 </text:p>
      <text:p text:style-name="Quotations">#0 <text:s/>vfs_readdir (file=0xffff880036e8f300, filler=0xffffffff8114f240 &lt;filldir&gt;, buf=0xffff880001e5bf38) </text:p>
      <text:p text:style-name="Quotations"><text:s text:c="4"/>at /home/teawater/kernel/linux-2.6/fs/readdir.c:24 </text:p>
      <text:p text:style-name="Quotations">24 <text:s text:c="5"/>{</text:p>
      <text:p text:style-name="P17"/>
      <text:p text:style-name="Text_20_body">Please <text:span text:style-name="T4">note</text:span> that if you want connect KGTP from GDB in remote machine after use offline debug, you need "rmmod gtp" and "insmod gtp.ko" before call "nc". </text:p>
      <text:p text:style-name="Text_20_body"/>
      <text:h text:style-name="P14" text:outline-level="2"><text:bookmark-start text:name="__RefHeading__9347_907387813"/>How to use /sys/kernel/debug/gtpframe_pipe <text:bookmark-end text:name="__RefHeading__9347_907387813"/></text:h>
      <text:p text:style-name="Text_20_body">This interface supplies same format trace frame with "gtpframe". But it can work when KGTP is running. After data is read, it will auto deleted from trace frame like "trace_pipe" of ftrace. </text:p>
      <text:p text:style-name="Text_20_body"/>
      <text:h text:style-name="P13" text:outline-level="3"><text:bookmark-start text:name="__RefHeading__9349_907387813"/>Get the frame info with GDB <text:bookmark-end text:name="__RefHeading__9349_907387813"/></text:h>
      <text:p text:style-name="Quotations">#connect to the interface </text:p>
      <text:p text:style-name="Quotations">(gdb) target tfile /sys/kernel/debug/gtpframe_pipe </text:p>
      <text:p text:style-name="Quotations">#Get one trace frame entry </text:p>
      <text:p text:style-name="Quotations">(gdb) tfind 0 </text:p>
      <text:p text:style-name="Quotations">Found trace frame 0, tracepoint 1 </text:p>
      <text:p text:style-name="Quotations">#Get the next one </text:p>
      <text:p text:style-name="Quotations">(gdb) tfind </text:p>
      <text:p text:style-name="Quotations">Target failed to find requested trace frame. </text:p>
      <text:p text:style-name="Quotations">(gdb) tfind 0 </text:p>
      <text:p text:style-name="Quotations">Found trace frame 0, tracepoint 1 </text:p>
      <text:p text:style-name="Text_20_body">This way is better to work with python to parse Kernel. add-ons/hotcode.py is an example of python script. </text:p>
      <text:p text:style-name="Text_20_body"/>
      <text:h text:style-name="P13" text:outline-level="3"><text:bookmark-start text:name="__RefHeading__9351_907387813"/>Get the frame info with cat <text:bookmark-end text:name="__RefHeading__9351_907387813"/></text:h>
      <text:p text:style-name="Quotations">sudo cat /sys/kernel/debug/gtpframe_pipe &gt; g </text:p>
      <text:p text:style-name="Text_20_body">Then all the trace frame will be saved in file "g". </text:p>
      <text:p text:style-name="Text_20_body"/>
      <text:h text:style-name="P13" text:outline-level="3"><text:bookmark-start text:name="__RefHeading__9353_907387813"/>Get the frame info with getframe <text:bookmark-end text:name="__RefHeading__9353_907387813"/></text:h>
      <text:p text:style-name="Text_20_body">KGTP package include a program "getframe" can help you save the trace frame to files. </text:p>
      <text:p text:style-name="Text_20_body">Following part is the help of it: </text:p>
      <text:p text:style-name="Quotations">getframe -h </text:p>
      <text:p text:style-name="Quotations">Get the trace frame of KGTP and save them in current </text:p>
      <text:p text:style-name="Quotations">directory with tfile format. </text:p>
      <text:p text:style-name="Quotations">Usage: ./getframe [option] </text:p>
      <text:p text:style-name="Quotations"/>
      <text:p text:style-name="Quotations"><text:s text:c="2"/>-g n <text:s text:c="3"/>Set the minimum free size limit to n G. </text:p>
      <text:p text:style-name="Quotations"><text:s text:c="10"/>When free size of current disk is smaller than n G, </text:p>
      <text:p text:style-name="Quotations"><text:s text:c="10"/>./getframe will exit (-q) or wait some seconds (-w). </text:p>
      <text:p text:style-name="Quotations"><text:s text:c="10"/>The default value of it is 2 G. </text:p>
      <text:p text:style-name="Quotations"/>
      <text:p text:style-name="Quotations"><text:s text:c="2"/>-q <text:s text:c="5"/>Quit when current disk is smaller than </text:p>
      <text:p text:style-name="Quotations"><text:s text:c="10"/>minimum free size limit (-g). </text:p>
      <text:p text:style-name="Quotations"/>
      <text:p text:style-name="Quotations"><text:s text:c="2"/>-w n <text:s text:c="3"/>Wait n seconds when current disk is smaller </text:p>
      <text:p text:style-name="Quotations"><text:s text:c="10"/>than minimum free size limit (-g). </text:p>
      <text:p text:style-name="Quotations"/>
      <text:p text:style-name="Quotations"><text:s text:c="2"/>-e n <text:s text:c="3"/>Set the entry number of each tfile to n. </text:p>
      <text:p text:style-name="Quotations"><text:s text:c="10"/>The default value of it is 1000. </text:p>
      <text:p text:style-name="Quotations"/>
      <text:p text:style-name="Quotations"><text:s text:c="2"/>-h <text:s text:c="5"/>Display this information. </text:p>
      <text:p text:style-name="Text_20_body"/>
      <text:h text:style-name="P13" text:outline-level="3"><text:bookmark-start text:name="__RefHeading__9355_907387813"/>Use $pipe_trace<text:bookmark-end text:name="__RefHeading__9355_907387813"/></text:h>
      <text:p text:style-name="Text_20_body">For the lock safe, KGTP will ignore the task that read the /sys/kernel/debug/gtpframe_pipe in default. </text:p>
      <text:p text:style-name="Text_20_body">If you really need trace this task, and be sure that is safe. You can use following command before call "tstart": </text:p>
      <text:p text:style-name="Quotations">(gdb) tvariable $pipe_trace=1</text:p>
      <text:p text:style-name="Text_20_body">Then KGTP will not ignore the task that read /sys/kernel/debug/gtpframe_pipe. </text:p>
      <text:p text:style-name="Text_20_body"/>
      <text:h text:style-name="P14" text:outline-level="2"><text:bookmark-start text:name="__RefHeading__9357_907387813"/>Use KGTP with user space program <text:bookmark-end text:name="__RefHeading__9357_907387813"/></text:h>
      <text:h text:style-name="Heading_20_3" text:outline-level="3"><text:bookmark-start text:name="__RefHeading__9359_907387813"/>Read memory of user space program directly <text:bookmark-end text:name="__RefHeading__9359_907387813"/></text:h>
      <text:p text:style-name="Text_20_body">KGTP can read memory directly without stop this user space program. Please goto HOWTO#the_memory_of_the_user_space_program get how to do it. </text:p>
      <text:p text:style-name="Text_20_body"><text:s/></text:p>
      <text:h text:style-name="P13" text:outline-level="3"><text:bookmark-start text:name="__RefHeading__9361_907387813"/>collect stack (for backtrace) of user space program in tracepoint <text:bookmark-end text:name="__RefHeading__9361_907387813"/></text:h>
      <text:p text:style-name="Text_20_body"><text:span text:style-name="T4">$current</text:span> is a special trace state variable that if the action of an tracepoint access it, this tracepint will access the values of the registers and the memory of current task instead of Linux kernel. </text:p>
      <text:p text:style-name="Text_20_body">In general, the tracepoint will get the registers value of current task from <text:span text:style-name="T4">task_pt_regs</text:span>. Then collect <text:span text:style-name="T4">$current</text:span> in tracepoint actions will let this tracepoint access values of current task. For example: </text:p>
      <text:p text:style-name="Quotations">(gdb) actions </text:p>
      <text:p text:style-name="Quotations">Enter actions for tracepoint 1, one per line. </text:p>
      <text:p text:style-name="Quotations">End with a line saying just "end". </text:p>
      <text:p text:style-name="Quotations">&gt;collect $current </text:p>
      <text:p text:style-name="Quotations">&gt;collect $bt </text:p>
      <text:p text:style-name="Quotations">&gt;end</text:p>
      <text:p text:style-name="P17"/>
      <text:p text:style-name="Text_20_body">In addition, for some special function that its arguments include the pointer to the registers(for example: do_IRQ function of X86), tracepoint need get the registers from the arguments of fuction. Then set the pointer to $current will let this tracepoint get it. For example: </text:p>
      <text:p text:style-name="Quotations">(gdb) actions </text:p>
      <text:p text:style-name="Quotations">Enter actions for tracepoint 1, one per line. </text:p>
      <text:p text:style-name="Quotations">End with a line saying just "end". </text:p>
      <text:p text:style-name="Quotations">&gt;teval $current=(uint64_t)regs </text:p>
      <text:p text:style-name="Quotations">&gt;collect $bt </text:p>
      <text:p text:style-name="Quotations">&gt;end </text:p>
      <text:p text:style-name="Text_20_body"><text:span text:style-name="T4"/></text:p>
      <text:p text:style-name="Text_20_body"><text:span text:style-name="T4">$current_task_user</text:span> is a special trace state variable that it is value will be true when current task is in user mode. </text:p>
      <text:p text:style-name="Text_20_body">With these two trace state variables, you can use KGTP collect the stack(backtrace) of current task. </text:p>
      <text:p text:style-name="Text_20_body">Following example show how we do backtrace(stack dump) from user space to Linux kernel: </text:p>
      <text:p text:style-name="Quotations">#Connect to KGTP(same with prev section) </text:p>
      <text:p text:style-name="Quotations">(gdb) target extended-remote /sys/kernel/debug/gtp </text:p>
      <text:p text:style-name="Quotations">#Setup an tracepoint that collect the user space stack of task 18776. </text:p>
      <text:p text:style-name="Quotations">(gdb) trace vfs_read </text:p>
      <text:p text:style-name="Quotations">Tracepoint 1 at 0xffffffff8117a3d0: file /home/teawater/kernel/linux/fs/read_write.c, line 365. </text:p>
      <text:p text:style-name="Quotations">(gdb) condition 1 ($current_task_user &amp;&amp; $current_task_pid == 18776) </text:p>
      <text:p text:style-name="Quotations">(gdb) actions </text:p>
      <text:p text:style-name="Quotations">Enter actions for tracepoint 1, one per line. </text:p>
      <text:p text:style-name="Quotations"><text:soft-page-break/>End with a line saying just "end". </text:p>
      <text:p text:style-name="Quotations">&gt;collect $current </text:p>
      <text:p text:style-name="Quotations">&gt;collect $bt </text:p>
      <text:p text:style-name="Quotations">&gt;end </text:p>
      <text:p text:style-name="Quotations">#Setup a tracepoint that collect kernel space stack of task 18776. </text:p>
      <text:p text:style-name="Quotations">(gdb) trace vfs_read </text:p>
      <text:p text:style-name="Quotations">Note: breakpoint 1 also set at pc 0xffffffff8117a3d0. </text:p>
      <text:p text:style-name="Quotations">Tracepoint 2 at 0xffffffff8117a3d0: file /home/teawater/kernel/linux/fs/read_write.c, line 365. </text:p>
      <text:p text:style-name="Quotations">(gdb) condition 2 ($current_task_user &amp;&amp; $current_task_pid == 18776) </text:p>
      <text:p text:style-name="Quotations">(gdb) actions </text:p>
      <text:p text:style-name="Quotations">Enter actions for tracepoint 2, one per line. </text:p>
      <text:p text:style-name="Quotations">End with a line saying just "end". </text:p>
      <text:p text:style-name="Quotations">&gt;collect $bt </text:p>
      <text:p text:style-name="Quotations">&gt;end </text:p>
      <text:p text:style-name="Quotations">(gdb) tstart </text:p>
      <text:p text:style-name="Quotations">(gdb) tstop </text:p>
      <text:p text:style-name="Quotations">#Following part is same with prev section, add a new inferior to parse info of the user space program. </text:p>
      <text:p text:style-name="Quotations">(gdb) add-inferior </text:p>
      <text:p text:style-name="Quotations">Added inferior 2 </text:p>
      <text:p text:style-name="Quotations">(gdb) inferior 2 </text:p>
      <text:p text:style-name="Quotations">[Switching to inferior 2 [&lt;null&gt;] (&lt;noexec&gt;)] </text:p>
      <text:p text:style-name="Quotations">(gdb) file gdb </text:p>
      <text:p text:style-name="Quotations">Reading symbols from /usr/local/bin/gdb...done. </text:p>
      <text:p text:style-name="Quotations">(gdb) attach 18776 </text:p>
      <text:p text:style-name="Quotations">#tracepoint 1 collect the user space stack. </text:p>
      <text:p text:style-name="Quotations">(gdb) tfind </text:p>
      <text:p text:style-name="Quotations">Found trace frame 0, tracepoint 1 </text:p>
      <text:p text:style-name="Quotations">#0 <text:s/>0x00007f77331d7d0f in __read_nocancel () from /lib/x86_64-linux-gnu/libpthread.so.0 </text:p>
      <text:p text:style-name="Quotations">#This is the user space backtrace of task 18776. </text:p>
      <text:p text:style-name="Quotations">(gdb) bt </text:p>
      <text:p text:style-name="Quotations">#0 <text:s/>0x00007f77331d7d0f in __read_nocancel () from /lib/x86_64-linux-gnu/libpthread.so.0 </text:p>
      <text:p text:style-name="Quotations">#1 <text:s/>0x000000000078e145 in rl_callback_read_char () at ../../src/readline/callback.c:201 </text:p>
      <text:p text:style-name="Quotations">#2 <text:s/>0x000000000069de79 in rl_callback_read_char_wrapper (client_data=&lt;optimized out&gt;) at ../../src/gdb/event-top.c:169 </text:p>
      <text:p text:style-name="Quotations">#3 <text:s/>0x000000000069ccf8 in process_event () at ../../src/gdb/event-loop.c:401 </text:p>
      <text:p text:style-name="Quotations">#4 <text:s/>process_event () at ../../src/gdb/event-loop.c:351 </text:p>
      <text:p text:style-name="Quotations">#5 <text:s/>0x000000000069d448 in gdb_do_one_event () at ../../src/gdb/event-loop.c:465 </text:p>
      <text:p text:style-name="Quotations">#6 <text:s/>0x000000000069d5d5 in start_event_loop () at ../../src/gdb/event-loop.c:490 </text:p>
      <text:p text:style-name="Quotations">#7 <text:s/>0x0000000000697083 in captured_command_loop <text:soft-page-break/>(data=&lt;optimized out&gt;) at ../../src/gdb/main.c:226 </text:p>
      <text:p text:style-name="Quotations">#8 <text:s/>0x0000000000695d8b in catch_errors (func=0x697070 &lt;captured_command_loop&gt;, func_args=0x0, errstring=0x14df99e "", </text:p>
      <text:p text:style-name="Quotations"><text:s text:c="4"/>mask=6) at ../../src/gdb/exceptions.c:546 </text:p>
      <text:p text:style-name="Quotations">#9 <text:s/>0x00000000006979e6 in captured_main (data=&lt;optimized out&gt;) at ../../src/gdb/main.c:1001 </text:p>
      <text:p text:style-name="Quotations">#10 0x0000000000695d8b in catch_errors (func=0x697360 &lt;captured_main&gt;, </text:p>
      <text:p text:style-name="Quotations"><text:s text:c="4"/>func@entry=&lt;error reading variable: PC not available&gt;, func_args=0x7fff08afd5b0, </text:p>
      <text:p text:style-name="Quotations"><text:s text:c="4"/>func_args@entry=&lt;error reading variable: PC not available&gt;, errstring=&lt;unavailable&gt;, </text:p>
      <text:p text:style-name="Quotations"><text:s text:c="4"/>errstring@entry=&lt;error reading variable: PC not available&gt;, mask=&lt;unavailable&gt;, </text:p>
      <text:p text:style-name="Quotations"><text:s text:c="4"/>mask@entry=&lt;error reading variable: PC not available&gt;) at ../../src/gdb/exceptions.c:546 </text:p>
      <text:p text:style-name="Quotations">#11 &lt;unavailable&gt; in ?? () </text:p>
      <text:p text:style-name="Quotations">Backtrace stopped: not enough registers or memory available to unwind further </text:p>
      <text:p text:style-name="Quotations">#The tracepoint 2 collect the kernel space stack. <text:s/>So swith to inferior 1 that load the kernel debug info. </text:p>
      <text:p text:style-name="Quotations">(gdb) tfind </text:p>
      <text:p text:style-name="Quotations">Found trace frame 1, tracepoint 2 </text:p>
      <text:p text:style-name="Quotations">#0 <text:s/>0xffffffff8117a3d0 in ?? () </text:p>
      <text:p text:style-name="Quotations">(gdb) inferior 1 </text:p>
      <text:p text:style-name="Quotations">[Switching to inferior 1 [Remote target] (/home/teawater/kernel/b/vmlinux)] </text:p>
      <text:p text:style-name="Quotations">[Switching to thread 1 (Remote target)] </text:p>
      <text:p text:style-name="Quotations">#0 <text:s/>vfs_read (file=0xffff88021a559500, buf=0x7fff08afd31f &lt;Address 0x7fff08afd31f out of bounds&gt;, count=1, </text:p>
      <text:p text:style-name="Quotations"><text:s text:c="4"/>pos=0xffff8800c47e1f48) at /home/teawater/kernel/linux/fs/read_write.c:365 </text:p>
      <text:p text:style-name="Quotations">365 <text:s text:c="4"/>{ </text:p>
      <text:p text:style-name="Quotations">#This is the backtrace of kernel stack. </text:p>
      <text:p text:style-name="Quotations">(gdb) bt </text:p>
      <text:p text:style-name="Quotations">#0 <text:s/>vfs_read (file=0xffff88021a559500, buf=0x7fff08afd31f &lt;Address 0x7fff08afd31f out of bounds&gt;, count=1, </text:p>
      <text:p text:style-name="Quotations"><text:s text:c="4"/>pos=0xffff8800c47e1f48) at /home/teawater/kernel/linux/fs/read_write.c:365 </text:p>
      <text:p text:style-name="Quotations">#1 <text:s/>0xffffffff8117a59a in sys_read (fd=&lt;optimized out&gt;, buf=0x7fff08afd31f &lt;Address 0x7fff08afd31f out of bounds&gt;, </text:p>
      <text:p text:style-name="Quotations"><text:s text:c="4"/>count=1) at /home/teawater/kernel/linux/fs/read_write.c:469 </text:p>
      <text:p text:style-name="Quotations">#2 <text:s/>&lt;signal handler called&gt; </text:p>
      <text:p text:style-name="Quotations">#3 <text:s/>0x00007f77331d7d10 in ?? () </text:p>
      <text:p text:style-name="Quotations">#4 <text:s/>0x0000000000000000 in ?? ()</text:p>
      <text:p text:style-name="P17"/>
      <text:h text:style-name="P13" text:outline-level="3"><text:bookmark-start text:name="__RefHeading__9363_907387813"/>How to use add-ons/hotcode.py <text:bookmark-end text:name="__RefHeading__9363_907387813"/></text:h>
      <text:p text:style-name="Text_20_body">This script can show the hottest code line in the Linux kernel or user space program through parse and record the pc address in the interrupt handler. </text:p>
      <text:p text:style-name="Text_20_body">Please goto <text:a xlink:type="simple" xlink:href="#http://code.google.com/p/kgtp/wiki/hotcode">http://code.google.com/p/kgtp/wiki/hotcode</text:a> see howto use it. </text:p>
      <text:p text:style-name="Text_20_body"/>
      <text:h text:style-name="P14" text:outline-level="2"><text:bookmark-start text:name="__RefHeading__9365_907387813"/>How to add plugin in C <text:bookmark-end text:name="__RefHeading__9365_907387813"/></text:h>
      <text:p text:style-name="Text_20_body">KGTP support plugin that write in C. The plugin will be built as LKM </text:p>
      <text:h text:style-name="Heading_20_3" text:outline-level="3"><text:bookmark-start text:name="__RefHeading__9367_907387813"/>API <text:bookmark-end text:name="__RefHeading__9367_907387813"/></text:h>
      <text:p text:style-name="Quotations">#include "gtp.h" </text:p>
      <text:p text:style-name="Text_20_body">This header file include the API that plugin need. </text:p>
      <text:p text:style-name="Text_20_body"/>
      <text:p text:style-name="Quotations">extern int gtp_plugin_mod_register(struct module *mod); </text:p>
      <text:p text:style-name="Quotations">extern int gtp_plugin_mod_unregister(struct module *mod); </text:p>
      <text:p text:style-name="Text_20_body">These two functions register and unregister the plugin module. Then when KGTP will add module usage count when it access the resource of the plugin module. </text:p>
      <text:p text:style-name="Text_20_body"/>
      <text:p text:style-name="Quotations">extern struct gtp_var *gtp_plugin_var_add(char *name, int64_t val, </text:p>
      <text:p text:style-name="Quotations"><text:s text:c="42"/>struct gtp_var_hooks *hooks); </text:p>
      <text:p text:style-name="Text_20_body">This function add special trace state variable to the KGTP. </text:p>
      <text:list xml:id="list862645094" text:style-name="L3">
        <text:list-item>
          <text:p text:style-name="P21"><text:span text:style-name="T4">name</text:span> is the name of special trace state variable. </text:p>
        </text:list-item>
        <text:list-item>
          <text:p text:style-name="P21"><text:span text:style-name="T4">val</text:span> is initialization value of special trace state variable. </text:p>
        </text:list-item>
        <text:list-item>
          <text:p text:style-name="P21"><text:span text:style-name="T4">hooks</text:span> is the function pointers. The function pointers can be set to NULL if this function doesn't support. </text:p>
        </text:list-item>
        <text:list-item>
          <text:p text:style-name="P21"><text:span text:style-name="T4">Return</text:span> the gtp_var pointer if success. Get error will return error code that IS_ERR and PTR_ERR can handle. </text:p>
        </text:list-item>
      </text:list>
      <text:p text:style-name="Text_20_body"/>
      <text:p text:style-name="Quotations">struct gtp_var_hooks { </text:p>
      <text:p text:style-name="Quotations"><text:s text:c="8"/>int <text:s text:c="4"/>(*gdb_set_val)(struct gtp_trace_s *unused, struct gtp_var *var, </text:p>
      <text:p text:style-name="Quotations"><text:s text:c="31"/>int64_t val); </text:p>
      <text:p text:style-name="Quotations"><text:s text:c="8"/>int <text:s text:c="4"/>(*gdb_get_val)(struct gtp_trace_s *unused, struct gtp_var *var, </text:p>
      <text:p text:style-name="Quotations"><text:s text:c="31"/>int64_t *val); </text:p>
      <text:p text:style-name="Quotations"><text:s text:c="8"/>int <text:s text:c="4"/>(*agent_set_val)(struct gtp_trace_s *gts, struct gtp_var *var, </text:p>
      <text:p text:style-name="Quotations"><text:s text:c="33"/>int64_t val); </text:p>
      <text:p text:style-name="Quotations"><text:s text:c="8"/>int <text:s text:c="4"/>(*agent_get_val)(struct gtp_trace_s *gts, struct gtp_var *var, </text:p>
      <text:p text:style-name="Quotations"><text:s text:c="33"/>int64_t *val); </text:p>
      <text:p text:style-name="Quotations">}; </text:p>
      <text:list xml:id="list869372368" text:style-name="L4">
        <text:list-item>
          <text:p text:style-name="P22"><text:span text:style-name="T4">gdb_set_val</text:span> will be called when GDB set the value of TSV. Please note that TSV just can be set by GDB command "tvariable $xxx=1" and the <text:soft-page-break/>value just be sent to KGTP when GDB command "tstart". </text:p>
          <text:list>
            <text:list-item>
              <text:p text:style-name="P22"><text:span text:style-name="T4">unused</text:span> is unused. Just to make this pointer can share function with agent_set_val. </text:p>
            </text:list-item>
            <text:list-item>
              <text:p text:style-name="P22"><text:span text:style-name="T4">var</text:span> is the pointer that point to the gtp_var pointer. Then function of plugin can use it to figure out which TSV is accessed when TSVs share the function. </text:p>
            </text:list-item>
            <text:list-item>
              <text:p text:style-name="P22"><text:span text:style-name="T4">val</text:span> is the value that GDB set. </text:p>
            </text:list-item>
            <text:list-item>
              <text:p text:style-name="P22"><text:span text:style-name="T4">Return</text:span> return -1 if error. return 0 if success. </text:p>
            </text:list-item>
          </text:list>
        </text:list-item>
        <text:list-item>
          <text:p text:style-name="P22"><text:span text:style-name="T4">gdb_get_val</text:span> will be called when GDB get the value of TSV. Please note that TSV get is different with TSV set. It can be gotten from KGTP anytime. And get its value just like get the value of GDB internal value. For example: "p $xxx". </text:p>
          <text:list>
            <text:list-item>
              <text:p text:style-name="P22"><text:span text:style-name="T4">unused</text:span> is same with gdb_set_val. </text:p>
            </text:list-item>
            <text:list-item>
              <text:p text:style-name="P22"><text:span text:style-name="T4">var</text:span> is same with gdb_set_val. </text:p>
            </text:list-item>
            <text:list-item>
              <text:p text:style-name="P22"><text:span text:style-name="T4">val</text:span> is the pointer that use to return value. </text:p>
            </text:list-item>
            <text:list-item>
              <text:p text:style-name="P22"><text:span text:style-name="T4">Return</text:span> is same with gdb_set_val. </text:p>
            </text:list-item>
          </text:list>
        </text:list-item>
        <text:list-item>
          <text:p text:style-name="P22"><text:span text:style-name="T4">agent_set_val</text:span> will be called when tracepoint action(HOWTO#teval_expr1,_expr2,_...) set the value of TSV. </text:p>
          <text:list>
            <text:list-item>
              <text:p text:style-name="P22"><text:span text:style-name="T4">gts</text:span> is pointer to the tracepoint session struct. </text:p>
            </text:list-item>
            <text:list-item>
              <text:p text:style-name="P22"><text:span text:style-name="T4">var</text:span> is same with gdb_set_val. </text:p>
            </text:list-item>
            <text:list-item>
              <text:p text:style-name="P22"><text:span text:style-name="T4">val</text:span> is the value the action set. </text:p>
            </text:list-item>
            <text:list-item>
              <text:p text:style-name="P22"><text:span text:style-name="T4">Return</text:span> is same with gdb_set_val. </text:p>
            </text:list-item>
          </text:list>
        </text:list-item>
        <text:list-item>
          <text:p text:style-name="P22"><text:span text:style-name="T4">agent_get_val</text:span> will be called when tracepoint action(HOWTO#collect_expr1,_expr2,_... or HOWTO#teval_expr1,_expr2,_...) get the value of TSV. </text:p>
          <text:list>
            <text:list-item>
              <text:p text:style-name="P22"><text:span text:style-name="T4">gts</text:span> is same with agent_set_val. </text:p>
            </text:list-item>
            <text:list-item>
              <text:p text:style-name="P22"><text:span text:style-name="T4">var</text:span> is same with gdb_set_val. </text:p>
            </text:list-item>
            <text:list-item>
              <text:p text:style-name="P22"><text:span text:style-name="T4">val</text:span> is same with gdb_get_val. </text:p>
            </text:list-item>
            <text:list-item>
              <text:p text:style-name="P22"><text:span text:style-name="T4">Return</text:span> is same with gdb_set_val. </text:p>
            </text:list-item>
          </text:list>
        </text:list-item>
      </text:list>
      <text:p text:style-name="Text_20_body"/>
      <text:p text:style-name="Quotations">extern int gtp_plugin_var_del(struct gtp_var *var); </text:p>
      <text:p text:style-name="Text_20_body">When rmmod the plugin module, use this function remove the TSV that gtp_plugin_var_add add. </text:p>
      <text:p text:style-name="Text_20_body"/>
      <text:h text:style-name="P13" text:outline-level="3"><text:bookmark-start text:name="__RefHeading__9369_907387813"/>Example <text:bookmark-end text:name="__RefHeading__9369_907387813"/></text:h>
      <text:p text:style-name="Text_20_body">plugin_example.c that in the KGTP directory is the example for KGTP plugin. You can use "make P=1" build it. It add 4 TSV to KGTP. </text:p>
      <text:list xml:id="list1259116363" text:style-name="L5">
        <text:list-item>
          <text:p text:style-name="P23"><text:span text:style-name="T4">$test1</text:span> support nothing. </text:p>
        </text:list-item>
        <text:list-item>
          <text:p text:style-name="P23"><text:span text:style-name="T4">$test2</text:span> support be get and set by GDB or tracepoint action. </text:p>
        </text:list-item>
        <text:list-item>
          <text:p text:style-name="P23"><text:span text:style-name="T4">$test3</text:span> just support tracepoint action set. When set a value to it, it will look up a kernel symbol of this value and print it. For example "teval $test3=(int64_t)$rip". </text:p>
        </text:list-item>
        <text:list-item>
          <text:p text:style-name="P23"><text:span text:style-name="T4">$test4</text:span> just support tracepoint action set. When set a value to it, it will look up a kernel symbol of current tracepoint address and print it. </text:p>
        </text:list-item>
      </text:list>
      <text:p text:style-name="Text_20_body"/>
      <text:h text:style-name="P13" text:outline-level="3"><text:bookmark-start text:name="__RefHeading__9371_907387813"/>How to use<text:bookmark-end text:name="__RefHeading__9371_907387813"/></text:h>
      <text:list xml:id="list951242542" text:style-name="L6">
        <text:list-item>
          <text:p text:style-name="P24">insmod KGTP module according to HOWTO#Exec_it. </text:p>
        </text:list-item>
        <text:list-item>
          <text:p text:style-name="P24">insmod plugin_example.ko </text:p>
        </text:list-item>
        <text:list-item>
          <text:p text:style-name="P24">Use GDB connect to KGTP and use it. </text:p>
        </text:list-item>
        <text:list-item>
          <text:p text:style-name="P24">Disconnect GDB. If option in HOWTO#Do_not_stop_tracepoint_when_the_GDB_disconnects set to on, set it to off. </text:p>
        </text:list-item>
        <text:list-item>
          <text:p text:style-name="P24">rmmod plugin_example.ko </text:p>
        </text:list-item>
      </text:list>
      <text:p text:style-name="Text_20_body">Please <text:span text:style-name="T4">note</text:span> that KGTP support add more than one plugin. </text:p>
      <text:p text:style-name="Text_20_body"/>
      <text:h text:style-name="P14" text:outline-level="2"><text:bookmark-start text:name="__RefHeading__9373_907387813"/>How to use performance counters <text:bookmark-end text:name="__RefHeading__9373_907387813"/></text:h>
      <text:p text:style-name="Text_20_body">Performance counters are special hardware registers available on most modern CPUs. These registers count the number of certain types of hw events: such as instructions executed, cachemisses suffered, or branches mis-predicted - without slowing down the kernel or applications. These registers can also trigger interrupts when a threshold number of events have passed - and can thus be used to profile the code that runs on that CPU. </text:p>
      <text:p text:style-name="Text_20_body">The Linux Performance Counter subsystem called perf event can get the value of performance counter. You can access it through KGTP perf event trace state variables. </text:p>
      <text:p text:style-name="Text_20_body">Please goto read the file tools/perf/design.txt in Linux Kernel to get more info about perf event. </text:p>
      <text:p text:style-name="Text_20_body"/>
      <text:h text:style-name="P13" text:outline-level="3"><text:bookmark-start text:name="__RefHeading__9375_907387813"/>Define a perf event trace state variable <text:bookmark-end text:name="__RefHeading__9375_907387813"/></text:h>
      <text:p text:style-name="Text_20_body">Access an performance counter need define following trace state variable: </text:p>
      <text:p text:style-name="Quotations">"pe_cpu_"+tv_name <text:s text:c="6"/>Define the the CPU id of the performance counter. </text:p>
      <text:p text:style-name="Quotations">"pe_type_"+tv_name <text:s text:c="5"/>Define the the type of the performance counter. </text:p>
      <text:p text:style-name="Quotations">"pe_config_"+tv_name <text:s text:c="3"/>Define the the config of the performance counter. </text:p>
      <text:p text:style-name="Quotations">"pe_en_"+tv_name <text:s text:c="7"/>This the switch to enable or disable the performance counter. </text:p>
      <text:p text:style-name="Quotations"><text:s text:c="24"/>The performance counter is disable in default. </text:p>
      <text:p text:style-name="Quotations">"pe_val_"+tv_name <text:s text:c="6"/>Access this variable can get the value of the performance counter.</text:p>
      <text:p text:style-name="Text_20_body"/>
      <text:h text:style-name="P13" text:outline-level="3"><text:bookmark-start text:name="__RefHeading__9377_907387813"/>Define a per_cpu perf event trace state variable <text:bookmark-end text:name="__RefHeading__9377_907387813"/></text:h>
      <text:p text:style-name="Text_20_body">Define a per_cpu perf event trace state variable is same with define HOWTO#Per_cpu_trace_state_variables. </text:p>
      <text:p text:style-name="Quotations">"p_pe_"+perf_event type+string+CPU_id </text:p>
      <text:p text:style-name="Text_20_body">Please <text:span text:style-name="T4">note</text:span> that if you define a per_cpu perf event trace state variable, you will not need define the cpu id("pe_cpu") because KGTP already get it. </text:p>
      <text:p text:style-name="Text_20_body"/>
      <text:h text:style-name="P13" text:outline-level="3"><text:bookmark-start text:name="__RefHeading__9379_907387813"/>The perf event type and config <text:bookmark-end text:name="__RefHeading__9379_907387813"/></text:h>
      <text:p text:style-name="Text_20_body">The type of perf event can be: </text:p>
      <text:p text:style-name="Quotations">0 <text:s text:c="6"/>PERF_TYPE_HARDWARE </text:p>
      <text:p text:style-name="Quotations">1 <text:s text:c="6"/>PERF_TYPE_SOFTWARE </text:p>
      <text:p text:style-name="Quotations">2 <text:s text:c="6"/>PERF_TYPE_TRACEPOINT </text:p>
      <text:p text:style-name="Quotations">3 <text:s text:c="6"/>PERF_TYPE_HW_CACHE </text:p>
      <text:p text:style-name="Quotations">4 <text:s text:c="6"/>PERF_TYPE_RAW </text:p>
      <text:p text:style-name="Quotations">5 <text:s text:c="6"/>PERF_TYPE_BREAKPOINT </text:p>
      <text:p text:style-name="Text_20_body"/>
      <text:p text:style-name="Text_20_body">If the type is 0(PERF_TYPE_HARDWARE), the config can be: </text:p>
      <text:p text:style-name="Quotations">0 <text:s text:c="6"/>PERF_COUNT_HW_CPU_CYCLES </text:p>
      <text:p text:style-name="Quotations">1 <text:s text:c="6"/>PERF_COUNT_HW_INSTRUCTIONS </text:p>
      <text:p text:style-name="Quotations">2 <text:s text:c="6"/>PERF_COUNT_HW_CACHE_REFERENCES </text:p>
      <text:p text:style-name="Quotations">3 <text:s text:c="6"/>PERF_COUNT_HW_CACHE_MISSES </text:p>
      <text:p text:style-name="Quotations">4 <text:s text:c="6"/>PERF_COUNT_HW_BRANCH_INSTRUCTIONS </text:p>
      <text:p text:style-name="Quotations">5 <text:s text:c="6"/>PERF_COUNT_HW_BRANCH_MISSES </text:p>
      <text:p text:style-name="Quotations">6 <text:s text:c="6"/>PERF_COUNT_HW_BUS_CYCLES </text:p>
      <text:p text:style-name="Quotations">7 <text:s text:c="6"/>PERF_COUNT_HW_STALLED_CYCLES_FRONTEND </text:p>
      <text:p text:style-name="Quotations">8 <text:s text:c="6"/>PERF_COUNT_HW_STALLED_CYCLES_BACKEND </text:p>
      <text:p text:style-name="Text_20_body"/>
      <text:p text:style-name="Text_20_body">If the type is 3(PERF_TYPE_HW_CACHE), the config need to divide to 3 parts: First one is cache id, it need be &lt;&lt; 0 before set to config: </text:p>
      <text:p text:style-name="Quotations">0 <text:s text:c="6"/>PERF_COUNT_HW_CACHE_L1D </text:p>
      <text:p text:style-name="Quotations">1 <text:s text:c="6"/>PERF_COUNT_HW_CACHE_L1I </text:p>
      <text:p text:style-name="Quotations">2 <text:s text:c="6"/>PERF_COUNT_HW_CACHE_LL </text:p>
      <text:p text:style-name="Quotations">3 <text:s text:c="6"/>PERF_COUNT_HW_CACHE_DTLB </text:p>
      <text:p text:style-name="Quotations">4 <text:s text:c="6"/>PERF_COUNT_HW_CACHE_ITLB </text:p>
      <text:p text:style-name="Quotations">5 <text:s text:c="6"/>PERF_COUNT_HW_CACHE_BPU</text:p>
      <text:p text:style-name="P17"/>
      <text:p text:style-name="Text_20_body">Second one is cache op id, it need be &lt;&lt; 8 before set to config: </text:p>
      <text:p text:style-name="Quotations">0 <text:s text:c="6"/>PERF_COUNT_HW_CACHE_OP_READ </text:p>
      <text:p text:style-name="Quotations">1 <text:s text:c="6"/>PERF_COUNT_HW_CACHE_OP_WRITE </text:p>
      <text:p text:style-name="Quotations">2 <text:s text:c="6"/>PERF_COUNT_HW_CACHE_OP_PREFETCH</text:p>
      <text:p text:style-name="P17"/>
      <text:p text:style-name="Text_20_body">Last one is cache op result id, it need be &lt;&lt; 16 before set to config: </text:p>
      <text:p text:style-name="Quotations">0 <text:s text:c="6"/>PERF_COUNT_HW_CACHE_RESULT_ACCESS </text:p>
      <text:p text:style-name="Quotations">1 <text:s text:c="6"/>PERF_COUNT_HW_CACHE_RESULT_MISS</text:p>
      <text:p text:style-name="P17"/>
      <text:p text:style-name="Text_20_body">If you want get the perf count of PERF_COUNT_HW_CACHE_L1I(1), PERF_COUNT_HW_CACHE_OP_WRITE(1) and PERF_COUNT_HW_CACHE_RESULT_MISS(1), you can use: </text:p>
      <text:p text:style-name="Text_20_body"/>
      <text:p text:style-name="Quotations"><text:soft-page-break/>(gdb) tvariable $pe_config_cache=1 | (1 &lt;&lt; 8) | (1 &lt;&lt; 16) </text:p>
      <text:p text:style-name="Text_20_body">tools/perf/design.txt in Linux Kernel have more info about type and config of perf event. </text:p>
      <text:p text:style-name="Text_20_body"/>
      <text:h text:style-name="P13" text:outline-level="3"><text:bookmark-start text:name="__RefHeading__9381_907387813"/>Enable and disable all the perf event in a CPU with $p_pe_en<text:bookmark-end text:name="__RefHeading__9381_907387813"/></text:h>
      <text:p text:style-name="Text_20_body">I think the best way that count a part of code with performance counters is enable all the count in the begin of the code and disable all of them in the end. You can do it with "pe_en". But if you have a lot of perf event trace state variables. That will make the tracepoint action very big. $p_pe_en is for this issue. You can enable all the perf event trace state variables in current CPU with following action: </text:p>
      <text:p text:style-name="Quotations">&gt;teval $p_pe_en=1 </text:p>
      <text:p text:style-name="P17"/>
      <text:p text:style-name="Text_20_body">Disable them with set $p_pe_en to 0. </text:p>
      <text:p text:style-name="Quotations">&gt;teval $p_pe_en=0</text:p>
      <text:p text:style-name="P17"/>
      <text:h text:style-name="P13" text:outline-level="3"><text:bookmark-start text:name="__RefHeading__9383_907387813"/>GDB scripts to help with set and get the perf event trace state variables <text:bookmark-end text:name="__RefHeading__9383_907387813"/></text:h>
      <text:p text:style-name="Text_20_body">Following is a GDB script define two commands dpe and spe to help define and show the perf event trace state variables. </text:p>
      <text:p text:style-name="Text_20_body">You can put it to the ~/.gdbinit or your tracepoint script. Then you can use this two commands in GDB directly. </text:p>
      <text:p text:style-name="Quotations">define dpe </text:p>
      <text:p text:style-name="Quotations"><text:s text:c="2"/>if ($argc &lt; 2) </text:p>
      <text:p text:style-name="Quotations"><text:s text:c="4"/>printf "Usage: dpe pe_type pe_config [enable]\n" </text:p>
      <text:p text:style-name="Quotations"><text:s text:c="2"/>end </text:p>
      <text:p text:style-name="Quotations"><text:s text:c="2"/>if ($argc &gt;= 2) </text:p>
      <text:p text:style-name="Quotations"><text:s text:c="4"/>eval "tvariable $p_pe_val_%d%d_c",$arg0, $arg1 </text:p>
      <text:p text:style-name="Quotations"><text:s text:c="4"/>eval "tvariable $p_pe_en_%d%d_c",$arg0, $arg1 </text:p>
      <text:p text:style-name="Quotations"><text:s text:c="4"/>set $tmp=0 </text:p>
      <text:p text:style-name="Quotations"><text:s text:c="4"/>while $tmp&lt;$cpu_number </text:p>
      <text:p text:style-name="Quotations"><text:s text:c="6"/>eval "tvariable $p_pe_type_%d%d_c%d=%d",$arg0, $arg1, $tmp, $arg0 </text:p>
      <text:p text:style-name="Quotations"><text:s text:c="6"/>eval "tvariable $p_pe_config_%d%d_c%d=%d",$arg0, $arg1, $tmp, $arg1 </text:p>
      <text:p text:style-name="Quotations"><text:s text:c="6"/>eval "tvariable $p_pe_val_%d%d_c%d=0",$arg0, $arg1, $tmp </text:p>
      <text:p text:style-name="Quotations"><text:s text:c="6"/>if ($argc &gt;= 3) </text:p>
      <text:p text:style-name="Quotations"><text:s text:c="8"/>eval "tvariable $p_pe_en_%d%d_c%d=%d",$arg0, $arg1, $tmp, $arg2 </text:p>
      <text:p text:style-name="Quotations"><text:s text:c="6"/>end </text:p>
      <text:p text:style-name="Quotations"><text:s text:c="6"/>set $tmp=$tmp+1 </text:p>
      <text:p text:style-name="Quotations"><text:s text:c="4"/>end </text:p>
      <text:p text:style-name="Quotations"><text:s text:c="2"/>end </text:p>
      <text:p text:style-name="Quotations">end </text:p>
      <text:p text:style-name="Quotations"/>
      <text:p text:style-name="Quotations">document dpe </text:p>
      <text:p text:style-name="Quotations">Usage: dpe pe_type pe_config [enable] </text:p>
      <text:p text:style-name="Quotations">end </text:p>
      <text:p text:style-name="Quotations"/>
      <text:p text:style-name="Quotations">define spe </text:p>
      <text:p text:style-name="Quotations"><text:s text:c="2"/>if ($argc != 2 &amp;&amp; $argc != 3) </text:p>
      <text:p text:style-name="Quotations"><text:s text:c="4"/>printf "Usage: spe pe_type pe_config [cpu_id]\n" </text:p>
      <text:p text:style-name="Quotations"><text:s text:c="2"/>end </text:p>
      <text:p text:style-name="Quotations"><text:s text:c="2"/>if ($argc == 2) </text:p>
      <text:p text:style-name="Quotations"><text:s text:c="4"/>set $tmp=0 </text:p>
      <text:p text:style-name="Quotations"><text:s text:c="4"/>while $tmp&lt;$cpu_number </text:p>
      <text:p text:style-name="Quotations"><text:s text:c="6"/>eval "printf \"$p_pe_val_%%d%%d_c%%d=%%ld\\n\",$arg0, $arg1, $tmp, $p_pe_val_%d%d_c%d", $arg0, $arg1, $tmp </text:p>
      <text:p text:style-name="Quotations"><text:s text:c="6"/>set $tmp=$tmp+1 </text:p>
      <text:p text:style-name="Quotations"><text:s text:c="4"/>end </text:p>
      <text:p text:style-name="Quotations"><text:soft-page-break/><text:s text:c="2"/>end </text:p>
      <text:p text:style-name="Quotations"><text:s text:c="2"/>if ($argc == 3) </text:p>
      <text:p text:style-name="Quotations"><text:s text:c="4"/>eval "printf \"$p_pe_val_%%d%%d_c%%d=%%ld\\n\",$arg0, $arg1, $tmp, $p_pe_val_%d%d_c%d", $arg0, $arg1, $arg2 </text:p>
      <text:p text:style-name="Quotations"><text:s text:c="2"/>end </text:p>
      <text:p text:style-name="Quotations">end </text:p>
      <text:p text:style-name="Quotations"/>
      <text:p text:style-name="Quotations">document spe </text:p>
      <text:p text:style-name="Quotations">Usage: spe pe_type pe_config [cpu_id] </text:p>
      <text:p text:style-name="Quotations">end</text:p>
      <text:p text:style-name="P17"/>
      <text:p text:style-name="Text_20_body">Following is an example to use it get the performance counters of function tcp_v4_rcv: </text:p>
      <text:p text:style-name="Quotations">#Connect to KGTP </text:p>
      <text:p text:style-name="Quotations">(gdb) target remote /sys/kernel/debug/gtp </text:p>
      <text:p text:style-name="Quotations">#Define 3 pe tvs for PERF_COUNT_HW_CPU_CYCLES, PERF_COUNT_HW_CACHE_MISSES and PERF_COUNT_HW_BRANCH_MISSES. </text:p>
      <text:p text:style-name="Quotations">(gdb) dpe 0 0 </text:p>
      <text:p text:style-name="Quotations">(gdb) dpe 0 3 </text:p>
      <text:p text:style-name="Quotations">(gdb) dpe 0 5 </text:p>
      <text:p text:style-name="Quotations">#enable the performance counters of this CPU in the begin of this function. </text:p>
      <text:p text:style-name="Quotations">(gdb) trace tcp_v4_rcv </text:p>
      <text:p text:style-name="Quotations">(gdb) action </text:p>
      <text:p text:style-name="Quotations">&gt;teval $p_pe_en=1 </text:p>
      <text:p text:style-name="Quotations">&gt;end </text:p>
      <text:p text:style-name="Quotations">#$kret make this hanler the end of function tcp_v4_rcv. </text:p>
      <text:p text:style-name="Quotations">(gdb) trace *(tcp_v4_rcv) </text:p>
      <text:p text:style-name="Quotations">(gdb) action </text:p>
      <text:p text:style-name="Quotations">&gt;teval $kret=0 </text:p>
      <text:p text:style-name="Quotations">#disable all performance counters of this CPU </text:p>
      <text:p text:style-name="Quotations">&gt;teval $p_pe_en=0 </text:p>
      <text:p text:style-name="Quotations">#Access the per cpu perf event tv will access to the current cpu pe tv. </text:p>
      <text:p text:style-name="Quotations">&gt;collect $p_pe_val_00_0 </text:p>
      <text:p text:style-name="Quotations">&gt;collect $p_pe_val_03_0 </text:p>
      <text:p text:style-name="Quotations">&gt;collect $p_pe_val_05_0 </text:p>
      <text:p text:style-name="Quotations">#Set all the pe tv to 0 </text:p>
      <text:p text:style-name="Quotations">&gt;teval $p_pe_val_00_0=0 </text:p>
      <text:p text:style-name="Quotations">&gt;teval $p_pe_val_03_0=0 </text:p>
      <text:p text:style-name="Quotations">&gt;teval $p_pe_val_05_0=0 </text:p>
      <text:p text:style-name="Quotations">&gt;end </text:p>
      <text:p text:style-name="Quotations">tstart </text:p>
      <text:p text:style-name="Quotations">#Wait some time that current pc receive some tcp package. </text:p>
      <text:p text:style-name="Quotations">(gdb) tstop </text:p>
      <text:p text:style-name="Quotations">(gdb) tfind </text:p>
      <text:p text:style-name="Quotations"><text:soft-page-break/>(gdb) spe 0 0 $cpu_id </text:p>
      <text:p text:style-name="Quotations">$p_pe_val_00_2=12676 </text:p>
      <text:p text:style-name="Quotations">(gdb) spe 0 3 $cpu_id </text:p>
      <text:p text:style-name="Quotations">$p_pe_val_03_2=7 </text:p>
      <text:p text:style-name="Quotations">(gdb) spe 0 5 $cpu_id </text:p>
      <text:p text:style-name="Quotations">$p_pe_val_05_2=9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fo:font-size="12pt" style:font-size-asian="12pt" style:font-size-complex="12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36pt" fo:font-weight="bold" style:font-size-asian="36pt"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DejaVu Serif" fo:font-size="24pt" fo:font-weight="bold" style:font-name-asian="DejaVu Sans1" style:font-size-asian="24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DejaVu Serif" fo:font-size="18pt" fo:font-weight="bold" style:font-name-asian="DejaVu Sans1" style:font-size-asian="18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class="text">
      <style:text-properties fo:font-size="15pt" fo:font-style="normal" fo:font-weight="bold" style:font-size-asian="15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85%"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Quotations" style:family="paragraph" style:parent-style-name="Standard" style:class="html" style:master-page-name="">
      <style:paragraph-properties fo:margin="100%" fo:margin-left="1cm" fo:margin-right="1cm" fo:margin-top="0cm" fo:margin-bottom="0cm" style:line-height-at-least="0cm" fo:text-indent="0cm" style:auto-text-indent="false" style:page-number="auto"/>
      <style:text-properties fo:color="#0000ff" fo:font-size="12pt" fo:font-style="italic" style:font-size-asian="12pt" style:font-style-asian="obliqu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User_20_Entry" style:display-name="User Entry" style:family="text">
      <style:text-properties style:font-name="DejaVu Sans Mono" style:font-name-asian="DejaVu Sans Mono" style:font-name-complex="DejaVu Sans Mono"/>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ubject/></text:p>
      </style:header>
      <style:footer>
        <text:p text:style-name="MP1"><text:page-number text:select-page="current">127</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awater </meta:initial-creator>
    <meta:creation-date>2013-07-10T15:57:57</meta:creation-date>
    <meta:generator>LibreOffice/3.5$Linux_X86_64 LibreOffice_project/350m1$Build-2</meta:generator>
    <dc:date>2013-08-13T01:01:49</dc:date>
    <dc:creator>teawater </dc:creator>
    <meta:editing-duration>P1DT9H18M35S</meta:editing-duration>
    <meta:editing-cycles>1009</meta:editing-cycles>
    <dc:description>https://code.google.com/p/kgtp/wiki/HOWTO
Update in 2013-06-26</dc:description>
    <dc:title>Linux Kernel GDB tracepoint module (KGTP)</dc:title>
    <meta:document-statistic meta:table-count="2" meta:image-count="0" meta:object-count="0" meta:page-count="127" meta:paragraph-count="1828" meta:word-count="14143" meta:character-count="99171" meta:non-whitespace-character-count="82122"/>
  </office:meta>
</office:document-meta>
</file>